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5.55pt" svg:height="254.92pt" svg:x="263.23pt" svg:y="13.86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4.5pt" svg:height="254.92pt" svg:x="262.2pt" svg:y="262.4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678449" calcext:value-type="float">
            <text:p>678449</text:p>
          </table:table-cell>
          <table:table-cell/>
          <table:table-cell office:value-type="float" office:value="655771" calcext:value-type="float">
            <text:p>655771</text:p>
          </table:table-cell>
        </table:table-row>
        <table:table-row table:style-name="ro1">
          <table:table-cell/>
          <table:table-cell office:value-type="float" office:value="683523" calcext:value-type="float">
            <text:p>683523</text:p>
          </table:table-cell>
          <table:table-cell/>
          <table:table-cell office:value-type="float" office:value="689895" calcext:value-type="float">
            <text:p>689895</text:p>
          </table:table-cell>
        </table:table-row>
        <table:table-row table:style-name="ro1">
          <table:table-cell/>
          <table:table-cell office:value-type="float" office:value="666235" calcext:value-type="float">
            <text:p>666235</text:p>
          </table:table-cell>
          <table:table-cell/>
          <table:table-cell office:value-type="float" office:value="829376" calcext:value-type="float">
            <text:p>829376</text:p>
          </table:table-cell>
        </table:table-row>
        <table:table-row table:style-name="ro1">
          <table:table-cell/>
          <table:table-cell office:value-type="float" office:value="752935" calcext:value-type="float">
            <text:p>752935</text:p>
          </table:table-cell>
          <table:table-cell/>
          <table:table-cell office:value-type="float" office:value="736577" calcext:value-type="float">
            <text:p>736577</text:p>
          </table:table-cell>
        </table:table-row>
        <table:table-row table:style-name="ro1">
          <table:table-cell/>
          <table:table-cell office:value-type="float" office:value="785969" calcext:value-type="float">
            <text:p>785969</text:p>
          </table:table-cell>
          <table:table-cell/>
          <table:table-cell office:value-type="float" office:value="733467" calcext:value-type="float">
            <text:p>733467</text:p>
          </table:table-cell>
        </table:table-row>
        <table:table-row table:style-name="ro1">
          <table:table-cell/>
          <table:table-cell office:value-type="float" office:value="804339" calcext:value-type="float">
            <text:p>804339</text:p>
          </table:table-cell>
          <table:table-cell/>
          <table:table-cell office:value-type="float" office:value="733868" calcext:value-type="float">
            <text:p>733868</text:p>
          </table:table-cell>
        </table:table-row>
        <table:table-row table:style-name="ro1">
          <table:table-cell/>
          <table:table-cell office:value-type="float" office:value="821932" calcext:value-type="float">
            <text:p>821932</text:p>
          </table:table-cell>
          <table:table-cell/>
          <table:table-cell office:value-type="float" office:value="747725" calcext:value-type="float">
            <text:p>747725</text:p>
          </table:table-cell>
        </table:table-row>
        <table:table-row table:style-name="ro1">
          <table:table-cell/>
          <table:table-cell office:value-type="float" office:value="792728" calcext:value-type="float">
            <text:p>792728</text:p>
          </table:table-cell>
          <table:table-cell/>
          <table:table-cell office:value-type="float" office:value="766345" calcext:value-type="float">
            <text:p>766345</text:p>
          </table:table-cell>
        </table:table-row>
        <table:table-row table:style-name="ro1">
          <table:table-cell/>
          <table:table-cell office:value-type="float" office:value="752119" calcext:value-type="float">
            <text:p>752119</text:p>
          </table:table-cell>
          <table:table-cell/>
          <table:table-cell office:value-type="float" office:value="778581" calcext:value-type="float">
            <text:p>778581</text:p>
          </table:table-cell>
        </table:table-row>
        <table:table-row table:style-name="ro1">
          <table:table-cell/>
          <table:table-cell office:value-type="float" office:value="870397" calcext:value-type="float">
            <text:p>870397</text:p>
          </table:table-cell>
          <table:table-cell/>
          <table:table-cell office:value-type="float" office:value="747758" calcext:value-type="float">
            <text:p>747758</text:p>
          </table:table-cell>
        </table:table-row>
        <table:table-row table:style-name="ro1">
          <table:table-cell/>
          <table:table-cell office:value-type="float" office:value="770615" calcext:value-type="float">
            <text:p>770615</text:p>
          </table:table-cell>
          <table:table-cell/>
          <table:table-cell office:value-type="float" office:value="731886" calcext:value-type="float">
            <text:p>731886</text:p>
          </table:table-cell>
        </table:table-row>
        <table:table-row table:style-name="ro1">
          <table:table-cell/>
          <table:table-cell office:value-type="float" office:value="758653" calcext:value-type="float">
            <text:p>758653</text:p>
          </table:table-cell>
          <table:table-cell/>
          <table:table-cell office:value-type="float" office:value="727942" calcext:value-type="float">
            <text:p>727942</text:p>
          </table:table-cell>
        </table:table-row>
        <table:table-row table:style-name="ro1">
          <table:table-cell/>
          <table:table-cell office:value-type="float" office:value="779535" calcext:value-type="float">
            <text:p>779535</text:p>
          </table:table-cell>
          <table:table-cell/>
          <table:table-cell office:value-type="float" office:value="728249" calcext:value-type="float">
            <text:p>728249</text:p>
          </table:table-cell>
        </table:table-row>
        <table:table-row table:style-name="ro1">
          <table:table-cell/>
          <table:table-cell office:value-type="float" office:value="815920" calcext:value-type="float">
            <text:p>815920</text:p>
          </table:table-cell>
          <table:table-cell/>
          <table:table-cell office:value-type="float" office:value="728164" calcext:value-type="float">
            <text:p>728164</text:p>
          </table:table-cell>
        </table:table-row>
        <table:table-row table:style-name="ro1">
          <table:table-cell/>
          <table:table-cell office:value-type="float" office:value="778272" calcext:value-type="float">
            <text:p>778272</text:p>
          </table:table-cell>
          <table:table-cell/>
          <table:table-cell office:value-type="float" office:value="730554" calcext:value-type="float">
            <text:p>730554</text:p>
          </table:table-cell>
        </table:table-row>
        <table:table-row table:style-name="ro1">
          <table:table-cell/>
          <table:table-cell office:value-type="float" office:value="820635" calcext:value-type="float">
            <text:p>820635</text:p>
          </table:table-cell>
          <table:table-cell/>
          <table:table-cell office:value-type="float" office:value="730268" calcext:value-type="float">
            <text:p>730268</text:p>
          </table:table-cell>
        </table:table-row>
        <table:table-row table:style-name="ro1">
          <table:table-cell/>
          <table:table-cell office:value-type="float" office:value="835394" calcext:value-type="float">
            <text:p>835394</text:p>
          </table:table-cell>
          <table:table-cell/>
          <table:table-cell office:value-type="float" office:value="771395" calcext:value-type="float">
            <text:p>771395</text:p>
          </table:table-cell>
        </table:table-row>
        <table:table-row table:style-name="ro1">
          <table:table-cell/>
          <table:table-cell office:value-type="float" office:value="757383" calcext:value-type="float">
            <text:p>757383</text:p>
          </table:table-cell>
          <table:table-cell/>
          <table:table-cell office:value-type="float" office:value="729845" calcext:value-type="float">
            <text:p>729845</text:p>
          </table:table-cell>
        </table:table-row>
        <table:table-row table:style-name="ro1">
          <table:table-cell/>
          <table:table-cell office:value-type="float" office:value="766614" calcext:value-type="float">
            <text:p>766614</text:p>
          </table:table-cell>
          <table:table-cell/>
          <table:table-cell office:value-type="float" office:value="733932" calcext:value-type="float">
            <text:p>733932</text:p>
          </table:table-cell>
        </table:table-row>
        <table:table-row table:style-name="ro1">
          <table:table-cell/>
          <table:table-cell office:value-type="float" office:value="765218" calcext:value-type="float">
            <text:p>765218</text:p>
          </table:table-cell>
          <table:table-cell/>
          <table:table-cell office:value-type="float" office:value="735117" calcext:value-type="float">
            <text:p>735117</text:p>
          </table:table-cell>
        </table:table-row>
        <table:table-row table:style-name="ro1">
          <table:table-cell/>
          <table:table-cell office:value-type="float" office:value="769810" calcext:value-type="float">
            <text:p>769810</text:p>
          </table:table-cell>
          <table:table-cell/>
          <table:table-cell office:value-type="float" office:value="728178" calcext:value-type="float">
            <text:p>728178</text:p>
          </table:table-cell>
        </table:table-row>
        <table:table-row table:style-name="ro1">
          <table:table-cell/>
          <table:table-cell office:value-type="float" office:value="810675" calcext:value-type="float">
            <text:p>810675</text:p>
          </table:table-cell>
          <table:table-cell/>
          <table:table-cell office:value-type="float" office:value="729562" calcext:value-type="float">
            <text:p>729562</text:p>
          </table:table-cell>
        </table:table-row>
        <table:table-row table:style-name="ro1">
          <table:table-cell/>
          <table:table-cell office:value-type="float" office:value="817855" calcext:value-type="float">
            <text:p>817855</text:p>
          </table:table-cell>
          <table:table-cell/>
          <table:table-cell office:value-type="float" office:value="731483" calcext:value-type="float">
            <text:p>731483</text:p>
          </table:table-cell>
        </table:table-row>
        <table:table-row table:style-name="ro1">
          <table:table-cell/>
          <table:table-cell office:value-type="float" office:value="839909" calcext:value-type="float">
            <text:p>839909</text:p>
          </table:table-cell>
          <table:table-cell/>
          <table:table-cell office:value-type="float" office:value="774698" calcext:value-type="float">
            <text:p>774698</text:p>
          </table:table-cell>
        </table:table-row>
        <table:table-row table:style-name="ro1">
          <table:table-cell/>
          <table:table-cell office:value-type="float" office:value="789888" calcext:value-type="float">
            <text:p>789888</text:p>
          </table:table-cell>
          <table:table-cell/>
          <table:table-cell office:value-type="float" office:value="728625" calcext:value-type="float">
            <text:p>728625</text:p>
          </table:table-cell>
        </table:table-row>
        <table:table-row table:style-name="ro1">
          <table:table-cell/>
          <table:table-cell office:value-type="float" office:value="832222" calcext:value-type="float">
            <text:p>832222</text:p>
          </table:table-cell>
          <table:table-cell/>
          <table:table-cell office:value-type="float" office:value="729669" calcext:value-type="float">
            <text:p>729669</text:p>
          </table:table-cell>
        </table:table-row>
        <table:table-row table:style-name="ro1">
          <table:table-cell/>
          <table:table-cell office:value-type="float" office:value="773679" calcext:value-type="float">
            <text:p>773679</text:p>
          </table:table-cell>
          <table:table-cell/>
          <table:table-cell office:value-type="float" office:value="744377" calcext:value-type="float">
            <text:p>744377</text:p>
          </table:table-cell>
        </table:table-row>
        <table:table-row table:style-name="ro1">
          <table:table-cell/>
          <table:table-cell office:value-type="float" office:value="831372" calcext:value-type="float">
            <text:p>831372</text:p>
          </table:table-cell>
          <table:table-cell/>
          <table:table-cell office:value-type="float" office:value="731273" calcext:value-type="float">
            <text:p>731273</text:p>
          </table:table-cell>
        </table:table-row>
        <table:table-row table:style-name="ro1">
          <table:table-cell/>
          <table:table-cell office:value-type="float" office:value="777319" calcext:value-type="float">
            <text:p>777319</text:p>
          </table:table-cell>
          <table:table-cell/>
          <table:table-cell office:value-type="float" office:value="734197" calcext:value-type="float">
            <text:p>734197</text:p>
          </table:table-cell>
        </table:table-row>
        <table:table-row table:style-name="ro1">
          <table:table-cell/>
          <table:table-cell office:value-type="float" office:value="768693" calcext:value-type="float">
            <text:p>768693</text:p>
          </table:table-cell>
          <table:table-cell/>
          <table:table-cell office:value-type="float" office:value="730899" calcext:value-type="float">
            <text:p>730899</text:p>
          </table:table-cell>
        </table:table-row>
        <table:table-row table:style-name="ro1">
          <table:table-cell/>
          <table:table-cell office:value-type="float" office:value="807951" calcext:value-type="float">
            <text:p>807951</text:p>
          </table:table-cell>
          <table:table-cell/>
          <table:table-cell office:value-type="float" office:value="730530" calcext:value-type="float">
            <text:p>730530</text:p>
          </table:table-cell>
        </table:table-row>
        <table:table-row table:style-name="ro1">
          <table:table-cell/>
          <table:table-cell office:value-type="float" office:value="769213" calcext:value-type="float">
            <text:p>769213</text:p>
          </table:table-cell>
          <table:table-cell/>
          <table:table-cell office:value-type="float" office:value="778329" calcext:value-type="float">
            <text:p>778329</text:p>
          </table:table-cell>
        </table:table-row>
        <table:table-row table:style-name="ro1">
          <table:table-cell/>
          <table:table-cell office:value-type="float" office:value="757565" calcext:value-type="float">
            <text:p>757565</text:p>
          </table:table-cell>
          <table:table-cell/>
          <table:table-cell office:value-type="float" office:value="781152" calcext:value-type="float">
            <text:p>781152</text:p>
          </table:table-cell>
        </table:table-row>
        <table:table-row table:style-name="ro1">
          <table:table-cell/>
          <table:table-cell office:value-type="float" office:value="771163" calcext:value-type="float">
            <text:p>771163</text:p>
          </table:table-cell>
          <table:table-cell/>
          <table:table-cell office:value-type="float" office:value="769879" calcext:value-type="float">
            <text:p>769879</text:p>
          </table:table-cell>
        </table:table-row>
        <table:table-row table:style-name="ro1">
          <table:table-cell/>
          <table:table-cell office:value-type="float" office:value="784331" calcext:value-type="float">
            <text:p>784331</text:p>
          </table:table-cell>
          <table:table-cell/>
          <table:table-cell office:value-type="float" office:value="728139" calcext:value-type="float">
            <text:p>728139</text:p>
          </table:table-cell>
        </table:table-row>
        <table:table-row table:style-name="ro1">
          <table:table-cell/>
          <table:table-cell office:value-type="float" office:value="757645" calcext:value-type="float">
            <text:p>757645</text:p>
          </table:table-cell>
          <table:table-cell/>
          <table:table-cell office:value-type="float" office:value="779885" calcext:value-type="float">
            <text:p>779885</text:p>
          </table:table-cell>
        </table:table-row>
        <table:table-row table:style-name="ro1">
          <table:table-cell/>
          <table:table-cell office:value-type="float" office:value="791150" calcext:value-type="float">
            <text:p>791150</text:p>
          </table:table-cell>
          <table:table-cell/>
          <table:table-cell office:value-type="float" office:value="771206" calcext:value-type="float">
            <text:p>771206</text:p>
          </table:table-cell>
        </table:table-row>
        <table:table-row table:style-name="ro1">
          <table:table-cell/>
          <table:table-cell office:value-type="float" office:value="759101" calcext:value-type="float">
            <text:p>759101</text:p>
          </table:table-cell>
          <table:table-cell/>
          <table:table-cell office:value-type="float" office:value="732253" calcext:value-type="float">
            <text:p>732253</text:p>
          </table:table-cell>
        </table:table-row>
        <table:table-row table:style-name="ro1">
          <table:table-cell/>
          <table:table-cell office:value-type="float" office:value="812618" calcext:value-type="float">
            <text:p>812618</text:p>
          </table:table-cell>
          <table:table-cell/>
          <table:table-cell office:value-type="float" office:value="728999" calcext:value-type="float">
            <text:p>728999</text:p>
          </table:table-cell>
        </table:table-row>
        <table:table-row table:style-name="ro1">
          <table:table-cell/>
          <table:table-cell office:value-type="float" office:value="820845" calcext:value-type="float">
            <text:p>820845</text:p>
          </table:table-cell>
          <table:table-cell/>
          <table:table-cell office:value-type="float" office:value="769321" calcext:value-type="float">
            <text:p>769321</text:p>
          </table:table-cell>
        </table:table-row>
        <table:table-row table:style-name="ro1">
          <table:table-cell/>
          <table:table-cell office:value-type="float" office:value="818578" calcext:value-type="float">
            <text:p>818578</text:p>
          </table:table-cell>
          <table:table-cell/>
          <table:table-cell office:value-type="float" office:value="726654" calcext:value-type="float">
            <text:p>726654</text:p>
          </table:table-cell>
        </table:table-row>
        <table:table-row table:style-name="ro1">
          <table:table-cell/>
          <table:table-cell office:value-type="float" office:value="791201" calcext:value-type="float">
            <text:p>791201</text:p>
          </table:table-cell>
          <table:table-cell/>
          <table:table-cell office:value-type="float" office:value="784271" calcext:value-type="float">
            <text:p>784271</text:p>
          </table:table-cell>
        </table:table-row>
        <table:table-row table:style-name="ro1">
          <table:table-cell/>
          <table:table-cell office:value-type="float" office:value="762328" calcext:value-type="float">
            <text:p>762328</text:p>
          </table:table-cell>
          <table:table-cell/>
          <table:table-cell office:value-type="float" office:value="727257" calcext:value-type="float">
            <text:p>727257</text:p>
          </table:table-cell>
        </table:table-row>
        <table:table-row table:style-name="ro1">
          <table:table-cell/>
          <table:table-cell office:value-type="float" office:value="758600" calcext:value-type="float">
            <text:p>758600</text:p>
          </table:table-cell>
          <table:table-cell/>
          <table:table-cell office:value-type="float" office:value="728419" calcext:value-type="float">
            <text:p>728419</text:p>
          </table:table-cell>
        </table:table-row>
        <table:table-row table:style-name="ro1">
          <table:table-cell/>
          <table:table-cell office:value-type="float" office:value="762220" calcext:value-type="float">
            <text:p>762220</text:p>
          </table:table-cell>
          <table:table-cell/>
          <table:table-cell office:value-type="float" office:value="732179" calcext:value-type="float">
            <text:p>732179</text:p>
          </table:table-cell>
        </table:table-row>
        <table:table-row table:style-name="ro1">
          <table:table-cell/>
          <table:table-cell office:value-type="float" office:value="807445" calcext:value-type="float">
            <text:p>807445</text:p>
          </table:table-cell>
          <table:table-cell/>
          <table:table-cell office:value-type="float" office:value="731682" calcext:value-type="float">
            <text:p>731682</text:p>
          </table:table-cell>
        </table:table-row>
        <table:table-row table:style-name="ro1">
          <table:table-cell/>
          <table:table-cell office:value-type="float" office:value="779476" calcext:value-type="float">
            <text:p>779476</text:p>
          </table:table-cell>
          <table:table-cell/>
          <table:table-cell office:value-type="float" office:value="730872" calcext:value-type="float">
            <text:p>730872</text:p>
          </table:table-cell>
        </table:table-row>
        <table:table-row table:style-name="ro1">
          <table:table-cell/>
          <table:table-cell office:value-type="float" office:value="819642" calcext:value-type="float">
            <text:p>819642</text:p>
          </table:table-cell>
          <table:table-cell/>
          <table:table-cell office:value-type="float" office:value="731106" calcext:value-type="float">
            <text:p>731106</text:p>
          </table:table-cell>
        </table:table-row>
        <table:table-row table:style-name="ro1">
          <table:table-cell/>
          <table:table-cell office:value-type="float" office:value="790853" calcext:value-type="float">
            <text:p>790853</text:p>
          </table:table-cell>
          <table:table-cell/>
          <table:table-cell office:value-type="float" office:value="736648" calcext:value-type="float">
            <text:p>736648</text:p>
          </table:table-cell>
        </table:table-row>
        <table:table-row table:style-name="ro1">
          <table:table-cell/>
          <table:table-cell office:value-type="float" office:value="828640" calcext:value-type="float">
            <text:p>828640</text:p>
          </table:table-cell>
          <table:table-cell/>
          <table:table-cell office:value-type="float" office:value="733142" calcext:value-type="float">
            <text:p>733142</text:p>
          </table:table-cell>
        </table:table-row>
        <table:table-row table:style-name="ro1">
          <table:table-cell/>
          <table:table-cell office:value-type="float" office:value="843995" calcext:value-type="float">
            <text:p>843995</text:p>
          </table:table-cell>
          <table:table-cell/>
          <table:table-cell office:value-type="float" office:value="732844" calcext:value-type="float">
            <text:p>732844</text:p>
          </table:table-cell>
        </table:table-row>
        <table:table-row table:style-name="ro1">
          <table:table-cell/>
          <table:table-cell office:value-type="float" office:value="836887" calcext:value-type="float">
            <text:p>836887</text:p>
          </table:table-cell>
          <table:table-cell/>
          <table:table-cell office:value-type="float" office:value="734171" calcext:value-type="float">
            <text:p>734171</text:p>
          </table:table-cell>
        </table:table-row>
        <table:table-row table:style-name="ro1">
          <table:table-cell/>
          <table:table-cell office:value-type="float" office:value="844696" calcext:value-type="float">
            <text:p>844696</text:p>
          </table:table-cell>
          <table:table-cell/>
          <table:table-cell office:value-type="float" office:value="730209" calcext:value-type="float">
            <text:p>730209</text:p>
          </table:table-cell>
        </table:table-row>
        <table:table-row table:style-name="ro1">
          <table:table-cell/>
          <table:table-cell office:value-type="float" office:value="854829" calcext:value-type="float">
            <text:p>854829</text:p>
          </table:table-cell>
          <table:table-cell/>
          <table:table-cell office:value-type="float" office:value="791908" calcext:value-type="float">
            <text:p>791908</text:p>
          </table:table-cell>
        </table:table-row>
        <table:table-row table:style-name="ro1">
          <table:table-cell/>
          <table:table-cell office:value-type="float" office:value="885587" calcext:value-type="float">
            <text:p>885587</text:p>
          </table:table-cell>
          <table:table-cell/>
          <table:table-cell office:value-type="float" office:value="777453" calcext:value-type="float">
            <text:p>777453</text:p>
          </table:table-cell>
        </table:table-row>
        <table:table-row table:style-name="ro1">
          <table:table-cell/>
          <table:table-cell office:value-type="float" office:value="815841" calcext:value-type="float">
            <text:p>815841</text:p>
          </table:table-cell>
          <table:table-cell/>
          <table:table-cell office:value-type="float" office:value="729494" calcext:value-type="float">
            <text:p>729494</text:p>
          </table:table-cell>
        </table:table-row>
        <table:table-row table:style-name="ro1">
          <table:table-cell/>
          <table:table-cell office:value-type="float" office:value="834796" calcext:value-type="float">
            <text:p>834796</text:p>
          </table:table-cell>
          <table:table-cell/>
          <table:table-cell office:value-type="float" office:value="733885" calcext:value-type="float">
            <text:p>733885</text:p>
          </table:table-cell>
        </table:table-row>
        <table:table-row table:style-name="ro1">
          <table:table-cell/>
          <table:table-cell office:value-type="float" office:value="910699" calcext:value-type="float">
            <text:p>910699</text:p>
          </table:table-cell>
          <table:table-cell/>
          <table:table-cell office:value-type="float" office:value="806638" calcext:value-type="float">
            <text:p>806638</text:p>
          </table:table-cell>
        </table:table-row>
        <table:table-row table:style-name="ro1">
          <table:table-cell/>
          <table:table-cell office:value-type="float" office:value="776922" calcext:value-type="float">
            <text:p>776922</text:p>
          </table:table-cell>
          <table:table-cell/>
          <table:table-cell office:value-type="float" office:value="780676" calcext:value-type="float">
            <text:p>780676</text:p>
          </table:table-cell>
        </table:table-row>
        <table:table-row table:style-name="ro1">
          <table:table-cell/>
          <table:table-cell office:value-type="float" office:value="772038" calcext:value-type="float">
            <text:p>772038</text:p>
          </table:table-cell>
          <table:table-cell/>
          <table:table-cell office:value-type="float" office:value="782987" calcext:value-type="float">
            <text:p>782987</text:p>
          </table:table-cell>
        </table:table-row>
        <table:table-row table:style-name="ro1">
          <table:table-cell/>
          <table:table-cell office:value-type="float" office:value="771518" calcext:value-type="float">
            <text:p>771518</text:p>
          </table:table-cell>
          <table:table-cell/>
          <table:table-cell office:value-type="float" office:value="838703" calcext:value-type="float">
            <text:p>838703</text:p>
          </table:table-cell>
        </table:table-row>
        <table:table-row table:style-name="ro1">
          <table:table-cell/>
          <table:table-cell office:value-type="float" office:value="789033" calcext:value-type="float">
            <text:p>789033</text:p>
          </table:table-cell>
          <table:table-cell/>
          <table:table-cell office:value-type="float" office:value="783462" calcext:value-type="float">
            <text:p>783462</text:p>
          </table:table-cell>
        </table:table-row>
        <table:table-row table:style-name="ro1">
          <table:table-cell/>
          <table:table-cell office:value-type="float" office:value="829455" calcext:value-type="float">
            <text:p>829455</text:p>
          </table:table-cell>
          <table:table-cell/>
          <table:table-cell office:value-type="float" office:value="737488" calcext:value-type="float">
            <text:p>737488</text:p>
          </table:table-cell>
        </table:table-row>
        <table:table-row table:style-name="ro1">
          <table:table-cell/>
          <table:table-cell office:value-type="float" office:value="791366" calcext:value-type="float">
            <text:p>791366</text:p>
          </table:table-cell>
          <table:table-cell/>
          <table:table-cell office:value-type="float" office:value="735896" calcext:value-type="float">
            <text:p>735896</text:p>
          </table:table-cell>
        </table:table-row>
        <table:table-row table:style-name="ro1">
          <table:table-cell/>
          <table:table-cell office:value-type="float" office:value="838081" calcext:value-type="float">
            <text:p>838081</text:p>
          </table:table-cell>
          <table:table-cell/>
          <table:table-cell office:value-type="float" office:value="734647" calcext:value-type="float">
            <text:p>734647</text:p>
          </table:table-cell>
        </table:table-row>
        <table:table-row table:style-name="ro1">
          <table:table-cell/>
          <table:table-cell office:value-type="float" office:value="832899" calcext:value-type="float">
            <text:p>832899</text:p>
          </table:table-cell>
          <table:table-cell/>
          <table:table-cell office:value-type="float" office:value="729344" calcext:value-type="float">
            <text:p>729344</text:p>
          </table:table-cell>
        </table:table-row>
        <table:table-row table:style-name="ro1">
          <table:table-cell/>
          <table:table-cell office:value-type="float" office:value="834088" calcext:value-type="float">
            <text:p>834088</text:p>
          </table:table-cell>
          <table:table-cell/>
          <table:table-cell office:value-type="float" office:value="731457" calcext:value-type="float">
            <text:p>731457</text:p>
          </table:table-cell>
        </table:table-row>
        <table:table-row table:style-name="ro1">
          <table:table-cell/>
          <table:table-cell office:value-type="float" office:value="857442" calcext:value-type="float">
            <text:p>857442</text:p>
          </table:table-cell>
          <table:table-cell/>
          <table:table-cell office:value-type="float" office:value="819230" calcext:value-type="float">
            <text:p>819230</text:p>
          </table:table-cell>
        </table:table-row>
        <table:table-row table:style-name="ro1">
          <table:table-cell/>
          <table:table-cell office:value-type="float" office:value="806106" calcext:value-type="float">
            <text:p>806106</text:p>
          </table:table-cell>
          <table:table-cell/>
          <table:table-cell office:value-type="float" office:value="838974" calcext:value-type="float">
            <text:p>838974</text:p>
          </table:table-cell>
        </table:table-row>
        <table:table-row table:style-name="ro1">
          <table:table-cell/>
          <table:table-cell office:value-type="float" office:value="783237" calcext:value-type="float">
            <text:p>783237</text:p>
          </table:table-cell>
          <table:table-cell/>
          <table:table-cell office:value-type="float" office:value="775624" calcext:value-type="float">
            <text:p>775624</text:p>
          </table:table-cell>
        </table:table-row>
        <table:table-row table:style-name="ro1">
          <table:table-cell/>
          <table:table-cell office:value-type="float" office:value="807865" calcext:value-type="float">
            <text:p>807865</text:p>
          </table:table-cell>
          <table:table-cell/>
          <table:table-cell office:value-type="float" office:value="777240" calcext:value-type="float">
            <text:p>777240</text:p>
          </table:table-cell>
        </table:table-row>
        <table:table-row table:style-name="ro1">
          <table:table-cell/>
          <table:table-cell office:value-type="float" office:value="783986" calcext:value-type="float">
            <text:p>783986</text:p>
          </table:table-cell>
          <table:table-cell/>
          <table:table-cell office:value-type="float" office:value="782301" calcext:value-type="float">
            <text:p>782301</text:p>
          </table:table-cell>
        </table:table-row>
        <table:table-row table:style-name="ro1">
          <table:table-cell/>
          <table:table-cell office:value-type="float" office:value="793349" calcext:value-type="float">
            <text:p>793349</text:p>
          </table:table-cell>
          <table:table-cell/>
          <table:table-cell office:value-type="float" office:value="772156" calcext:value-type="float">
            <text:p>772156</text:p>
          </table:table-cell>
        </table:table-row>
        <table:table-row table:style-name="ro1">
          <table:table-cell/>
          <table:table-cell office:value-type="float" office:value="858946" calcext:value-type="float">
            <text:p>858946</text:p>
          </table:table-cell>
          <table:table-cell/>
          <table:table-cell office:value-type="float" office:value="732725" calcext:value-type="float">
            <text:p>732725</text:p>
          </table:table-cell>
        </table:table-row>
        <table:table-row table:style-name="ro1">
          <table:table-cell/>
          <table:table-cell office:value-type="float" office:value="811728" calcext:value-type="float">
            <text:p>811728</text:p>
          </table:table-cell>
          <table:table-cell/>
          <table:table-cell office:value-type="float" office:value="730415" calcext:value-type="float">
            <text:p>730415</text:p>
          </table:table-cell>
        </table:table-row>
        <table:table-row table:style-name="ro1">
          <table:table-cell/>
          <table:table-cell office:value-type="float" office:value="803531" calcext:value-type="float">
            <text:p>803531</text:p>
          </table:table-cell>
          <table:table-cell/>
          <table:table-cell office:value-type="float" office:value="735513" calcext:value-type="float">
            <text:p>735513</text:p>
          </table:table-cell>
        </table:table-row>
        <table:table-row table:style-name="ro1">
          <table:table-cell/>
          <table:table-cell office:value-type="float" office:value="886199" calcext:value-type="float">
            <text:p>886199</text:p>
          </table:table-cell>
          <table:table-cell/>
          <table:table-cell office:value-type="float" office:value="734406" calcext:value-type="float">
            <text:p>734406</text:p>
          </table:table-cell>
        </table:table-row>
        <table:table-row table:style-name="ro1">
          <table:table-cell/>
          <table:table-cell office:value-type="float" office:value="779212" calcext:value-type="float">
            <text:p>779212</text:p>
          </table:table-cell>
          <table:table-cell/>
          <table:table-cell office:value-type="float" office:value="783311" calcext:value-type="float">
            <text:p>783311</text:p>
          </table:table-cell>
        </table:table-row>
        <table:table-row table:style-name="ro1">
          <table:table-cell/>
          <table:table-cell office:value-type="float" office:value="755460" calcext:value-type="float">
            <text:p>755460</text:p>
          </table:table-cell>
          <table:table-cell/>
          <table:table-cell office:value-type="float" office:value="785265" calcext:value-type="float">
            <text:p>785265</text:p>
          </table:table-cell>
        </table:table-row>
        <table:table-row table:style-name="ro1">
          <table:table-cell/>
          <table:table-cell office:value-type="float" office:value="797660" calcext:value-type="float">
            <text:p>797660</text:p>
          </table:table-cell>
          <table:table-cell/>
          <table:table-cell office:value-type="float" office:value="784234" calcext:value-type="float">
            <text:p>784234</text:p>
          </table:table-cell>
        </table:table-row>
        <table:table-row table:style-name="ro1">
          <table:table-cell/>
          <table:table-cell office:value-type="float" office:value="824133" calcext:value-type="float">
            <text:p>824133</text:p>
          </table:table-cell>
          <table:table-cell/>
          <table:table-cell office:value-type="float" office:value="783713" calcext:value-type="float">
            <text:p>783713</text:p>
          </table:table-cell>
        </table:table-row>
        <table:table-row table:style-name="ro1">
          <table:table-cell/>
          <table:table-cell office:value-type="float" office:value="891482" calcext:value-type="float">
            <text:p>891482</text:p>
          </table:table-cell>
          <table:table-cell/>
          <table:table-cell office:value-type="float" office:value="787132" calcext:value-type="float">
            <text:p>787132</text:p>
          </table:table-cell>
        </table:table-row>
        <table:table-row table:style-name="ro1">
          <table:table-cell/>
          <table:table-cell office:value-type="float" office:value="865566" calcext:value-type="float">
            <text:p>865566</text:p>
          </table:table-cell>
          <table:table-cell/>
          <table:table-cell office:value-type="float" office:value="740946" calcext:value-type="float">
            <text:p>740946</text:p>
          </table:table-cell>
        </table:table-row>
        <table:table-row table:style-name="ro1">
          <table:table-cell/>
          <table:table-cell office:value-type="float" office:value="926807" calcext:value-type="float">
            <text:p>926807</text:p>
          </table:table-cell>
          <table:table-cell/>
          <table:table-cell office:value-type="float" office:value="732459" calcext:value-type="float">
            <text:p>732459</text:p>
          </table:table-cell>
        </table:table-row>
        <table:table-row table:style-name="ro1">
          <table:table-cell/>
          <table:table-cell office:value-type="float" office:value="818220" calcext:value-type="float">
            <text:p>818220</text:p>
          </table:table-cell>
          <table:table-cell/>
          <table:table-cell office:value-type="float" office:value="734295" calcext:value-type="float">
            <text:p>734295</text:p>
          </table:table-cell>
        </table:table-row>
        <table:table-row table:style-name="ro1">
          <table:table-cell/>
          <table:table-cell office:value-type="float" office:value="874189" calcext:value-type="float">
            <text:p>874189</text:p>
          </table:table-cell>
          <table:table-cell/>
          <table:table-cell office:value-type="float" office:value="732004" calcext:value-type="float">
            <text:p>732004</text:p>
          </table:table-cell>
        </table:table-row>
        <table:table-row table:style-name="ro1">
          <table:table-cell/>
          <table:table-cell office:value-type="float" office:value="809103" calcext:value-type="float">
            <text:p>809103</text:p>
          </table:table-cell>
          <table:table-cell/>
          <table:table-cell office:value-type="float" office:value="738749" calcext:value-type="float">
            <text:p>738749</text:p>
          </table:table-cell>
        </table:table-row>
        <table:table-row table:style-name="ro1">
          <table:table-cell/>
          <table:table-cell office:value-type="float" office:value="768405" calcext:value-type="float">
            <text:p>768405</text:p>
          </table:table-cell>
          <table:table-cell/>
          <table:table-cell office:value-type="float" office:value="776188" calcext:value-type="float">
            <text:p>776188</text:p>
          </table:table-cell>
        </table:table-row>
        <table:table-row table:style-name="ro1">
          <table:table-cell/>
          <table:table-cell office:value-type="float" office:value="797610" calcext:value-type="float">
            <text:p>797610</text:p>
          </table:table-cell>
          <table:table-cell/>
          <table:table-cell office:value-type="float" office:value="785747" calcext:value-type="float">
            <text:p>785747</text:p>
          </table:table-cell>
        </table:table-row>
        <table:table-row table:style-name="ro1">
          <table:table-cell/>
          <table:table-cell office:value-type="float" office:value="820249" calcext:value-type="float">
            <text:p>820249</text:p>
          </table:table-cell>
          <table:table-cell/>
          <table:table-cell office:value-type="float" office:value="789340" calcext:value-type="float">
            <text:p>789340</text:p>
          </table:table-cell>
        </table:table-row>
        <table:table-row table:style-name="ro1">
          <table:table-cell/>
          <table:table-cell office:value-type="float" office:value="805284" calcext:value-type="float">
            <text:p>805284</text:p>
          </table:table-cell>
          <table:table-cell/>
          <table:table-cell office:value-type="float" office:value="826523" calcext:value-type="float">
            <text:p>826523</text:p>
          </table:table-cell>
        </table:table-row>
        <table:table-row table:style-name="ro1">
          <table:table-cell/>
          <table:table-cell office:value-type="float" office:value="861917" calcext:value-type="float">
            <text:p>861917</text:p>
          </table:table-cell>
          <table:table-cell/>
          <table:table-cell office:value-type="float" office:value="780629" calcext:value-type="float">
            <text:p>780629</text:p>
          </table:table-cell>
        </table:table-row>
        <table:table-row table:style-name="ro1">
          <table:table-cell/>
          <table:table-cell office:value-type="float" office:value="896115" calcext:value-type="float">
            <text:p>896115</text:p>
          </table:table-cell>
          <table:table-cell/>
          <table:table-cell office:value-type="float" office:value="731361" calcext:value-type="float">
            <text:p>731361</text:p>
          </table:table-cell>
        </table:table-row>
        <table:table-row table:style-name="ro1">
          <table:table-cell/>
          <table:table-cell office:value-type="float" office:value="830450" calcext:value-type="float">
            <text:p>830450</text:p>
          </table:table-cell>
          <table:table-cell/>
          <table:table-cell office:value-type="float" office:value="734673" calcext:value-type="float">
            <text:p>734673</text:p>
          </table:table-cell>
        </table:table-row>
        <table:table-row table:style-name="ro1">
          <table:table-cell/>
          <table:table-cell office:value-type="float" office:value="817820" calcext:value-type="float">
            <text:p>817820</text:p>
          </table:table-cell>
          <table:table-cell/>
          <table:table-cell office:value-type="float" office:value="730715" calcext:value-type="float">
            <text:p>730715</text:p>
          </table:table-cell>
        </table:table-row>
        <table:table-row table:style-name="ro1">
          <table:table-cell/>
          <table:table-cell office:value-type="float" office:value="842792" calcext:value-type="float">
            <text:p>842792</text:p>
          </table:table-cell>
          <table:table-cell/>
          <table:table-cell office:value-type="float" office:value="728433" calcext:value-type="float">
            <text:p>728433</text:p>
          </table:table-cell>
        </table:table-row>
        <table:table-row table:style-name="ro1">
          <table:table-cell/>
          <table:table-cell office:value-type="float" office:value="840267" calcext:value-type="float">
            <text:p>840267</text:p>
          </table:table-cell>
          <table:table-cell/>
          <table:table-cell office:value-type="float" office:value="730527" calcext:value-type="float">
            <text:p>730527</text:p>
          </table:table-cell>
        </table:table-row>
        <table:table-row table:style-name="ro1">
          <table:table-cell/>
          <table:table-cell office:value-type="float" office:value="817132" calcext:value-type="float">
            <text:p>817132</text:p>
          </table:table-cell>
          <table:table-cell/>
          <table:table-cell office:value-type="float" office:value="823248" calcext:value-type="float">
            <text:p>823248</text:p>
          </table:table-cell>
        </table:table-row>
        <table:table-row table:style-name="ro1">
          <table:table-cell/>
          <table:table-cell office:value-type="float" office:value="760318" calcext:value-type="float">
            <text:p>760318</text:p>
          </table:table-cell>
          <table:table-cell/>
          <table:table-cell office:value-type="float" office:value="832661" calcext:value-type="float">
            <text:p>832661</text:p>
          </table:table-cell>
        </table:table-row>
        <table:table-row table:style-name="ro1">
          <table:table-cell/>
          <table:table-cell office:value-type="float" office:value="794682" calcext:value-type="float">
            <text:p>794682</text:p>
          </table:table-cell>
          <table:table-cell/>
          <table:table-cell office:value-type="float" office:value="783064" calcext:value-type="float">
            <text:p>783064</text:p>
          </table:table-cell>
        </table:table-row>
        <table:table-row table:style-name="ro1">
          <table:table-cell/>
          <table:table-cell office:value-type="float" office:value="856608" calcext:value-type="float">
            <text:p>856608</text:p>
          </table:table-cell>
          <table:table-cell/>
          <table:table-cell office:value-type="float" office:value="781475" calcext:value-type="float">
            <text:p>781475</text:p>
          </table:table-cell>
        </table:table-row>
        <table:table-row table:style-name="ro1">
          <table:table-cell/>
          <table:table-cell office:value-type="float" office:value="891677" calcext:value-type="float">
            <text:p>891677</text:p>
          </table:table-cell>
          <table:table-cell/>
          <table:table-cell office:value-type="float" office:value="828998" calcext:value-type="float">
            <text:p>828998</text:p>
          </table:table-cell>
        </table:table-row>
        <table:table-row table:style-name="ro1">
          <table:table-cell/>
          <table:table-cell office:value-type="float" office:value="863268" calcext:value-type="float">
            <text:p>863268</text:p>
          </table:table-cell>
          <table:table-cell/>
          <table:table-cell office:value-type="float" office:value="730204" calcext:value-type="float">
            <text:p>730204</text:p>
          </table:table-cell>
        </table:table-row>
        <table:table-row table:style-name="ro1">
          <table:table-cell/>
          <table:table-cell office:value-type="float" office:value="850089" calcext:value-type="float">
            <text:p>850089</text:p>
          </table:table-cell>
          <table:table-cell/>
          <table:table-cell office:value-type="float" office:value="731800" calcext:value-type="float">
            <text:p>731800</text:p>
          </table:table-cell>
        </table:table-row>
        <table:table-row table:style-name="ro1">
          <table:table-cell/>
          <table:table-cell office:value-type="float" office:value="793523" calcext:value-type="float">
            <text:p>793523</text:p>
          </table:table-cell>
          <table:table-cell/>
          <table:table-cell office:value-type="float" office:value="730350" calcext:value-type="float">
            <text:p>730350</text:p>
          </table:table-cell>
        </table:table-row>
        <table:table-row table:style-name="ro1">
          <table:table-cell/>
          <table:table-cell office:value-type="float" office:value="832147" calcext:value-type="float">
            <text:p>832147</text:p>
          </table:table-cell>
          <table:table-cell/>
          <table:table-cell office:value-type="float" office:value="733813" calcext:value-type="float">
            <text:p>733813</text:p>
          </table:table-cell>
        </table:table-row>
        <table:table-row table:style-name="ro1">
          <table:table-cell/>
          <table:table-cell office:value-type="float" office:value="829317" calcext:value-type="float">
            <text:p>829317</text:p>
          </table:table-cell>
          <table:table-cell/>
          <table:table-cell office:value-type="float" office:value="729158" calcext:value-type="float">
            <text:p>729158</text:p>
          </table:table-cell>
        </table:table-row>
        <table:table-row table:style-name="ro1">
          <table:table-cell/>
          <table:table-cell office:value-type="float" office:value="788709" calcext:value-type="float">
            <text:p>788709</text:p>
          </table:table-cell>
          <table:table-cell/>
          <table:table-cell office:value-type="float" office:value="824129" calcext:value-type="float">
            <text:p>824129</text:p>
          </table:table-cell>
        </table:table-row>
        <table:table-row table:style-name="ro1">
          <table:table-cell/>
          <table:table-cell office:value-type="float" office:value="800368" calcext:value-type="float">
            <text:p>800368</text:p>
          </table:table-cell>
          <table:table-cell/>
          <table:table-cell office:value-type="float" office:value="777390" calcext:value-type="float">
            <text:p>777390</text:p>
          </table:table-cell>
        </table:table-row>
        <table:table-row table:style-name="ro1">
          <table:table-cell/>
          <table:table-cell office:value-type="float" office:value="849620" calcext:value-type="float">
            <text:p>849620</text:p>
          </table:table-cell>
          <table:table-cell/>
          <table:table-cell office:value-type="float" office:value="773350" calcext:value-type="float">
            <text:p>773350</text:p>
          </table:table-cell>
        </table:table-row>
        <table:table-row table:style-name="ro1">
          <table:table-cell/>
          <table:table-cell office:value-type="float" office:value="846184" calcext:value-type="float">
            <text:p>846184</text:p>
          </table:table-cell>
          <table:table-cell/>
          <table:table-cell office:value-type="float" office:value="775526" calcext:value-type="float">
            <text:p>775526</text:p>
          </table:table-cell>
        </table:table-row>
        <table:table-row table:style-name="ro1">
          <table:table-cell/>
          <table:table-cell office:value-type="float" office:value="846751" calcext:value-type="float">
            <text:p>846751</text:p>
          </table:table-cell>
          <table:table-cell/>
          <table:table-cell office:value-type="float" office:value="774998" calcext:value-type="float">
            <text:p>774998</text:p>
          </table:table-cell>
        </table:table-row>
        <table:table-row table:style-name="ro1">
          <table:table-cell/>
          <table:table-cell office:value-type="float" office:value="803759" calcext:value-type="float">
            <text:p>803759</text:p>
          </table:table-cell>
          <table:table-cell/>
          <table:table-cell office:value-type="float" office:value="731326" calcext:value-type="float">
            <text:p>731326</text:p>
          </table:table-cell>
        </table:table-row>
        <table:table-row table:style-name="ro1">
          <table:table-cell/>
          <table:table-cell office:value-type="float" office:value="932634" calcext:value-type="float">
            <text:p>932634</text:p>
          </table:table-cell>
          <table:table-cell/>
          <table:table-cell office:value-type="float" office:value="728627" calcext:value-type="float">
            <text:p>728627</text:p>
          </table:table-cell>
        </table:table-row>
        <table:table-row table:style-name="ro1">
          <table:table-cell/>
          <table:table-cell office:value-type="float" office:value="782509" calcext:value-type="float">
            <text:p>782509</text:p>
          </table:table-cell>
          <table:table-cell/>
          <table:table-cell office:value-type="float" office:value="731865" calcext:value-type="float">
            <text:p>731865</text:p>
          </table:table-cell>
        </table:table-row>
        <table:table-row table:style-name="ro1">
          <table:table-cell/>
          <table:table-cell office:value-type="float" office:value="841802" calcext:value-type="float">
            <text:p>841802</text:p>
          </table:table-cell>
          <table:table-cell/>
          <table:table-cell office:value-type="float" office:value="731356" calcext:value-type="float">
            <text:p>731356</text:p>
          </table:table-cell>
        </table:table-row>
        <table:table-row table:style-name="ro1">
          <table:table-cell/>
          <table:table-cell office:value-type="float" office:value="793492" calcext:value-type="float">
            <text:p>793492</text:p>
          </table:table-cell>
          <table:table-cell/>
          <table:table-cell office:value-type="float" office:value="781301" calcext:value-type="float">
            <text:p>781301</text:p>
          </table:table-cell>
        </table:table-row>
        <table:table-row table:style-name="ro1">
          <table:table-cell/>
          <table:table-cell office:value-type="float" office:value="771820" calcext:value-type="float">
            <text:p>771820</text:p>
          </table:table-cell>
          <table:table-cell/>
          <table:table-cell office:value-type="float" office:value="819001" calcext:value-type="float">
            <text:p>819001</text:p>
          </table:table-cell>
        </table:table-row>
        <table:table-row table:style-name="ro1">
          <table:table-cell/>
          <table:table-cell office:value-type="float" office:value="828245" calcext:value-type="float">
            <text:p>828245</text:p>
          </table:table-cell>
          <table:table-cell/>
          <table:table-cell office:value-type="float" office:value="834874" calcext:value-type="float">
            <text:p>834874</text:p>
          </table:table-cell>
        </table:table-row>
        <table:table-row table:style-name="ro1">
          <table:table-cell/>
          <table:table-cell office:value-type="float" office:value="836423" calcext:value-type="float">
            <text:p>836423</text:p>
          </table:table-cell>
          <table:table-cell/>
          <table:table-cell office:value-type="float" office:value="784738" calcext:value-type="float">
            <text:p>784738</text:p>
          </table:table-cell>
        </table:table-row>
        <table:table-row table:style-name="ro1">
          <table:table-cell/>
          <table:table-cell office:value-type="float" office:value="863293" calcext:value-type="float">
            <text:p>863293</text:p>
          </table:table-cell>
          <table:table-cell/>
          <table:table-cell office:value-type="float" office:value="777745" calcext:value-type="float">
            <text:p>777745</text:p>
          </table:table-cell>
        </table:table-row>
        <table:table-row table:style-name="ro1">
          <table:table-cell/>
          <table:table-cell office:value-type="float" office:value="814328" calcext:value-type="float">
            <text:p>814328</text:p>
          </table:table-cell>
          <table:table-cell/>
          <table:table-cell office:value-type="float" office:value="770802" calcext:value-type="float">
            <text:p>770802</text:p>
          </table:table-cell>
        </table:table-row>
        <table:table-row table:style-name="ro1">
          <table:table-cell/>
          <table:table-cell office:value-type="float" office:value="831818" calcext:value-type="float">
            <text:p>831818</text:p>
          </table:table-cell>
          <table:table-cell/>
          <table:table-cell office:value-type="float" office:value="787576" calcext:value-type="float">
            <text:p>787576</text:p>
          </table:table-cell>
        </table:table-row>
        <table:table-row table:style-name="ro1">
          <table:table-cell/>
          <table:table-cell office:value-type="float" office:value="1298258" calcext:value-type="float">
            <text:p>1298258</text:p>
          </table:table-cell>
          <table:table-cell/>
          <table:table-cell office:value-type="float" office:value="732520" calcext:value-type="float">
            <text:p>732520</text:p>
          </table:table-cell>
        </table:table-row>
        <table:table-row table:style-name="ro1">
          <table:table-cell/>
          <table:table-cell office:value-type="float" office:value="1330201" calcext:value-type="float">
            <text:p>1330201</text:p>
          </table:table-cell>
          <table:table-cell/>
          <table:table-cell office:value-type="float" office:value="726610" calcext:value-type="float">
            <text:p>726610</text:p>
          </table:table-cell>
        </table:table-row>
        <table:table-row table:style-name="ro1">
          <table:table-cell/>
          <table:table-cell office:value-type="float" office:value="1325563" calcext:value-type="float">
            <text:p>1325563</text:p>
          </table:table-cell>
          <table:table-cell/>
          <table:table-cell office:value-type="float" office:value="781913" calcext:value-type="float">
            <text:p>781913</text:p>
          </table:table-cell>
        </table:table-row>
        <table:table-row table:style-name="ro1">
          <table:table-cell/>
          <table:table-cell office:value-type="float" office:value="914023" calcext:value-type="float">
            <text:p>914023</text:p>
          </table:table-cell>
          <table:table-cell/>
          <table:table-cell office:value-type="float" office:value="733134" calcext:value-type="float">
            <text:p>733134</text:p>
          </table:table-cell>
        </table:table-row>
        <table:table-row table:style-name="ro1">
          <table:table-cell/>
          <table:table-cell office:value-type="float" office:value="914375" calcext:value-type="float">
            <text:p>914375</text:p>
          </table:table-cell>
          <table:table-cell/>
          <table:table-cell office:value-type="float" office:value="777292" calcext:value-type="float">
            <text:p>777292</text:p>
          </table:table-cell>
        </table:table-row>
        <table:table-row table:style-name="ro1">
          <table:table-cell/>
          <table:table-cell office:value-type="float" office:value="932770" calcext:value-type="float">
            <text:p>932770</text:p>
          </table:table-cell>
          <table:table-cell/>
          <table:table-cell office:value-type="float" office:value="830408" calcext:value-type="float">
            <text:p>830408</text:p>
          </table:table-cell>
        </table:table-row>
        <table:table-row table:style-name="ro1">
          <table:table-cell/>
          <table:table-cell office:value-type="float" office:value="967952" calcext:value-type="float">
            <text:p>967952</text:p>
          </table:table-cell>
          <table:table-cell/>
          <table:table-cell office:value-type="float" office:value="817058" calcext:value-type="float">
            <text:p>817058</text:p>
          </table:table-cell>
        </table:table-row>
        <table:table-row table:style-name="ro1">
          <table:table-cell/>
          <table:table-cell office:value-type="float" office:value="838134" calcext:value-type="float">
            <text:p>838134</text:p>
          </table:table-cell>
          <table:table-cell/>
          <table:table-cell office:value-type="float" office:value="777222" calcext:value-type="float">
            <text:p>777222</text:p>
          </table:table-cell>
        </table:table-row>
        <table:table-row table:style-name="ro1">
          <table:table-cell/>
          <table:table-cell office:value-type="float" office:value="822072" calcext:value-type="float">
            <text:p>822072</text:p>
          </table:table-cell>
          <table:table-cell/>
          <table:table-cell office:value-type="float" office:value="936794" calcext:value-type="float">
            <text:p>936794</text:p>
          </table:table-cell>
        </table:table-row>
        <table:table-row table:style-name="ro1">
          <table:table-cell/>
          <table:table-cell office:value-type="float" office:value="847242" calcext:value-type="float">
            <text:p>847242</text:p>
          </table:table-cell>
          <table:table-cell/>
          <table:table-cell office:value-type="float" office:value="1236542" calcext:value-type="float">
            <text:p>1236542</text:p>
          </table:table-cell>
        </table:table-row>
        <table:table-row table:style-name="ro1">
          <table:table-cell/>
          <table:table-cell office:value-type="float" office:value="890882" calcext:value-type="float">
            <text:p>890882</text:p>
          </table:table-cell>
          <table:table-cell/>
          <table:table-cell office:value-type="float" office:value="1237590" calcext:value-type="float">
            <text:p>1237590</text:p>
          </table:table-cell>
        </table:table-row>
        <table:table-row table:style-name="ro1">
          <table:table-cell/>
          <table:table-cell office:value-type="float" office:value="804966" calcext:value-type="float">
            <text:p>804966</text:p>
          </table:table-cell>
          <table:table-cell/>
          <table:table-cell office:value-type="float" office:value="1147944" calcext:value-type="float">
            <text:p>1147944</text:p>
          </table:table-cell>
        </table:table-row>
        <table:table-row table:style-name="ro1">
          <table:table-cell/>
          <table:table-cell office:value-type="float" office:value="777670" calcext:value-type="float">
            <text:p>777670</text:p>
          </table:table-cell>
          <table:table-cell/>
          <table:table-cell office:value-type="float" office:value="863827" calcext:value-type="float">
            <text:p>863827</text:p>
          </table:table-cell>
        </table:table-row>
        <table:table-row table:style-name="ro1">
          <table:table-cell/>
          <table:table-cell office:value-type="float" office:value="766784" calcext:value-type="float">
            <text:p>766784</text:p>
          </table:table-cell>
          <table:table-cell/>
          <table:table-cell office:value-type="float" office:value="867174" calcext:value-type="float">
            <text:p>867174</text:p>
          </table:table-cell>
        </table:table-row>
        <table:table-row table:style-name="ro1">
          <table:table-cell/>
          <table:table-cell office:value-type="float" office:value="769544" calcext:value-type="float">
            <text:p>769544</text:p>
          </table:table-cell>
          <table:table-cell/>
          <table:table-cell office:value-type="float" office:value="923434" calcext:value-type="float">
            <text:p>923434</text:p>
          </table:table-cell>
        </table:table-row>
        <table:table-row table:style-name="ro1">
          <table:table-cell/>
          <table:table-cell office:value-type="float" office:value="832292" calcext:value-type="float">
            <text:p>832292</text:p>
          </table:table-cell>
          <table:table-cell/>
          <table:table-cell office:value-type="float" office:value="862547" calcext:value-type="float">
            <text:p>862547</text:p>
          </table:table-cell>
        </table:table-row>
        <table:table-row table:style-name="ro1">
          <table:table-cell/>
          <table:table-cell office:value-type="float" office:value="854693" calcext:value-type="float">
            <text:p>854693</text:p>
          </table:table-cell>
          <table:table-cell/>
          <table:table-cell office:value-type="float" office:value="810871" calcext:value-type="float">
            <text:p>810871</text:p>
          </table:table-cell>
        </table:table-row>
        <table:table-row table:style-name="ro1">
          <table:table-cell/>
          <table:table-cell office:value-type="float" office:value="853744" calcext:value-type="float">
            <text:p>853744</text:p>
          </table:table-cell>
          <table:table-cell/>
          <table:table-cell office:value-type="float" office:value="811800" calcext:value-type="float">
            <text:p>811800</text:p>
          </table:table-cell>
        </table:table-row>
        <table:table-row table:style-name="ro1">
          <table:table-cell/>
          <table:table-cell office:value-type="float" office:value="849614" calcext:value-type="float">
            <text:p>849614</text:p>
          </table:table-cell>
          <table:table-cell/>
          <table:table-cell office:value-type="float" office:value="812140" calcext:value-type="float">
            <text:p>812140</text:p>
          </table:table-cell>
        </table:table-row>
        <table:table-row table:style-name="ro1">
          <table:table-cell/>
          <table:table-cell office:value-type="float" office:value="871862" calcext:value-type="float">
            <text:p>871862</text:p>
          </table:table-cell>
          <table:table-cell/>
          <table:table-cell office:value-type="float" office:value="780141" calcext:value-type="float">
            <text:p>780141</text:p>
          </table:table-cell>
        </table:table-row>
        <table:table-row table:style-name="ro1">
          <table:table-cell/>
          <table:table-cell office:value-type="float" office:value="1012753" calcext:value-type="float">
            <text:p>1012753</text:p>
          </table:table-cell>
          <table:table-cell/>
          <table:table-cell office:value-type="float" office:value="768045" calcext:value-type="float">
            <text:p>768045</text:p>
          </table:table-cell>
        </table:table-row>
        <table:table-row table:style-name="ro1">
          <table:table-cell/>
          <table:table-cell office:value-type="float" office:value="1327703" calcext:value-type="float">
            <text:p>1327703</text:p>
          </table:table-cell>
          <table:table-cell/>
          <table:table-cell office:value-type="float" office:value="729843" calcext:value-type="float">
            <text:p>729843</text:p>
          </table:table-cell>
        </table:table-row>
        <table:table-row table:style-name="ro1">
          <table:table-cell/>
          <table:table-cell office:value-type="float" office:value="1303172" calcext:value-type="float">
            <text:p>1303172</text:p>
          </table:table-cell>
          <table:table-cell/>
          <table:table-cell office:value-type="float" office:value="783700" calcext:value-type="float">
            <text:p>783700</text:p>
          </table:table-cell>
        </table:table-row>
        <table:table-row table:style-name="ro1">
          <table:table-cell/>
          <table:table-cell office:value-type="float" office:value="1329750" calcext:value-type="float">
            <text:p>1329750</text:p>
          </table:table-cell>
          <table:table-cell/>
          <table:table-cell office:value-type="float" office:value="729095" calcext:value-type="float">
            <text:p>729095</text:p>
          </table:table-cell>
        </table:table-row>
        <table:table-row table:style-name="ro1">
          <table:table-cell/>
          <table:table-cell office:value-type="float" office:value="915838" calcext:value-type="float">
            <text:p>915838</text:p>
          </table:table-cell>
          <table:table-cell/>
          <table:table-cell office:value-type="float" office:value="729990" calcext:value-type="float">
            <text:p>729990</text:p>
          </table:table-cell>
        </table:table-row>
        <table:table-row table:style-name="ro1">
          <table:table-cell/>
          <table:table-cell office:value-type="float" office:value="957908" calcext:value-type="float">
            <text:p>957908</text:p>
          </table:table-cell>
          <table:table-cell/>
          <table:table-cell office:value-type="float" office:value="791914" calcext:value-type="float">
            <text:p>791914</text:p>
          </table:table-cell>
        </table:table-row>
        <table:table-row table:style-name="ro1">
          <table:table-cell/>
          <table:table-cell office:value-type="float" office:value="955299" calcext:value-type="float">
            <text:p>955299</text:p>
          </table:table-cell>
          <table:table-cell/>
          <table:table-cell office:value-type="float" office:value="782829" calcext:value-type="float">
            <text:p>782829</text:p>
          </table:table-cell>
        </table:table-row>
        <table:table-row table:style-name="ro1">
          <table:table-cell/>
          <table:table-cell office:value-type="float" office:value="909576" calcext:value-type="float">
            <text:p>909576</text:p>
          </table:table-cell>
          <table:table-cell/>
          <table:table-cell office:value-type="float" office:value="780513" calcext:value-type="float">
            <text:p>780513</text:p>
          </table:table-cell>
        </table:table-row>
        <table:table-row table:style-name="ro1">
          <table:table-cell/>
          <table:table-cell office:value-type="float" office:value="880563" calcext:value-type="float">
            <text:p>880563</text:p>
          </table:table-cell>
          <table:table-cell/>
          <table:table-cell office:value-type="float" office:value="777356" calcext:value-type="float">
            <text:p>777356</text:p>
          </table:table-cell>
        </table:table-row>
        <table:table-row table:style-name="ro1">
          <table:table-cell/>
          <table:table-cell office:value-type="float" office:value="799784" calcext:value-type="float">
            <text:p>799784</text:p>
          </table:table-cell>
          <table:table-cell/>
          <table:table-cell office:value-type="float" office:value="832228" calcext:value-type="float">
            <text:p>832228</text:p>
          </table:table-cell>
        </table:table-row>
        <table:table-row table:style-name="ro1">
          <table:table-cell/>
          <table:table-cell office:value-type="float" office:value="860338" calcext:value-type="float">
            <text:p>860338</text:p>
          </table:table-cell>
          <table:table-cell/>
          <table:table-cell office:value-type="float" office:value="1026562" calcext:value-type="float">
            <text:p>1026562</text:p>
          </table:table-cell>
        </table:table-row>
        <table:table-row table:style-name="ro1">
          <table:table-cell/>
          <table:table-cell office:value-type="float" office:value="815916" calcext:value-type="float">
            <text:p>815916</text:p>
          </table:table-cell>
          <table:table-cell/>
          <table:table-cell office:value-type="float" office:value="1237937" calcext:value-type="float">
            <text:p>1237937</text:p>
          </table:table-cell>
        </table:table-row>
        <table:table-row table:style-name="ro1">
          <table:table-cell/>
          <table:table-cell office:value-type="float" office:value="855973" calcext:value-type="float">
            <text:p>855973</text:p>
          </table:table-cell>
          <table:table-cell/>
          <table:table-cell office:value-type="float" office:value="1234951" calcext:value-type="float">
            <text:p>1234951</text:p>
          </table:table-cell>
        </table:table-row>
        <table:table-row table:style-name="ro1">
          <table:table-cell/>
          <table:table-cell office:value-type="float" office:value="912641" calcext:value-type="float">
            <text:p>912641</text:p>
          </table:table-cell>
          <table:table-cell/>
          <table:table-cell office:value-type="float" office:value="1392061" calcext:value-type="float">
            <text:p>1392061</text:p>
          </table:table-cell>
        </table:table-row>
        <table:table-row table:style-name="ro1">
          <table:table-cell/>
          <table:table-cell office:value-type="float" office:value="964542" calcext:value-type="float">
            <text:p>964542</text:p>
          </table:table-cell>
          <table:table-cell/>
          <table:table-cell office:value-type="float" office:value="922992" calcext:value-type="float">
            <text:p>922992</text:p>
          </table:table-cell>
        </table:table-row>
        <table:table-row table:style-name="ro1">
          <table:table-cell/>
          <table:table-cell office:value-type="float" office:value="976451" calcext:value-type="float">
            <text:p>976451</text:p>
          </table:table-cell>
          <table:table-cell/>
          <table:table-cell office:value-type="float" office:value="938554" calcext:value-type="float">
            <text:p>938554</text:p>
          </table:table-cell>
        </table:table-row>
        <table:table-row table:style-name="ro1">
          <table:table-cell/>
          <table:table-cell office:value-type="float" office:value="941961" calcext:value-type="float">
            <text:p>941961</text:p>
          </table:table-cell>
          <table:table-cell/>
          <table:table-cell office:value-type="float" office:value="864486" calcext:value-type="float">
            <text:p>864486</text:p>
          </table:table-cell>
        </table:table-row>
        <table:table-row table:style-name="ro1">
          <table:table-cell/>
          <table:table-cell office:value-type="float" office:value="833167" calcext:value-type="float">
            <text:p>833167</text:p>
          </table:table-cell>
          <table:table-cell/>
          <table:table-cell office:value-type="float" office:value="867349" calcext:value-type="float">
            <text:p>867349</text:p>
          </table:table-cell>
        </table:table-row>
        <table:table-row table:style-name="ro1">
          <table:table-cell/>
          <table:table-cell office:value-type="float" office:value="873632" calcext:value-type="float">
            <text:p>873632</text:p>
          </table:table-cell>
          <table:table-cell/>
          <table:table-cell office:value-type="float" office:value="794517" calcext:value-type="float">
            <text:p>794517</text:p>
          </table:table-cell>
        </table:table-row>
        <table:table-row table:style-name="ro1">
          <table:table-cell/>
          <table:table-cell office:value-type="float" office:value="869223" calcext:value-type="float">
            <text:p>869223</text:p>
          </table:table-cell>
          <table:table-cell/>
          <table:table-cell office:value-type="float" office:value="784424" calcext:value-type="float">
            <text:p>784424</text:p>
          </table:table-cell>
        </table:table-row>
        <table:table-row table:style-name="ro1">
          <table:table-cell/>
          <table:table-cell office:value-type="float" office:value="807438" calcext:value-type="float">
            <text:p>807438</text:p>
          </table:table-cell>
          <table:table-cell/>
          <table:table-cell office:value-type="float" office:value="782791" calcext:value-type="float">
            <text:p>782791</text:p>
          </table:table-cell>
        </table:table-row>
        <table:table-row table:style-name="ro1">
          <table:table-cell/>
          <table:table-cell office:value-type="float" office:value="904688" calcext:value-type="float">
            <text:p>904688</text:p>
          </table:table-cell>
          <table:table-cell/>
          <table:table-cell office:value-type="float" office:value="782585" calcext:value-type="float">
            <text:p>782585</text:p>
          </table:table-cell>
        </table:table-row>
        <table:table-row table:style-name="ro1">
          <table:table-cell/>
          <table:table-cell office:value-type="float" office:value="933194" calcext:value-type="float">
            <text:p>933194</text:p>
          </table:table-cell>
          <table:table-cell/>
          <table:table-cell office:value-type="float" office:value="842545" calcext:value-type="float">
            <text:p>842545</text:p>
          </table:table-cell>
        </table:table-row>
        <table:table-row table:style-name="ro1">
          <table:table-cell/>
          <table:table-cell office:value-type="float" office:value="886057" calcext:value-type="float">
            <text:p>886057</text:p>
          </table:table-cell>
          <table:table-cell/>
          <table:table-cell office:value-type="float" office:value="869343" calcext:value-type="float">
            <text:p>869343</text:p>
          </table:table-cell>
        </table:table-row>
        <table:table-row table:style-name="ro1">
          <table:table-cell/>
          <table:table-cell office:value-type="float" office:value="898870" calcext:value-type="float">
            <text:p>898870</text:p>
          </table:table-cell>
          <table:table-cell/>
          <table:table-cell office:value-type="float" office:value="872989" calcext:value-type="float">
            <text:p>872989</text:p>
          </table:table-cell>
        </table:table-row>
        <table:table-row table:style-name="ro1">
          <table:table-cell/>
          <table:table-cell office:value-type="float" office:value="823223" calcext:value-type="float">
            <text:p>823223</text:p>
          </table:table-cell>
          <table:table-cell/>
          <table:table-cell office:value-type="float" office:value="869799" calcext:value-type="float">
            <text:p>869799</text:p>
          </table:table-cell>
        </table:table-row>
        <table:table-row table:style-name="ro1">
          <table:table-cell/>
          <table:table-cell office:value-type="float" office:value="800735" calcext:value-type="float">
            <text:p>800735</text:p>
          </table:table-cell>
          <table:table-cell/>
          <table:table-cell office:value-type="float" office:value="871452" calcext:value-type="float">
            <text:p>871452</text:p>
          </table:table-cell>
        </table:table-row>
        <table:table-row table:style-name="ro1">
          <table:table-cell/>
          <table:table-cell office:value-type="float" office:value="817095" calcext:value-type="float">
            <text:p>817095</text:p>
          </table:table-cell>
          <table:table-cell/>
          <table:table-cell office:value-type="float" office:value="807831" calcext:value-type="float">
            <text:p>807831</text:p>
          </table:table-cell>
        </table:table-row>
        <table:table-row table:style-name="ro1">
          <table:table-cell/>
          <table:table-cell office:value-type="float" office:value="851221" calcext:value-type="float">
            <text:p>851221</text:p>
          </table:table-cell>
          <table:table-cell/>
          <table:table-cell office:value-type="float" office:value="830831" calcext:value-type="float">
            <text:p>830831</text:p>
          </table:table-cell>
        </table:table-row>
        <table:table-row table:style-name="ro1">
          <table:table-cell/>
          <table:table-cell office:value-type="float" office:value="828796" calcext:value-type="float">
            <text:p>828796</text:p>
          </table:table-cell>
          <table:table-cell/>
          <table:table-cell office:value-type="float" office:value="788915" calcext:value-type="float">
            <text:p>788915</text:p>
          </table:table-cell>
        </table:table-row>
        <table:table-row table:style-name="ro1">
          <table:table-cell/>
          <table:table-cell office:value-type="float" office:value="901326" calcext:value-type="float">
            <text:p>901326</text:p>
          </table:table-cell>
          <table:table-cell/>
          <table:table-cell office:value-type="float" office:value="780469" calcext:value-type="float">
            <text:p>780469</text:p>
          </table:table-cell>
        </table:table-row>
        <table:table-row table:style-name="ro1">
          <table:table-cell/>
          <table:table-cell office:value-type="float" office:value="891582" calcext:value-type="float">
            <text:p>891582</text:p>
          </table:table-cell>
          <table:table-cell/>
          <table:table-cell office:value-type="float" office:value="783253" calcext:value-type="float">
            <text:p>783253</text:p>
          </table:table-cell>
        </table:table-row>
        <table:table-row table:style-name="ro1">
          <table:table-cell/>
          <table:table-cell office:value-type="float" office:value="904075" calcext:value-type="float">
            <text:p>904075</text:p>
          </table:table-cell>
          <table:table-cell/>
          <table:table-cell office:value-type="float" office:value="868992" calcext:value-type="float">
            <text:p>868992</text:p>
          </table:table-cell>
        </table:table-row>
        <table:table-row table:style-name="ro1">
          <table:table-cell/>
          <table:table-cell office:value-type="float" office:value="983785" calcext:value-type="float">
            <text:p>983785</text:p>
          </table:table-cell>
          <table:table-cell/>
          <table:table-cell office:value-type="float" office:value="932076" calcext:value-type="float">
            <text:p>932076</text:p>
          </table:table-cell>
        </table:table-row>
        <table:table-row table:style-name="ro1">
          <table:table-cell/>
          <table:table-cell office:value-type="float" office:value="866863" calcext:value-type="float">
            <text:p>866863</text:p>
          </table:table-cell>
          <table:table-cell/>
          <table:table-cell office:value-type="float" office:value="918239" calcext:value-type="float">
            <text:p>918239</text:p>
          </table:table-cell>
        </table:table-row>
        <table:table-row table:style-name="ro1">
          <table:table-cell/>
          <table:table-cell office:value-type="float" office:value="811922" calcext:value-type="float">
            <text:p>811922</text:p>
          </table:table-cell>
          <table:table-cell/>
          <table:table-cell office:value-type="float" office:value="920321" calcext:value-type="float">
            <text:p>920321</text:p>
          </table:table-cell>
        </table:table-row>
        <table:table-row table:style-name="ro1">
          <table:table-cell/>
          <table:table-cell office:value-type="float" office:value="831153" calcext:value-type="float">
            <text:p>831153</text:p>
          </table:table-cell>
          <table:table-cell/>
          <table:table-cell office:value-type="float" office:value="855743" calcext:value-type="float">
            <text:p>855743</text:p>
          </table:table-cell>
        </table:table-row>
        <table:table-row table:style-name="ro1">
          <table:table-cell/>
          <table:table-cell office:value-type="float" office:value="807396" calcext:value-type="float">
            <text:p>807396</text:p>
          </table:table-cell>
          <table:table-cell/>
          <table:table-cell office:value-type="float" office:value="779597" calcext:value-type="float">
            <text:p>779597</text:p>
          </table:table-cell>
        </table:table-row>
        <table:table-row table:style-name="ro1">
          <table:table-cell/>
          <table:table-cell office:value-type="float" office:value="919630" calcext:value-type="float">
            <text:p>919630</text:p>
          </table:table-cell>
          <table:table-cell/>
          <table:table-cell office:value-type="float" office:value="777205" calcext:value-type="float">
            <text:p>777205</text:p>
          </table:table-cell>
        </table:table-row>
        <table:table-row table:style-name="ro1">
          <table:table-cell/>
          <table:table-cell office:value-type="float" office:value="919323" calcext:value-type="float">
            <text:p>919323</text:p>
          </table:table-cell>
          <table:table-cell/>
          <table:table-cell office:value-type="float" office:value="777578" calcext:value-type="float">
            <text:p>777578</text:p>
          </table:table-cell>
        </table:table-row>
        <table:table-row table:style-name="ro1">
          <table:table-cell/>
          <table:table-cell office:value-type="float" office:value="905932" calcext:value-type="float">
            <text:p>905932</text:p>
          </table:table-cell>
          <table:table-cell/>
          <table:table-cell office:value-type="float" office:value="781167" calcext:value-type="float">
            <text:p>781167</text:p>
          </table:table-cell>
        </table:table-row>
        <table:table-row table:style-name="ro1">
          <table:table-cell/>
          <table:table-cell office:value-type="float" office:value="895599" calcext:value-type="float">
            <text:p>895599</text:p>
          </table:table-cell>
          <table:table-cell/>
          <table:table-cell office:value-type="float" office:value="871101" calcext:value-type="float">
            <text:p>871101</text:p>
          </table:table-cell>
        </table:table-row>
        <table:table-row table:style-name="ro1">
          <table:table-cell/>
          <table:table-cell office:value-type="float" office:value="892310" calcext:value-type="float">
            <text:p>892310</text:p>
          </table:table-cell>
          <table:table-cell/>
          <table:table-cell office:value-type="float" office:value="939827" calcext:value-type="float">
            <text:p>939827</text:p>
          </table:table-cell>
        </table:table-row>
        <table:table-row table:style-name="ro1">
          <table:table-cell/>
          <table:table-cell office:value-type="float" office:value="812332" calcext:value-type="float">
            <text:p>812332</text:p>
          </table:table-cell>
          <table:table-cell/>
          <table:table-cell office:value-type="float" office:value="933600" calcext:value-type="float">
            <text:p>933600</text:p>
          </table:table-cell>
        </table:table-row>
        <table:table-row table:style-name="ro1">
          <table:table-cell/>
          <table:table-cell office:value-type="float" office:value="854862" calcext:value-type="float">
            <text:p>854862</text:p>
          </table:table-cell>
          <table:table-cell/>
          <table:table-cell office:value-type="float" office:value="872156" calcext:value-type="float">
            <text:p>872156</text:p>
          </table:table-cell>
        </table:table-row>
        <table:table-row table:style-name="ro1">
          <table:table-cell/>
          <table:table-cell office:value-type="float" office:value="900504" calcext:value-type="float">
            <text:p>900504</text:p>
          </table:table-cell>
          <table:table-cell/>
          <table:table-cell office:value-type="float" office:value="860227" calcext:value-type="float">
            <text:p>860227</text:p>
          </table:table-cell>
        </table:table-row>
        <table:table-row table:style-name="ro1">
          <table:table-cell/>
          <table:table-cell office:value-type="float" office:value="875858" calcext:value-type="float">
            <text:p>875858</text:p>
          </table:table-cell>
          <table:table-cell/>
          <table:table-cell office:value-type="float" office:value="782166" calcext:value-type="float">
            <text:p>782166</text:p>
          </table:table-cell>
        </table:table-row>
        <table:table-row table:style-name="ro1">
          <table:table-cell/>
          <table:table-cell office:value-type="float" office:value="873815" calcext:value-type="float">
            <text:p>873815</text:p>
          </table:table-cell>
          <table:table-cell/>
          <table:table-cell office:value-type="float" office:value="835656" calcext:value-type="float">
            <text:p>835656</text:p>
          </table:table-cell>
        </table:table-row>
        <table:table-row table:style-name="ro1">
          <table:table-cell/>
          <table:table-cell office:value-type="float" office:value="995435" calcext:value-type="float">
            <text:p>995435</text:p>
          </table:table-cell>
          <table:table-cell/>
          <table:table-cell office:value-type="float" office:value="784082" calcext:value-type="float">
            <text:p>784082</text:p>
          </table:table-cell>
        </table:table-row>
        <table:table-row table:style-name="ro1">
          <table:table-cell/>
          <table:table-cell office:value-type="float" office:value="894240" calcext:value-type="float">
            <text:p>894240</text:p>
          </table:table-cell>
          <table:table-cell/>
          <table:table-cell office:value-type="float" office:value="781667" calcext:value-type="float">
            <text:p>781667</text:p>
          </table:table-cell>
        </table:table-row>
        <table:table-row table:style-name="ro1">
          <table:table-cell/>
          <table:table-cell office:value-type="float" office:value="963041" calcext:value-type="float">
            <text:p>963041</text:p>
          </table:table-cell>
          <table:table-cell/>
          <table:table-cell office:value-type="float" office:value="876771" calcext:value-type="float">
            <text:p>876771</text:p>
          </table:table-cell>
        </table:table-row>
        <table:table-row table:style-name="ro1">
          <table:table-cell/>
          <table:table-cell office:value-type="float" office:value="915615" calcext:value-type="float">
            <text:p>915615</text:p>
          </table:table-cell>
          <table:table-cell/>
          <table:table-cell office:value-type="float" office:value="877898" calcext:value-type="float">
            <text:p>877898</text:p>
          </table:table-cell>
        </table:table-row>
        <table:table-row table:style-name="ro1">
          <table:table-cell/>
          <table:table-cell office:value-type="float" office:value="808026" calcext:value-type="float">
            <text:p>808026</text:p>
          </table:table-cell>
          <table:table-cell/>
          <table:table-cell office:value-type="float" office:value="868455" calcext:value-type="float">
            <text:p>868455</text:p>
          </table:table-cell>
        </table:table-row>
        <table:table-row table:style-name="ro1">
          <table:table-cell/>
          <table:table-cell office:value-type="float" office:value="840595" calcext:value-type="float">
            <text:p>840595</text:p>
          </table:table-cell>
          <table:table-cell/>
          <table:table-cell office:value-type="float" office:value="933802" calcext:value-type="float">
            <text:p>933802</text:p>
          </table:table-cell>
        </table:table-row>
        <table:table-row table:style-name="ro1">
          <table:table-cell/>
          <table:table-cell office:value-type="float" office:value="856614" calcext:value-type="float">
            <text:p>856614</text:p>
          </table:table-cell>
          <table:table-cell/>
          <table:table-cell office:value-type="float" office:value="810207" calcext:value-type="float">
            <text:p>810207</text:p>
          </table:table-cell>
        </table:table-row>
        <table:table-row table:style-name="ro1">
          <table:table-cell/>
          <table:table-cell office:value-type="float" office:value="879977" calcext:value-type="float">
            <text:p>879977</text:p>
          </table:table-cell>
          <table:table-cell/>
          <table:table-cell office:value-type="float" office:value="783122" calcext:value-type="float">
            <text:p>783122</text:p>
          </table:table-cell>
        </table:table-row>
        <table:table-row table:style-name="ro1">
          <table:table-cell/>
          <table:table-cell office:value-type="float" office:value="909916" calcext:value-type="float">
            <text:p>909916</text:p>
          </table:table-cell>
          <table:table-cell/>
          <table:table-cell office:value-type="float" office:value="831927" calcext:value-type="float">
            <text:p>831927</text:p>
          </table:table-cell>
        </table:table-row>
        <table:table-row table:style-name="ro1">
          <table:table-cell/>
          <table:table-cell office:value-type="float" office:value="897650" calcext:value-type="float">
            <text:p>897650</text:p>
          </table:table-cell>
          <table:table-cell/>
          <table:table-cell office:value-type="float" office:value="778954" calcext:value-type="float">
            <text:p>778954</text:p>
          </table:table-cell>
        </table:table-row>
        <table:table-row table:style-name="ro1">
          <table:table-cell/>
          <table:table-cell office:value-type="float" office:value="896158" calcext:value-type="float">
            <text:p>896158</text:p>
          </table:table-cell>
          <table:table-cell/>
          <table:table-cell office:value-type="float" office:value="778424" calcext:value-type="float">
            <text:p>778424</text:p>
          </table:table-cell>
        </table:table-row>
        <table:table-row table:style-name="ro1">
          <table:table-cell/>
          <table:table-cell office:value-type="float" office:value="906424" calcext:value-type="float">
            <text:p>906424</text:p>
          </table:table-cell>
          <table:table-cell/>
          <table:table-cell office:value-type="float" office:value="858059" calcext:value-type="float">
            <text:p>858059</text:p>
          </table:table-cell>
        </table:table-row>
        <table:table-row table:style-name="ro1">
          <table:table-cell/>
          <table:table-cell office:value-type="float" office:value="840172" calcext:value-type="float">
            <text:p>840172</text:p>
          </table:table-cell>
          <table:table-cell/>
          <table:table-cell office:value-type="float" office:value="901171" calcext:value-type="float">
            <text:p>901171</text:p>
          </table:table-cell>
        </table:table-row>
        <table:table-row table:style-name="ro1">
          <table:table-cell/>
          <table:table-cell office:value-type="float" office:value="833888" calcext:value-type="float">
            <text:p>833888</text:p>
          </table:table-cell>
          <table:table-cell/>
          <table:table-cell office:value-type="float" office:value="861916" calcext:value-type="float">
            <text:p>861916</text:p>
          </table:table-cell>
        </table:table-row>
        <table:table-row table:style-name="ro1">
          <table:table-cell/>
          <table:table-cell office:value-type="float" office:value="896568" calcext:value-type="float">
            <text:p>896568</text:p>
          </table:table-cell>
          <table:table-cell/>
          <table:table-cell office:value-type="float" office:value="861648" calcext:value-type="float">
            <text:p>861648</text:p>
          </table:table-cell>
        </table:table-row>
        <table:table-row table:style-name="ro1">
          <table:table-cell/>
          <table:table-cell office:value-type="float" office:value="818424" calcext:value-type="float">
            <text:p>818424</text:p>
          </table:table-cell>
          <table:table-cell/>
          <table:table-cell office:value-type="float" office:value="818691" calcext:value-type="float">
            <text:p>818691</text:p>
          </table:table-cell>
        </table:table-row>
        <table:table-row table:style-name="ro1">
          <table:table-cell/>
          <table:table-cell office:value-type="float" office:value="870830" calcext:value-type="float">
            <text:p>870830</text:p>
          </table:table-cell>
          <table:table-cell/>
          <table:table-cell office:value-type="float" office:value="776475" calcext:value-type="float">
            <text:p>776475</text:p>
          </table:table-cell>
        </table:table-row>
        <table:table-row table:style-name="ro1">
          <table:table-cell/>
          <table:table-cell office:value-type="float" office:value="996756" calcext:value-type="float">
            <text:p>996756</text:p>
          </table:table-cell>
          <table:table-cell/>
          <table:table-cell office:value-type="float" office:value="779020" calcext:value-type="float">
            <text:p>779020</text:p>
          </table:table-cell>
        </table:table-row>
        <table:table-row table:style-name="ro1">
          <table:table-cell/>
          <table:table-cell office:value-type="float" office:value="973026" calcext:value-type="float">
            <text:p>973026</text:p>
          </table:table-cell>
          <table:table-cell/>
          <table:table-cell office:value-type="float" office:value="777651" calcext:value-type="float">
            <text:p>777651</text:p>
          </table:table-cell>
        </table:table-row>
        <table:table-row table:style-name="ro1">
          <table:table-cell/>
          <table:table-cell office:value-type="float" office:value="969517" calcext:value-type="float">
            <text:p>969517</text:p>
          </table:table-cell>
          <table:table-cell/>
          <table:table-cell office:value-type="float" office:value="839794" calcext:value-type="float">
            <text:p>839794</text:p>
          </table:table-cell>
        </table:table-row>
        <table:table-row table:style-name="ro1">
          <table:table-cell/>
          <table:table-cell office:value-type="float" office:value="1272675" calcext:value-type="float">
            <text:p>1272675</text:p>
          </table:table-cell>
          <table:table-cell/>
          <table:table-cell office:value-type="float" office:value="899670" calcext:value-type="float">
            <text:p>899670</text:p>
          </table:table-cell>
        </table:table-row>
        <table:table-row table:style-name="ro1">
          <table:table-cell/>
          <table:table-cell office:value-type="float" office:value="1554674" calcext:value-type="float">
            <text:p>1554674</text:p>
          </table:table-cell>
          <table:table-cell/>
          <table:table-cell office:value-type="float" office:value="908066" calcext:value-type="float">
            <text:p>908066</text:p>
          </table:table-cell>
        </table:table-row>
        <table:table-row table:style-name="ro1">
          <table:table-cell/>
          <table:table-cell office:value-type="float" office:value="1491038" calcext:value-type="float">
            <text:p>1491038</text:p>
          </table:table-cell>
          <table:table-cell/>
          <table:table-cell office:value-type="float" office:value="911483" calcext:value-type="float">
            <text:p>911483</text:p>
          </table:table-cell>
        </table:table-row>
        <table:table-row table:style-name="ro1">
          <table:table-cell/>
          <table:table-cell office:value-type="float" office:value="800287" calcext:value-type="float">
            <text:p>800287</text:p>
          </table:table-cell>
          <table:table-cell/>
          <table:table-cell office:value-type="float" office:value="926486" calcext:value-type="float">
            <text:p>926486</text:p>
          </table:table-cell>
        </table:table-row>
        <table:table-row table:style-name="ro1">
          <table:table-cell/>
          <table:table-cell office:value-type="float" office:value="758096" calcext:value-type="float">
            <text:p>758096</text:p>
          </table:table-cell>
          <table:table-cell/>
          <table:table-cell office:value-type="float" office:value="819592" calcext:value-type="float">
            <text:p>819592</text:p>
          </table:table-cell>
        </table:table-row>
        <table:table-row table:style-name="ro1">
          <table:table-cell/>
          <table:table-cell office:value-type="float" office:value="829635" calcext:value-type="float">
            <text:p>829635</text:p>
          </table:table-cell>
          <table:table-cell/>
          <table:table-cell office:value-type="float" office:value="777815" calcext:value-type="float">
            <text:p>777815</text:p>
          </table:table-cell>
        </table:table-row>
        <table:table-row table:style-name="ro1">
          <table:table-cell/>
          <table:table-cell office:value-type="float" office:value="822483" calcext:value-type="float">
            <text:p>822483</text:p>
          </table:table-cell>
          <table:table-cell/>
          <table:table-cell office:value-type="float" office:value="781706" calcext:value-type="float">
            <text:p>781706</text:p>
          </table:table-cell>
        </table:table-row>
        <table:table-row table:style-name="ro1">
          <table:table-cell/>
          <table:table-cell office:value-type="float" office:value="778918" calcext:value-type="float">
            <text:p>778918</text:p>
          </table:table-cell>
          <table:table-cell/>
          <table:table-cell office:value-type="float" office:value="788771" calcext:value-type="float">
            <text:p>788771</text:p>
          </table:table-cell>
        </table:table-row>
        <table:table-row table:style-name="ro1">
          <table:table-cell/>
          <table:table-cell office:value-type="float" office:value="912941" calcext:value-type="float">
            <text:p>912941</text:p>
          </table:table-cell>
          <table:table-cell/>
          <table:table-cell office:value-type="float" office:value="831368" calcext:value-type="float">
            <text:p>831368</text:p>
          </table:table-cell>
        </table:table-row>
        <table:table-row table:style-name="ro1">
          <table:table-cell/>
          <table:table-cell office:value-type="float" office:value="832180" calcext:value-type="float">
            <text:p>832180</text:p>
          </table:table-cell>
          <table:table-cell/>
          <table:table-cell office:value-type="float" office:value="913066" calcext:value-type="float">
            <text:p>913066</text:p>
          </table:table-cell>
        </table:table-row>
        <table:table-row table:style-name="ro1">
          <table:table-cell/>
          <table:table-cell office:value-type="float" office:value="800897" calcext:value-type="float">
            <text:p>800897</text:p>
          </table:table-cell>
          <table:table-cell/>
          <table:table-cell office:value-type="float" office:value="927665" calcext:value-type="float">
            <text:p>927665</text:p>
          </table:table-cell>
        </table:table-row>
        <table:table-row table:style-name="ro1">
          <table:table-cell/>
          <table:table-cell office:value-type="float" office:value="819244" calcext:value-type="float">
            <text:p>819244</text:p>
          </table:table-cell>
          <table:table-cell/>
          <table:table-cell office:value-type="float" office:value="861300" calcext:value-type="float">
            <text:p>861300</text:p>
          </table:table-cell>
        </table:table-row>
        <table:table-row table:style-name="ro1">
          <table:table-cell/>
          <table:table-cell office:value-type="float" office:value="1223020" calcext:value-type="float">
            <text:p>1223020</text:p>
          </table:table-cell>
          <table:table-cell/>
          <table:table-cell office:value-type="float" office:value="916986" calcext:value-type="float">
            <text:p>916986</text:p>
          </table:table-cell>
        </table:table-row>
        <table:table-row table:style-name="ro1">
          <table:table-cell/>
          <table:table-cell office:value-type="float" office:value="1322193" calcext:value-type="float">
            <text:p>1322193</text:p>
          </table:table-cell>
          <table:table-cell/>
          <table:table-cell office:value-type="float" office:value="1326323" calcext:value-type="float">
            <text:p>1326323</text:p>
          </table:table-cell>
        </table:table-row>
        <table:table-row table:style-name="ro1">
          <table:table-cell/>
          <table:table-cell office:value-type="float" office:value="1357808" calcext:value-type="float">
            <text:p>1357808</text:p>
          </table:table-cell>
          <table:table-cell/>
          <table:table-cell office:value-type="float" office:value="1483650" calcext:value-type="float">
            <text:p>1483650</text:p>
          </table:table-cell>
        </table:table-row>
        <table:table-row table:style-name="ro1">
          <table:table-cell/>
          <table:table-cell office:value-type="float" office:value="1340737" calcext:value-type="float">
            <text:p>1340737</text:p>
          </table:table-cell>
          <table:table-cell/>
          <table:table-cell office:value-type="float" office:value="1530381" calcext:value-type="float">
            <text:p>1530381</text:p>
          </table:table-cell>
        </table:table-row>
        <table:table-row table:style-name="ro1">
          <table:table-cell/>
          <table:table-cell office:value-type="float" office:value="1296089" calcext:value-type="float">
            <text:p>1296089</text:p>
          </table:table-cell>
          <table:table-cell/>
          <table:table-cell office:value-type="float" office:value="752183" calcext:value-type="float">
            <text:p>752183</text:p>
          </table:table-cell>
        </table:table-row>
        <table:table-row table:style-name="ro1">
          <table:table-cell/>
          <table:table-cell office:value-type="float" office:value="1102768" calcext:value-type="float">
            <text:p>1102768</text:p>
          </table:table-cell>
          <table:table-cell/>
          <table:table-cell office:value-type="float" office:value="725973" calcext:value-type="float">
            <text:p>725973</text:p>
          </table:table-cell>
        </table:table-row>
        <table:table-row table:style-name="ro1">
          <table:table-cell/>
          <table:table-cell office:value-type="float" office:value="963857" calcext:value-type="float">
            <text:p>963857</text:p>
          </table:table-cell>
          <table:table-cell/>
          <table:table-cell office:value-type="float" office:value="728542" calcext:value-type="float">
            <text:p>728542</text:p>
          </table:table-cell>
        </table:table-row>
        <table:table-row table:style-name="ro1">
          <table:table-cell/>
          <table:table-cell office:value-type="float" office:value="892753" calcext:value-type="float">
            <text:p>892753</text:p>
          </table:table-cell>
          <table:table-cell/>
          <table:table-cell office:value-type="float" office:value="727088" calcext:value-type="float">
            <text:p>727088</text:p>
          </table:table-cell>
        </table:table-row>
        <table:table-row table:style-name="ro1">
          <table:table-cell/>
          <table:table-cell office:value-type="float" office:value="953504" calcext:value-type="float">
            <text:p>953504</text:p>
          </table:table-cell>
          <table:table-cell/>
          <table:table-cell office:value-type="float" office:value="728511" calcext:value-type="float">
            <text:p>728511</text:p>
          </table:table-cell>
        </table:table-row>
        <table:table-row table:style-name="ro1">
          <table:table-cell/>
          <table:table-cell office:value-type="float" office:value="866309" calcext:value-type="float">
            <text:p>866309</text:p>
          </table:table-cell>
          <table:table-cell/>
          <table:table-cell office:value-type="float" office:value="777842" calcext:value-type="float">
            <text:p>777842</text:p>
          </table:table-cell>
        </table:table-row>
        <table:table-row table:style-name="ro1">
          <table:table-cell/>
          <table:table-cell office:value-type="float" office:value="888239" calcext:value-type="float">
            <text:p>888239</text:p>
          </table:table-cell>
          <table:table-cell/>
          <table:table-cell office:value-type="float" office:value="778508" calcext:value-type="float">
            <text:p>778508</text:p>
          </table:table-cell>
        </table:table-row>
        <table:table-row table:style-name="ro1">
          <table:table-cell/>
          <table:table-cell office:value-type="float" office:value="885151" calcext:value-type="float">
            <text:p>885151</text:p>
          </table:table-cell>
          <table:table-cell/>
          <table:table-cell office:value-type="float" office:value="777737" calcext:value-type="float">
            <text:p>777737</text:p>
          </table:table-cell>
        </table:table-row>
        <table:table-row table:style-name="ro1">
          <table:table-cell/>
          <table:table-cell office:value-type="float" office:value="816225" calcext:value-type="float">
            <text:p>816225</text:p>
          </table:table-cell>
          <table:table-cell/>
          <table:table-cell office:value-type="float" office:value="777387" calcext:value-type="float">
            <text:p>777387</text:p>
          </table:table-cell>
        </table:table-row>
        <table:table-row table:style-name="ro1">
          <table:table-cell/>
          <table:table-cell office:value-type="float" office:value="879283" calcext:value-type="float">
            <text:p>879283</text:p>
          </table:table-cell>
          <table:table-cell/>
          <table:table-cell office:value-type="float" office:value="831002" calcext:value-type="float">
            <text:p>831002</text:p>
          </table:table-cell>
        </table:table-row>
        <table:table-row table:style-name="ro1">
          <table:table-cell/>
          <table:table-cell office:value-type="float" office:value="799208" calcext:value-type="float">
            <text:p>799208</text:p>
          </table:table-cell>
          <table:table-cell/>
          <table:table-cell office:value-type="float" office:value="1236954" calcext:value-type="float">
            <text:p>1236954</text:p>
          </table:table-cell>
        </table:table-row>
        <table:table-row table:style-name="ro1">
          <table:table-cell/>
          <table:table-cell office:value-type="float" office:value="776374" calcext:value-type="float">
            <text:p>776374</text:p>
          </table:table-cell>
          <table:table-cell/>
          <table:table-cell office:value-type="float" office:value="1236028" calcext:value-type="float">
            <text:p>1236028</text:p>
          </table:table-cell>
        </table:table-row>
        <table:table-row table:style-name="ro1">
          <table:table-cell/>
          <table:table-cell office:value-type="float" office:value="779439" calcext:value-type="float">
            <text:p>779439</text:p>
          </table:table-cell>
          <table:table-cell/>
          <table:table-cell office:value-type="float" office:value="1269073" calcext:value-type="float">
            <text:p>1269073</text:p>
          </table:table-cell>
        </table:table-row>
        <table:table-row table:style-name="ro1">
          <table:table-cell/>
          <table:table-cell office:value-type="float" office:value="769445" calcext:value-type="float">
            <text:p>769445</text:p>
          </table:table-cell>
          <table:table-cell/>
          <table:table-cell office:value-type="float" office:value="1234711" calcext:value-type="float">
            <text:p>1234711</text:p>
          </table:table-cell>
        </table:table-row>
        <table:table-row table:style-name="ro1">
          <table:table-cell/>
          <table:table-cell office:value-type="float" office:value="808145" calcext:value-type="float">
            <text:p>808145</text:p>
          </table:table-cell>
          <table:table-cell/>
          <table:table-cell office:value-type="float" office:value="1236285" calcext:value-type="float">
            <text:p>1236285</text:p>
          </table:table-cell>
        </table:table-row>
        <table:table-row table:style-name="ro1">
          <table:table-cell/>
          <table:table-cell office:value-type="float" office:value="827288" calcext:value-type="float">
            <text:p>827288</text:p>
          </table:table-cell>
          <table:table-cell/>
          <table:table-cell office:value-type="float" office:value="1089030" calcext:value-type="float">
            <text:p>1089030</text:p>
          </table:table-cell>
        </table:table-row>
        <table:table-row table:style-name="ro1">
          <table:table-cell/>
          <table:table-cell office:value-type="float" office:value="823320" calcext:value-type="float">
            <text:p>823320</text:p>
          </table:table-cell>
          <table:table-cell/>
          <table:table-cell office:value-type="float" office:value="864503" calcext:value-type="float">
            <text:p>864503</text:p>
          </table:table-cell>
        </table:table-row>
        <table:table-row table:style-name="ro1">
          <table:table-cell/>
          <table:table-cell office:value-type="float" office:value="876169" calcext:value-type="float">
            <text:p>876169</text:p>
          </table:table-cell>
          <table:table-cell/>
          <table:table-cell office:value-type="float" office:value="864492" calcext:value-type="float">
            <text:p>864492</text:p>
          </table:table-cell>
        </table:table-row>
        <table:table-row table:style-name="ro1">
          <table:table-cell/>
          <table:table-cell office:value-type="float" office:value="874727" calcext:value-type="float">
            <text:p>874727</text:p>
          </table:table-cell>
          <table:table-cell/>
          <table:table-cell office:value-type="float" office:value="862618" calcext:value-type="float">
            <text:p>862618</text:p>
          </table:table-cell>
        </table:table-row>
        <table:table-row table:style-name="ro1">
          <table:table-cell/>
          <table:table-cell office:value-type="float" office:value="1184445" calcext:value-type="float">
            <text:p>1184445</text:p>
          </table:table-cell>
          <table:table-cell/>
          <table:table-cell office:value-type="float" office:value="865371" calcext:value-type="float">
            <text:p>865371</text:p>
          </table:table-cell>
        </table:table-row>
        <table:table-row table:style-name="ro1">
          <table:table-cell/>
          <table:table-cell office:value-type="float" office:value="1299473" calcext:value-type="float">
            <text:p>1299473</text:p>
          </table:table-cell>
          <table:table-cell/>
          <table:table-cell office:value-type="float" office:value="819865" calcext:value-type="float">
            <text:p>819865</text:p>
          </table:table-cell>
        </table:table-row>
        <table:table-row table:style-name="ro1">
          <table:table-cell/>
          <table:table-cell office:value-type="float" office:value="1342355" calcext:value-type="float">
            <text:p>1342355</text:p>
          </table:table-cell>
          <table:table-cell/>
          <table:table-cell office:value-type="float" office:value="780621" calcext:value-type="float">
            <text:p>780621</text:p>
          </table:table-cell>
        </table:table-row>
        <table:table-row table:style-name="ro1">
          <table:table-cell/>
          <table:table-cell office:value-type="float" office:value="1095594" calcext:value-type="float">
            <text:p>1095594</text:p>
          </table:table-cell>
          <table:table-cell/>
          <table:table-cell office:value-type="float" office:value="818751" calcext:value-type="float">
            <text:p>818751</text:p>
          </table:table-cell>
        </table:table-row>
        <table:table-row table:style-name="ro1">
          <table:table-cell/>
          <table:table-cell office:value-type="float" office:value="992026" calcext:value-type="float">
            <text:p>992026</text:p>
          </table:table-cell>
          <table:table-cell/>
          <table:table-cell office:value-type="float" office:value="810275" calcext:value-type="float">
            <text:p>810275</text:p>
          </table:table-cell>
        </table:table-row>
        <table:table-row table:style-name="ro1">
          <table:table-cell/>
          <table:table-cell office:value-type="float" office:value="912283" calcext:value-type="float">
            <text:p>912283</text:p>
          </table:table-cell>
          <table:table-cell/>
          <table:table-cell office:value-type="float" office:value="766800" calcext:value-type="float">
            <text:p>766800</text:p>
          </table:table-cell>
        </table:table-row>
        <table:table-row table:style-name="ro1">
          <table:table-cell/>
          <table:table-cell office:value-type="float" office:value="922053" calcext:value-type="float">
            <text:p>922053</text:p>
          </table:table-cell>
          <table:table-cell/>
          <table:table-cell office:value-type="float" office:value="734871" calcext:value-type="float">
            <text:p>734871</text:p>
          </table:table-cell>
        </table:table-row>
        <table:table-row table:style-name="ro1">
          <table:table-cell/>
          <table:table-cell office:value-type="float" office:value="834795" calcext:value-type="float">
            <text:p>834795</text:p>
          </table:table-cell>
          <table:table-cell/>
          <table:table-cell office:value-type="float" office:value="729910" calcext:value-type="float">
            <text:p>729910</text:p>
          </table:table-cell>
        </table:table-row>
        <table:table-row table:style-name="ro1">
          <table:table-cell/>
          <table:table-cell office:value-type="float" office:value="833539" calcext:value-type="float">
            <text:p>833539</text:p>
          </table:table-cell>
          <table:table-cell/>
          <table:table-cell office:value-type="float" office:value="732212" calcext:value-type="float">
            <text:p>732212</text:p>
          </table:table-cell>
        </table:table-row>
        <table:table-row table:style-name="ro1">
          <table:table-cell/>
          <table:table-cell office:value-type="float" office:value="826436" calcext:value-type="float">
            <text:p>826436</text:p>
          </table:table-cell>
          <table:table-cell/>
          <table:table-cell office:value-type="float" office:value="727564" calcext:value-type="float">
            <text:p>727564</text:p>
          </table:table-cell>
        </table:table-row>
        <table:table-row table:style-name="ro1">
          <table:table-cell/>
          <table:table-cell office:value-type="float" office:value="863296" calcext:value-type="float">
            <text:p>863296</text:p>
          </table:table-cell>
          <table:table-cell/>
          <table:table-cell office:value-type="float" office:value="787854" calcext:value-type="float">
            <text:p>787854</text:p>
          </table:table-cell>
        </table:table-row>
        <table:table-row table:style-name="ro1">
          <table:table-cell/>
          <table:table-cell office:value-type="float" office:value="877594" calcext:value-type="float">
            <text:p>877594</text:p>
          </table:table-cell>
          <table:table-cell/>
          <table:table-cell office:value-type="float" office:value="774148" calcext:value-type="float">
            <text:p>774148</text:p>
          </table:table-cell>
        </table:table-row>
        <table:table-row table:style-name="ro1">
          <table:table-cell/>
          <table:table-cell office:value-type="float" office:value="986700" calcext:value-type="float">
            <text:p>986700</text:p>
          </table:table-cell>
          <table:table-cell/>
          <table:table-cell office:value-type="float" office:value="832042" calcext:value-type="float">
            <text:p>832042</text:p>
          </table:table-cell>
        </table:table-row>
        <table:table-row table:style-name="ro1">
          <table:table-cell/>
          <table:table-cell office:value-type="float" office:value="906156" calcext:value-type="float">
            <text:p>906156</text:p>
          </table:table-cell>
          <table:table-cell/>
          <table:table-cell office:value-type="float" office:value="777052" calcext:value-type="float">
            <text:p>777052</text:p>
          </table:table-cell>
        </table:table-row>
        <table:table-row table:style-name="ro1">
          <table:table-cell/>
          <table:table-cell office:value-type="float" office:value="889407" calcext:value-type="float">
            <text:p>889407</text:p>
          </table:table-cell>
          <table:table-cell/>
          <table:table-cell office:value-type="float" office:value="776918" calcext:value-type="float">
            <text:p>776918</text:p>
          </table:table-cell>
        </table:table-row>
        <table:table-row table:style-name="ro1">
          <table:table-cell/>
          <table:table-cell office:value-type="float" office:value="893835" calcext:value-type="float">
            <text:p>893835</text:p>
          </table:table-cell>
          <table:table-cell/>
          <table:table-cell office:value-type="float" office:value="931744" calcext:value-type="float">
            <text:p>931744</text:p>
          </table:table-cell>
        </table:table-row>
        <table:table-row table:style-name="ro1">
          <table:table-cell/>
          <table:table-cell office:value-type="float" office:value="803472" calcext:value-type="float">
            <text:p>803472</text:p>
          </table:table-cell>
          <table:table-cell/>
          <table:table-cell office:value-type="float" office:value="1239265" calcext:value-type="float">
            <text:p>1239265</text:p>
          </table:table-cell>
        </table:table-row>
        <table:table-row table:style-name="ro1">
          <table:table-cell/>
          <table:table-cell office:value-type="float" office:value="814631" calcext:value-type="float">
            <text:p>814631</text:p>
          </table:table-cell>
          <table:table-cell/>
          <table:table-cell office:value-type="float" office:value="1248295" calcext:value-type="float">
            <text:p>1248295</text:p>
          </table:table-cell>
        </table:table-row>
        <table:table-row table:style-name="ro1">
          <table:table-cell/>
          <table:table-cell office:value-type="float" office:value="815733" calcext:value-type="float">
            <text:p>815733</text:p>
          </table:table-cell>
          <table:table-cell/>
          <table:table-cell office:value-type="float" office:value="1165040" calcext:value-type="float">
            <text:p>1165040</text:p>
          </table:table-cell>
        </table:table-row>
        <table:table-row table:style-name="ro1">
          <table:table-cell/>
          <table:table-cell office:value-type="float" office:value="852562" calcext:value-type="float">
            <text:p>852562</text:p>
          </table:table-cell>
          <table:table-cell/>
          <table:table-cell office:value-type="float" office:value="866387" calcext:value-type="float">
            <text:p>866387</text:p>
          </table:table-cell>
        </table:table-row>
        <table:table-row table:style-name="ro1">
          <table:table-cell/>
          <table:table-cell office:value-type="float" office:value="888769" calcext:value-type="float">
            <text:p>888769</text:p>
          </table:table-cell>
          <table:table-cell/>
          <table:table-cell office:value-type="float" office:value="920529" calcext:value-type="float">
            <text:p>920529</text:p>
          </table:table-cell>
        </table:table-row>
        <table:table-row table:style-name="ro1">
          <table:table-cell/>
          <table:table-cell office:value-type="float" office:value="972186" calcext:value-type="float">
            <text:p>972186</text:p>
          </table:table-cell>
          <table:table-cell/>
          <table:table-cell office:value-type="float" office:value="918811" calcext:value-type="float">
            <text:p>918811</text:p>
          </table:table-cell>
        </table:table-row>
        <table:table-row table:style-name="ro1">
          <table:table-cell/>
          <table:table-cell office:value-type="float" office:value="936472" calcext:value-type="float">
            <text:p>936472</text:p>
          </table:table-cell>
          <table:table-cell/>
          <table:table-cell office:value-type="float" office:value="865600" calcext:value-type="float">
            <text:p>865600</text:p>
          </table:table-cell>
        </table:table-row>
        <table:table-row table:style-name="ro1">
          <table:table-cell/>
          <table:table-cell office:value-type="float" office:value="920592" calcext:value-type="float">
            <text:p>920592</text:p>
          </table:table-cell>
          <table:table-cell/>
          <table:table-cell office:value-type="float" office:value="777896" calcext:value-type="float">
            <text:p>777896</text:p>
          </table:table-cell>
        </table:table-row>
        <table:table-row table:style-name="ro1">
          <table:table-cell/>
          <table:table-cell office:value-type="float" office:value="866086" calcext:value-type="float">
            <text:p>866086</text:p>
          </table:table-cell>
          <table:table-cell/>
          <table:table-cell office:value-type="float" office:value="782451" calcext:value-type="float">
            <text:p>782451</text:p>
          </table:table-cell>
        </table:table-row>
        <table:table-row table:style-name="ro1">
          <table:table-cell/>
          <table:table-cell office:value-type="float" office:value="831835" calcext:value-type="float">
            <text:p>831835</text:p>
          </table:table-cell>
          <table:table-cell/>
          <table:table-cell office:value-type="float" office:value="820821" calcext:value-type="float">
            <text:p>820821</text:p>
          </table:table-cell>
        </table:table-row>
        <table:table-row table:style-name="ro1">
          <table:table-cell/>
          <table:table-cell office:value-type="float" office:value="841311" calcext:value-type="float">
            <text:p>841311</text:p>
          </table:table-cell>
          <table:table-cell/>
          <table:table-cell office:value-type="float" office:value="775756" calcext:value-type="float">
            <text:p>775756</text:p>
          </table:table-cell>
        </table:table-row>
        <table:table-row table:style-name="ro1">
          <table:table-cell/>
          <table:table-cell office:value-type="float" office:value="895035" calcext:value-type="float">
            <text:p>895035</text:p>
          </table:table-cell>
          <table:table-cell/>
          <table:table-cell office:value-type="float" office:value="849004" calcext:value-type="float">
            <text:p>849004</text:p>
          </table:table-cell>
        </table:table-row>
        <table:table-row table:style-name="ro1">
          <table:table-cell/>
          <table:table-cell office:value-type="float" office:value="814802" calcext:value-type="float">
            <text:p>814802</text:p>
          </table:table-cell>
          <table:table-cell/>
          <table:table-cell office:value-type="float" office:value="917634" calcext:value-type="float">
            <text:p>917634</text:p>
          </table:table-cell>
        </table:table-row>
        <table:table-row table:style-name="ro1">
          <table:table-cell/>
          <table:table-cell office:value-type="float" office:value="931753" calcext:value-type="float">
            <text:p>931753</text:p>
          </table:table-cell>
          <table:table-cell/>
          <table:table-cell office:value-type="float" office:value="924074" calcext:value-type="float">
            <text:p>924074</text:p>
          </table:table-cell>
        </table:table-row>
        <table:table-row table:style-name="ro1">
          <table:table-cell/>
          <table:table-cell office:value-type="float" office:value="980952" calcext:value-type="float">
            <text:p>980952</text:p>
          </table:table-cell>
          <table:table-cell/>
          <table:table-cell office:value-type="float" office:value="865329" calcext:value-type="float">
            <text:p>865329</text:p>
          </table:table-cell>
        </table:table-row>
        <table:table-row table:style-name="ro1">
          <table:table-cell/>
          <table:table-cell office:value-type="float" office:value="921525" calcext:value-type="float">
            <text:p>921525</text:p>
          </table:table-cell>
          <table:table-cell/>
          <table:table-cell office:value-type="float" office:value="866189" calcext:value-type="float">
            <text:p>866189</text:p>
          </table:table-cell>
        </table:table-row>
        <table:table-row table:style-name="ro1">
          <table:table-cell/>
          <table:table-cell office:value-type="float" office:value="908710" calcext:value-type="float">
            <text:p>908710</text:p>
          </table:table-cell>
          <table:table-cell/>
          <table:table-cell office:value-type="float" office:value="810330" calcext:value-type="float">
            <text:p>810330</text:p>
          </table:table-cell>
        </table:table-row>
        <table:table-row table:style-name="ro1">
          <table:table-cell/>
          <table:table-cell office:value-type="float" office:value="861663" calcext:value-type="float">
            <text:p>861663</text:p>
          </table:table-cell>
          <table:table-cell/>
          <table:table-cell office:value-type="float" office:value="810994" calcext:value-type="float">
            <text:p>810994</text:p>
          </table:table-cell>
        </table:table-row>
        <table:table-row table:style-name="ro1">
          <table:table-cell/>
          <table:table-cell office:value-type="float" office:value="820591" calcext:value-type="float">
            <text:p>820591</text:p>
          </table:table-cell>
          <table:table-cell/>
          <table:table-cell office:value-type="float" office:value="776701" calcext:value-type="float">
            <text:p>776701</text:p>
          </table:table-cell>
        </table:table-row>
        <table:table-row table:style-name="ro1">
          <table:table-cell/>
          <table:table-cell office:value-type="float" office:value="799274" calcext:value-type="float">
            <text:p>799274</text:p>
          </table:table-cell>
          <table:table-cell/>
          <table:table-cell office:value-type="float" office:value="828744" calcext:value-type="float">
            <text:p>828744</text:p>
          </table:table-cell>
        </table:table-row>
        <table:table-row table:style-name="ro1">
          <table:table-cell/>
          <table:table-cell office:value-type="float" office:value="842803" calcext:value-type="float">
            <text:p>842803</text:p>
          </table:table-cell>
          <table:table-cell/>
          <table:table-cell office:value-type="float" office:value="812643" calcext:value-type="float">
            <text:p>812643</text:p>
          </table:table-cell>
        </table:table-row>
        <table:table-row table:style-name="ro1">
          <table:table-cell/>
          <table:table-cell office:value-type="float" office:value="903348" calcext:value-type="float">
            <text:p>903348</text:p>
          </table:table-cell>
          <table:table-cell/>
          <table:table-cell office:value-type="float" office:value="870902" calcext:value-type="float">
            <text:p>870902</text:p>
          </table:table-cell>
        </table:table-row>
        <table:table-row table:style-name="ro1">
          <table:table-cell/>
          <table:table-cell office:value-type="float" office:value="963502" calcext:value-type="float">
            <text:p>963502</text:p>
          </table:table-cell>
          <table:table-cell/>
          <table:table-cell office:value-type="float" office:value="929911" calcext:value-type="float">
            <text:p>929911</text:p>
          </table:table-cell>
        </table:table-row>
        <table:table-row table:style-name="ro1">
          <table:table-cell/>
          <table:table-cell office:value-type="float" office:value="1027233" calcext:value-type="float">
            <text:p>1027233</text:p>
          </table:table-cell>
          <table:table-cell/>
          <table:table-cell office:value-type="float" office:value="865086" calcext:value-type="float">
            <text:p>865086</text:p>
          </table:table-cell>
        </table:table-row>
        <table:table-row table:style-name="ro1">
          <table:table-cell/>
          <table:table-cell office:value-type="float" office:value="905805" calcext:value-type="float">
            <text:p>905805</text:p>
          </table:table-cell>
          <table:table-cell/>
          <table:table-cell office:value-type="float" office:value="923670" calcext:value-type="float">
            <text:p>923670</text:p>
          </table:table-cell>
        </table:table-row>
        <table:table-row table:style-name="ro1">
          <table:table-cell/>
          <table:table-cell office:value-type="float" office:value="882383" calcext:value-type="float">
            <text:p>882383</text:p>
          </table:table-cell>
          <table:table-cell/>
          <table:table-cell office:value-type="float" office:value="809312" calcext:value-type="float">
            <text:p>809312</text:p>
          </table:table-cell>
        </table:table-row>
        <table:table-row table:style-name="ro1">
          <table:table-cell/>
          <table:table-cell office:value-type="float" office:value="800807" calcext:value-type="float">
            <text:p>800807</text:p>
          </table:table-cell>
          <table:table-cell/>
          <table:table-cell office:value-type="float" office:value="829425" calcext:value-type="float">
            <text:p>829425</text:p>
          </table:table-cell>
        </table:table-row>
        <table:table-row table:style-name="ro1">
          <table:table-cell/>
          <table:table-cell office:value-type="float" office:value="915896" calcext:value-type="float">
            <text:p>915896</text:p>
          </table:table-cell>
          <table:table-cell/>
          <table:table-cell office:value-type="float" office:value="821599" calcext:value-type="float">
            <text:p>821599</text:p>
          </table:table-cell>
        </table:table-row>
        <table:table-row table:style-name="ro1">
          <table:table-cell/>
          <table:table-cell office:value-type="float" office:value="863620" calcext:value-type="float">
            <text:p>863620</text:p>
          </table:table-cell>
          <table:table-cell/>
          <table:table-cell office:value-type="float" office:value="825313" calcext:value-type="float">
            <text:p>825313</text:p>
          </table:table-cell>
        </table:table-row>
        <table:table-row table:style-name="ro1">
          <table:table-cell/>
          <table:table-cell office:value-type="float" office:value="839768" calcext:value-type="float">
            <text:p>839768</text:p>
          </table:table-cell>
          <table:table-cell/>
          <table:table-cell office:value-type="float" office:value="853829" calcext:value-type="float">
            <text:p>853829</text:p>
          </table:table-cell>
        </table:table-row>
        <table:table-row table:style-name="ro1">
          <table:table-cell/>
          <table:table-cell office:value-type="float" office:value="924588" calcext:value-type="float">
            <text:p>924588</text:p>
          </table:table-cell>
          <table:table-cell/>
          <table:table-cell office:value-type="float" office:value="866531" calcext:value-type="float">
            <text:p>866531</text:p>
          </table:table-cell>
        </table:table-row>
        <table:table-row table:style-name="ro1">
          <table:table-cell/>
          <table:table-cell office:value-type="float" office:value="973884" calcext:value-type="float">
            <text:p>973884</text:p>
          </table:table-cell>
          <table:table-cell/>
          <table:table-cell office:value-type="float" office:value="866349" calcext:value-type="float">
            <text:p>866349</text:p>
          </table:table-cell>
        </table:table-row>
        <table:table-row table:style-name="ro1">
          <table:table-cell/>
          <table:table-cell office:value-type="float" office:value="921017" calcext:value-type="float">
            <text:p>921017</text:p>
          </table:table-cell>
          <table:table-cell/>
          <table:table-cell office:value-type="float" office:value="928373" calcext:value-type="float">
            <text:p>928373</text:p>
          </table:table-cell>
        </table:table-row>
        <table:table-row table:style-name="ro1">
          <table:table-cell/>
          <table:table-cell office:value-type="float" office:value="976463" calcext:value-type="float">
            <text:p>976463</text:p>
          </table:table-cell>
          <table:table-cell/>
          <table:table-cell office:value-type="float" office:value="866263" calcext:value-type="float">
            <text:p>866263</text:p>
          </table:table-cell>
        </table:table-row>
        <table:table-row table:style-name="ro1">
          <table:table-cell/>
          <table:table-cell office:value-type="float" office:value="870879" calcext:value-type="float">
            <text:p>870879</text:p>
          </table:table-cell>
          <table:table-cell/>
          <table:table-cell office:value-type="float" office:value="822746" calcext:value-type="float">
            <text:p>822746</text:p>
          </table:table-cell>
        </table:table-row>
        <table:table-row table:style-name="ro1">
          <table:table-cell/>
          <table:table-cell office:value-type="float" office:value="876524" calcext:value-type="float">
            <text:p>876524</text:p>
          </table:table-cell>
          <table:table-cell/>
          <table:table-cell office:value-type="float" office:value="837894" calcext:value-type="float">
            <text:p>837894</text:p>
          </table:table-cell>
        </table:table-row>
        <table:table-row table:style-name="ro1">
          <table:table-cell/>
          <table:table-cell office:value-type="float" office:value="883799" calcext:value-type="float">
            <text:p>883799</text:p>
          </table:table-cell>
          <table:table-cell/>
          <table:table-cell office:value-type="float" office:value="779258" calcext:value-type="float">
            <text:p>779258</text:p>
          </table:table-cell>
        </table:table-row>
        <table:table-row table:style-name="ro1">
          <table:table-cell/>
          <table:table-cell office:value-type="float" office:value="817131" calcext:value-type="float">
            <text:p>817131</text:p>
          </table:table-cell>
          <table:table-cell/>
          <table:table-cell office:value-type="float" office:value="818353" calcext:value-type="float">
            <text:p>818353</text:p>
          </table:table-cell>
        </table:table-row>
        <table:table-row table:style-name="ro1">
          <table:table-cell/>
          <table:table-cell office:value-type="float" office:value="867364" calcext:value-type="float">
            <text:p>867364</text:p>
          </table:table-cell>
          <table:table-cell/>
          <table:table-cell office:value-type="float" office:value="867337" calcext:value-type="float">
            <text:p>867337</text:p>
          </table:table-cell>
        </table:table-row>
        <table:table-row table:style-name="ro1">
          <table:table-cell/>
          <table:table-cell office:value-type="float" office:value="947620" calcext:value-type="float">
            <text:p>947620</text:p>
          </table:table-cell>
          <table:table-cell/>
          <table:table-cell office:value-type="float" office:value="923406" calcext:value-type="float">
            <text:p>923406</text:p>
          </table:table-cell>
        </table:table-row>
        <table:table-row table:style-name="ro1">
          <table:table-cell/>
          <table:table-cell office:value-type="float" office:value="899874" calcext:value-type="float">
            <text:p>899874</text:p>
          </table:table-cell>
          <table:table-cell/>
          <table:table-cell office:value-type="float" office:value="871555" calcext:value-type="float">
            <text:p>871555</text:p>
          </table:table-cell>
        </table:table-row>
        <table:table-row table:style-name="ro1">
          <table:table-cell/>
          <table:table-cell office:value-type="float" office:value="959192" calcext:value-type="float">
            <text:p>959192</text:p>
          </table:table-cell>
          <table:table-cell/>
          <table:table-cell office:value-type="float" office:value="925839" calcext:value-type="float">
            <text:p>925839</text:p>
          </table:table-cell>
        </table:table-row>
        <table:table-row table:style-name="ro1">
          <table:table-cell/>
          <table:table-cell office:value-type="float" office:value="978398" calcext:value-type="float">
            <text:p>978398</text:p>
          </table:table-cell>
          <table:table-cell/>
          <table:table-cell office:value-type="float" office:value="914114" calcext:value-type="float">
            <text:p>914114</text:p>
          </table:table-cell>
        </table:table-row>
        <table:table-row table:style-name="ro1">
          <table:table-cell/>
          <table:table-cell office:value-type="float" office:value="842333" calcext:value-type="float">
            <text:p>842333</text:p>
          </table:table-cell>
          <table:table-cell/>
          <table:table-cell office:value-type="float" office:value="832549" calcext:value-type="float">
            <text:p>832549</text:p>
          </table:table-cell>
        </table:table-row>
        <table:table-row table:style-name="ro1">
          <table:table-cell/>
          <table:table-cell office:value-type="float" office:value="857807" calcext:value-type="float">
            <text:p>857807</text:p>
          </table:table-cell>
          <table:table-cell/>
          <table:table-cell office:value-type="float" office:value="781922" calcext:value-type="float">
            <text:p>781922</text:p>
          </table:table-cell>
        </table:table-row>
        <table:table-row table:style-name="ro1">
          <table:table-cell/>
          <table:table-cell office:value-type="float" office:value="869632" calcext:value-type="float">
            <text:p>869632</text:p>
          </table:table-cell>
          <table:table-cell/>
          <table:table-cell office:value-type="float" office:value="778256" calcext:value-type="float">
            <text:p>778256</text:p>
          </table:table-cell>
        </table:table-row>
        <table:table-row table:style-name="ro1">
          <table:table-cell/>
          <table:table-cell office:value-type="float" office:value="849720" calcext:value-type="float">
            <text:p>849720</text:p>
          </table:table-cell>
          <table:table-cell/>
          <table:table-cell office:value-type="float" office:value="782001" calcext:value-type="float">
            <text:p>782001</text:p>
          </table:table-cell>
        </table:table-row>
        <table:table-row table:style-name="ro1">
          <table:table-cell/>
          <table:table-cell office:value-type="float" office:value="983625" calcext:value-type="float">
            <text:p>983625</text:p>
          </table:table-cell>
          <table:table-cell/>
          <table:table-cell office:value-type="float" office:value="874901" calcext:value-type="float">
            <text:p>874901</text:p>
          </table:table-cell>
        </table:table-row>
        <table:table-row table:style-name="ro1">
          <table:table-cell/>
          <table:table-cell office:value-type="float" office:value="917631" calcext:value-type="float">
            <text:p>917631</text:p>
          </table:table-cell>
          <table:table-cell/>
          <table:table-cell office:value-type="float" office:value="873058" calcext:value-type="float">
            <text:p>873058</text:p>
          </table:table-cell>
        </table:table-row>
        <table:table-row table:style-name="ro1">
          <table:table-cell/>
          <table:table-cell office:value-type="float" office:value="891081" calcext:value-type="float">
            <text:p>891081</text:p>
          </table:table-cell>
          <table:table-cell/>
          <table:table-cell office:value-type="float" office:value="865462" calcext:value-type="float">
            <text:p>865462</text:p>
          </table:table-cell>
        </table:table-row>
        <table:table-row table:style-name="ro1">
          <table:table-cell/>
          <table:table-cell office:value-type="float" office:value="913948" calcext:value-type="float">
            <text:p>913948</text:p>
          </table:table-cell>
          <table:table-cell/>
          <table:table-cell office:value-type="float" office:value="928842" calcext:value-type="float">
            <text:p>928842</text:p>
          </table:table-cell>
        </table:table-row>
        <table:table-row table:style-name="ro1">
          <table:table-cell/>
          <table:table-cell office:value-type="float" office:value="816949" calcext:value-type="float">
            <text:p>816949</text:p>
          </table:table-cell>
          <table:table-cell/>
          <table:table-cell office:value-type="float" office:value="856864" calcext:value-type="float">
            <text:p>856864</text:p>
          </table:table-cell>
        </table:table-row>
        <table:table-row table:style-name="ro1">
          <table:table-cell/>
          <table:table-cell office:value-type="float" office:value="832434" calcext:value-type="float">
            <text:p>832434</text:p>
          </table:table-cell>
          <table:table-cell/>
          <table:table-cell office:value-type="float" office:value="834425" calcext:value-type="float">
            <text:p>834425</text:p>
          </table:table-cell>
        </table:table-row>
        <table:table-row table:style-name="ro1">
          <table:table-cell/>
          <table:table-cell office:value-type="float" office:value="807607" calcext:value-type="float">
            <text:p>807607</text:p>
          </table:table-cell>
          <table:table-cell/>
          <table:table-cell office:value-type="float" office:value="778345" calcext:value-type="float">
            <text:p>778345</text:p>
          </table:table-cell>
        </table:table-row>
        <table:table-row table:style-name="ro1">
          <table:table-cell/>
          <table:table-cell office:value-type="float" office:value="885865" calcext:value-type="float">
            <text:p>885865</text:p>
          </table:table-cell>
          <table:table-cell/>
          <table:table-cell office:value-type="float" office:value="776426" calcext:value-type="float">
            <text:p>776426</text:p>
          </table:table-cell>
        </table:table-row>
        <table:table-row table:style-name="ro1">
          <table:table-cell/>
          <table:table-cell office:value-type="float" office:value="897544" calcext:value-type="float">
            <text:p>897544</text:p>
          </table:table-cell>
          <table:table-cell/>
          <table:table-cell office:value-type="float" office:value="773976" calcext:value-type="float">
            <text:p>773976</text:p>
          </table:table-cell>
        </table:table-row>
        <table:table-row table:style-name="ro1">
          <table:table-cell/>
          <table:table-cell office:value-type="float" office:value="990426" calcext:value-type="float">
            <text:p>990426</text:p>
          </table:table-cell>
          <table:table-cell/>
          <table:table-cell office:value-type="float" office:value="864595" calcext:value-type="float">
            <text:p>864595</text:p>
          </table:table-cell>
        </table:table-row>
        <table:table-row table:style-name="ro1">
          <table:table-cell/>
          <table:table-cell office:value-type="float" office:value="915391" calcext:value-type="float">
            <text:p>915391</text:p>
          </table:table-cell>
          <table:table-cell/>
          <table:table-cell office:value-type="float" office:value="866592" calcext:value-type="float">
            <text:p>866592</text:p>
          </table:table-cell>
        </table:table-row>
        <table:table-row table:style-name="ro1">
          <table:table-cell/>
          <table:table-cell office:value-type="float" office:value="938510" calcext:value-type="float">
            <text:p>938510</text:p>
          </table:table-cell>
          <table:table-cell/>
          <table:table-cell office:value-type="float" office:value="863682" calcext:value-type="float">
            <text:p>863682</text:p>
          </table:table-cell>
        </table:table-row>
        <table:table-row table:style-name="ro1">
          <table:table-cell/>
          <table:table-cell office:value-type="float" office:value="940122" calcext:value-type="float">
            <text:p>940122</text:p>
          </table:table-cell>
          <table:table-cell/>
          <table:table-cell office:value-type="float" office:value="920258" calcext:value-type="float">
            <text:p>920258</text:p>
          </table:table-cell>
        </table:table-row>
        <table:table-row table:style-name="ro1">
          <table:table-cell/>
          <table:table-cell office:value-type="float" office:value="857321" calcext:value-type="float">
            <text:p>857321</text:p>
          </table:table-cell>
          <table:table-cell/>
          <table:table-cell office:value-type="float" office:value="861601" calcext:value-type="float">
            <text:p>861601</text:p>
          </table:table-cell>
        </table:table-row>
        <table:table-row table:style-name="ro1">
          <table:table-cell/>
          <table:table-cell office:value-type="float" office:value="829041" calcext:value-type="float">
            <text:p>829041</text:p>
          </table:table-cell>
          <table:table-cell/>
          <table:table-cell office:value-type="float" office:value="782250" calcext:value-type="float">
            <text:p>782250</text:p>
          </table:table-cell>
        </table:table-row>
        <table:table-row table:style-name="ro1">
          <table:table-cell/>
          <table:table-cell office:value-type="float" office:value="820898" calcext:value-type="float">
            <text:p>820898</text:p>
          </table:table-cell>
          <table:table-cell/>
          <table:table-cell office:value-type="float" office:value="778915" calcext:value-type="float">
            <text:p>778915</text:p>
          </table:table-cell>
        </table:table-row>
        <table:table-row table:style-name="ro1">
          <table:table-cell/>
          <table:table-cell office:value-type="float" office:value="830792" calcext:value-type="float">
            <text:p>830792</text:p>
          </table:table-cell>
          <table:table-cell/>
          <table:table-cell office:value-type="float" office:value="828142" calcext:value-type="float">
            <text:p>828142</text:p>
          </table:table-cell>
        </table:table-row>
        <table:table-row table:style-name="ro1">
          <table:table-cell/>
          <table:table-cell office:value-type="float" office:value="974088" calcext:value-type="float">
            <text:p>974088</text:p>
          </table:table-cell>
          <table:table-cell/>
          <table:table-cell office:value-type="float" office:value="819246" calcext:value-type="float">
            <text:p>819246</text:p>
          </table:table-cell>
        </table:table-row>
        <table:table-row table:style-name="ro1">
          <table:table-cell/>
          <table:table-cell office:value-type="float" office:value="941972" calcext:value-type="float">
            <text:p>941972</text:p>
          </table:table-cell>
          <table:table-cell/>
          <table:table-cell office:value-type="float" office:value="807536" calcext:value-type="float">
            <text:p>807536</text:p>
          </table:table-cell>
        </table:table-row>
        <table:table-row table:style-name="ro1">
          <table:table-cell/>
          <table:table-cell office:value-type="float" office:value="902521" calcext:value-type="float">
            <text:p>902521</text:p>
          </table:table-cell>
          <table:table-cell/>
          <table:table-cell office:value-type="float" office:value="866834" calcext:value-type="float">
            <text:p>866834</text:p>
          </table:table-cell>
        </table:table-row>
        <table:table-row table:style-name="ro1">
          <table:table-cell/>
          <table:table-cell office:value-type="float" office:value="951543" calcext:value-type="float">
            <text:p>951543</text:p>
          </table:table-cell>
          <table:table-cell/>
          <table:table-cell office:value-type="float" office:value="921415" calcext:value-type="float">
            <text:p>921415</text:p>
          </table:table-cell>
        </table:table-row>
        <table:table-row table:style-name="ro1">
          <table:table-cell/>
          <table:table-cell office:value-type="float" office:value="851195" calcext:value-type="float">
            <text:p>851195</text:p>
          </table:table-cell>
          <table:table-cell/>
          <table:table-cell office:value-type="float" office:value="868196" calcext:value-type="float">
            <text:p>868196</text:p>
          </table:table-cell>
        </table:table-row>
        <table:table-row table:style-name="ro1">
          <table:table-cell/>
          <table:table-cell office:value-type="float" office:value="804885" calcext:value-type="float">
            <text:p>804885</text:p>
          </table:table-cell>
          <table:table-cell/>
          <table:table-cell office:value-type="float" office:value="914494" calcext:value-type="float">
            <text:p>914494</text:p>
          </table:table-cell>
        </table:table-row>
        <table:table-row table:style-name="ro1">
          <table:table-cell/>
          <table:table-cell office:value-type="float" office:value="818701" calcext:value-type="float">
            <text:p>818701</text:p>
          </table:table-cell>
          <table:table-cell/>
          <table:table-cell office:value-type="float" office:value="829742" calcext:value-type="float">
            <text:p>829742</text:p>
          </table:table-cell>
        </table:table-row>
        <table:table-row table:style-name="ro1">
          <table:table-cell/>
          <table:table-cell office:value-type="float" office:value="845213" calcext:value-type="float">
            <text:p>845213</text:p>
          </table:table-cell>
          <table:table-cell/>
          <table:table-cell office:value-type="float" office:value="779330" calcext:value-type="float">
            <text:p>779330</text:p>
          </table:table-cell>
        </table:table-row>
        <table:table-row table:style-name="ro1">
          <table:table-cell/>
          <table:table-cell office:value-type="float" office:value="849639" calcext:value-type="float">
            <text:p>849639</text:p>
          </table:table-cell>
          <table:table-cell/>
          <table:table-cell office:value-type="float" office:value="777255" calcext:value-type="float">
            <text:p>777255</text:p>
          </table:table-cell>
        </table:table-row>
        <table:table-row table:style-name="ro1">
          <table:table-cell/>
          <table:table-cell office:value-type="float" office:value="896022" calcext:value-type="float">
            <text:p>896022</text:p>
          </table:table-cell>
          <table:table-cell/>
          <table:table-cell office:value-type="float" office:value="834785" calcext:value-type="float">
            <text:p>834785</text:p>
          </table:table-cell>
        </table:table-row>
        <table:table-row table:style-name="ro1">
          <table:table-cell/>
          <table:table-cell office:value-type="float" office:value="898930" calcext:value-type="float">
            <text:p>898930</text:p>
          </table:table-cell>
          <table:table-cell/>
          <table:table-cell office:value-type="float" office:value="840599" calcext:value-type="float">
            <text:p>840599</text:p>
          </table:table-cell>
        </table:table-row>
        <table:table-row table:style-name="ro1">
          <table:table-cell/>
          <table:table-cell office:value-type="float" office:value="983356" calcext:value-type="float">
            <text:p>983356</text:p>
          </table:table-cell>
          <table:table-cell/>
          <table:table-cell office:value-type="float" office:value="914696" calcext:value-type="float">
            <text:p>914696</text:p>
          </table:table-cell>
        </table:table-row>
        <table:table-row table:style-name="ro1">
          <table:table-cell/>
          <table:table-cell office:value-type="float" office:value="967497" calcext:value-type="float">
            <text:p>967497</text:p>
          </table:table-cell>
          <table:table-cell/>
          <table:table-cell office:value-type="float" office:value="923014" calcext:value-type="float">
            <text:p>923014</text:p>
          </table:table-cell>
        </table:table-row>
        <table:table-row table:style-name="ro1">
          <table:table-cell/>
          <table:table-cell office:value-type="float" office:value="796316" calcext:value-type="float">
            <text:p>796316</text:p>
          </table:table-cell>
          <table:table-cell/>
          <table:table-cell office:value-type="float" office:value="863608" calcext:value-type="float">
            <text:p>863608</text:p>
          </table:table-cell>
        </table:table-row>
        <table:table-row table:style-name="ro1">
          <table:table-cell/>
          <table:table-cell office:value-type="float" office:value="813758" calcext:value-type="float">
            <text:p>813758</text:p>
          </table:table-cell>
          <table:table-cell/>
          <table:table-cell office:value-type="float" office:value="860873" calcext:value-type="float">
            <text:p>860873</text:p>
          </table:table-cell>
        </table:table-row>
        <table:table-row table:style-name="ro1">
          <table:table-cell/>
          <table:table-cell office:value-type="float" office:value="796924" calcext:value-type="float">
            <text:p>796924</text:p>
          </table:table-cell>
          <table:table-cell/>
          <table:table-cell office:value-type="float" office:value="824065" calcext:value-type="float">
            <text:p>824065</text:p>
          </table:table-cell>
        </table:table-row>
        <table:table-row table:style-name="ro1">
          <table:table-cell/>
          <table:table-cell office:value-type="float" office:value="852756" calcext:value-type="float">
            <text:p>852756</text:p>
          </table:table-cell>
          <table:table-cell/>
          <table:table-cell office:value-type="float" office:value="779333" calcext:value-type="float">
            <text:p>779333</text:p>
          </table:table-cell>
        </table:table-row>
        <table:table-row table:style-name="ro1">
          <table:table-cell/>
          <table:table-cell office:value-type="float" office:value="850540" calcext:value-type="float">
            <text:p>850540</text:p>
          </table:table-cell>
          <table:table-cell/>
          <table:table-cell office:value-type="float" office:value="778062" calcext:value-type="float">
            <text:p>778062</text:p>
          </table:table-cell>
        </table:table-row>
        <table:table-row table:style-name="ro1">
          <table:table-cell/>
          <table:table-cell office:value-type="float" office:value="971442" calcext:value-type="float">
            <text:p>971442</text:p>
          </table:table-cell>
          <table:table-cell/>
          <table:table-cell office:value-type="float" office:value="825724" calcext:value-type="float">
            <text:p>825724</text:p>
          </table:table-cell>
        </table:table-row>
        <table:table-row table:style-name="ro1">
          <table:table-cell/>
          <table:table-cell office:value-type="float" office:value="931704" calcext:value-type="float">
            <text:p>931704</text:p>
          </table:table-cell>
          <table:table-cell/>
          <table:table-cell office:value-type="float" office:value="804577" calcext:value-type="float">
            <text:p>804577</text:p>
          </table:table-cell>
        </table:table-row>
        <table:table-row table:style-name="ro1">
          <table:table-cell/>
          <table:table-cell office:value-type="float" office:value="887169" calcext:value-type="float">
            <text:p>887169</text:p>
          </table:table-cell>
          <table:table-cell/>
          <table:table-cell office:value-type="float" office:value="866987" calcext:value-type="float">
            <text:p>866987</text:p>
          </table:table-cell>
        </table:table-row>
        <table:table-row table:style-name="ro1">
          <table:table-cell/>
          <table:table-cell office:value-type="float" office:value="927868" calcext:value-type="float">
            <text:p>927868</text:p>
          </table:table-cell>
          <table:table-cell/>
          <table:table-cell office:value-type="float" office:value="923419" calcext:value-type="float">
            <text:p>923419</text:p>
          </table:table-cell>
        </table:table-row>
        <table:table-row table:style-name="ro1">
          <table:table-cell/>
          <table:table-cell office:value-type="float" office:value="848084" calcext:value-type="float">
            <text:p>848084</text:p>
          </table:table-cell>
          <table:table-cell/>
          <table:table-cell office:value-type="float" office:value="920997" calcext:value-type="float">
            <text:p>920997</text:p>
          </table:table-cell>
        </table:table-row>
        <table:table-row table:style-name="ro1">
          <table:table-cell/>
          <table:table-cell office:value-type="float" office:value="842225" calcext:value-type="float">
            <text:p>842225</text:p>
          </table:table-cell>
          <table:table-cell/>
          <table:table-cell office:value-type="float" office:value="864553" calcext:value-type="float">
            <text:p>864553</text:p>
          </table:table-cell>
        </table:table-row>
        <table:table-row table:style-name="ro1">
          <table:table-cell/>
          <table:table-cell office:value-type="float" office:value="864893" calcext:value-type="float">
            <text:p>864893</text:p>
          </table:table-cell>
          <table:table-cell/>
          <table:table-cell office:value-type="float" office:value="781678" calcext:value-type="float">
            <text:p>781678</text:p>
          </table:table-cell>
        </table:table-row>
        <table:table-row table:style-name="ro1">
          <table:table-cell/>
          <table:table-cell office:value-type="float" office:value="813269" calcext:value-type="float">
            <text:p>813269</text:p>
          </table:table-cell>
          <table:table-cell/>
          <table:table-cell office:value-type="float" office:value="776471" calcext:value-type="float">
            <text:p>776471</text:p>
          </table:table-cell>
        </table:table-row>
        <table:table-row table:style-name="ro1">
          <table:table-cell/>
          <table:table-cell office:value-type="float" office:value="958026" calcext:value-type="float">
            <text:p>958026</text:p>
          </table:table-cell>
          <table:table-cell/>
          <table:table-cell office:value-type="float" office:value="824797" calcext:value-type="float">
            <text:p>824797</text:p>
          </table:table-cell>
        </table:table-row>
        <table:table-row table:style-name="ro1">
          <table:table-cell/>
          <table:table-cell office:value-type="float" office:value="969065" calcext:value-type="float">
            <text:p>969065</text:p>
          </table:table-cell>
          <table:table-cell/>
          <table:table-cell office:value-type="float" office:value="776803" calcext:value-type="float">
            <text:p>776803</text:p>
          </table:table-cell>
        </table:table-row>
        <table:table-row table:style-name="ro1">
          <table:table-cell/>
          <table:table-cell office:value-type="float" office:value="914756" calcext:value-type="float">
            <text:p>914756</text:p>
          </table:table-cell>
          <table:table-cell/>
          <table:table-cell office:value-type="float" office:value="794205" calcext:value-type="float">
            <text:p>794205</text:p>
          </table:table-cell>
        </table:table-row>
        <table:table-row table:style-name="ro1">
          <table:table-cell/>
          <table:table-cell office:value-type="float" office:value="912751" calcext:value-type="float">
            <text:p>912751</text:p>
          </table:table-cell>
          <table:table-cell/>
          <table:table-cell office:value-type="float" office:value="863716" calcext:value-type="float">
            <text:p>863716</text:p>
          </table:table-cell>
        </table:table-row>
        <table:table-row table:style-name="ro1">
          <table:table-cell/>
          <table:table-cell office:value-type="float" office:value="843760" calcext:value-type="float">
            <text:p>843760</text:p>
          </table:table-cell>
          <table:table-cell/>
          <table:table-cell office:value-type="float" office:value="924477" calcext:value-type="float">
            <text:p>924477</text:p>
          </table:table-cell>
        </table:table-row>
        <table:table-row table:style-name="ro1">
          <table:table-cell/>
          <table:table-cell office:value-type="float" office:value="826150" calcext:value-type="float">
            <text:p>826150</text:p>
          </table:table-cell>
          <table:table-cell/>
          <table:table-cell office:value-type="float" office:value="864628" calcext:value-type="float">
            <text:p>864628</text:p>
          </table:table-cell>
        </table:table-row>
        <table:table-row table:style-name="ro1">
          <table:table-cell/>
          <table:table-cell office:value-type="float" office:value="857434" calcext:value-type="float">
            <text:p>857434</text:p>
          </table:table-cell>
          <table:table-cell/>
          <table:table-cell office:value-type="float" office:value="868488" calcext:value-type="float">
            <text:p>868488</text:p>
          </table:table-cell>
        </table:table-row>
        <table:table-row table:style-name="ro1">
          <table:table-cell/>
          <table:table-cell office:value-type="float" office:value="854586" calcext:value-type="float">
            <text:p>854586</text:p>
          </table:table-cell>
          <table:table-cell/>
          <table:table-cell office:value-type="float" office:value="796976" calcext:value-type="float">
            <text:p>796976</text:p>
          </table:table-cell>
        </table:table-row>
        <table:table-row table:style-name="ro1">
          <table:table-cell/>
          <table:table-cell office:value-type="float" office:value="830483" calcext:value-type="float">
            <text:p>830483</text:p>
          </table:table-cell>
          <table:table-cell/>
          <table:table-cell office:value-type="float" office:value="785465" calcext:value-type="float">
            <text:p>785465</text:p>
          </table:table-cell>
        </table:table-row>
        <table:table-row table:style-name="ro1">
          <table:table-cell/>
          <table:table-cell office:value-type="float" office:value="911188" calcext:value-type="float">
            <text:p>911188</text:p>
          </table:table-cell>
          <table:table-cell/>
          <table:table-cell office:value-type="float" office:value="832500" calcext:value-type="float">
            <text:p>832500</text:p>
          </table:table-cell>
        </table:table-row>
        <table:table-row table:style-name="ro1">
          <table:table-cell/>
          <table:table-cell office:value-type="float" office:value="928617" calcext:value-type="float">
            <text:p>928617</text:p>
          </table:table-cell>
          <table:table-cell/>
          <table:table-cell office:value-type="float" office:value="784625" calcext:value-type="float">
            <text:p>784625</text:p>
          </table:table-cell>
        </table:table-row>
        <table:table-row table:style-name="ro1">
          <table:table-cell/>
          <table:table-cell office:value-type="float" office:value="947000" calcext:value-type="float">
            <text:p>947000</text:p>
          </table:table-cell>
          <table:table-cell/>
          <table:table-cell office:value-type="float" office:value="791637" calcext:value-type="float">
            <text:p>791637</text:p>
          </table:table-cell>
        </table:table-row>
        <table:table-row table:style-name="ro1">
          <table:table-cell/>
          <table:table-cell office:value-type="float" office:value="929282" calcext:value-type="float">
            <text:p>929282</text:p>
          </table:table-cell>
          <table:table-cell/>
          <table:table-cell office:value-type="float" office:value="874277" calcext:value-type="float">
            <text:p>874277</text:p>
          </table:table-cell>
        </table:table-row>
        <table:table-row table:style-name="ro1">
          <table:table-cell/>
          <table:table-cell office:value-type="float" office:value="829592" calcext:value-type="float">
            <text:p>829592</text:p>
          </table:table-cell>
          <table:table-cell/>
          <table:table-cell office:value-type="float" office:value="935016" calcext:value-type="float">
            <text:p>935016</text:p>
          </table:table-cell>
        </table:table-row>
        <table:table-row table:style-name="ro1">
          <table:table-cell/>
          <table:table-cell office:value-type="float" office:value="823435" calcext:value-type="float">
            <text:p>823435</text:p>
          </table:table-cell>
          <table:table-cell/>
          <table:table-cell office:value-type="float" office:value="939004" calcext:value-type="float">
            <text:p>939004</text:p>
          </table:table-cell>
        </table:table-row>
        <table:table-row table:style-name="ro1">
          <table:table-cell/>
          <table:table-cell office:value-type="float" office:value="828513" calcext:value-type="float">
            <text:p>828513</text:p>
          </table:table-cell>
          <table:table-cell/>
          <table:table-cell office:value-type="float" office:value="876194" calcext:value-type="float">
            <text:p>876194</text:p>
          </table:table-cell>
        </table:table-row>
        <table:table-row table:style-name="ro1">
          <table:table-cell/>
          <table:table-cell office:value-type="float" office:value="818861" calcext:value-type="float">
            <text:p>818861</text:p>
          </table:table-cell>
          <table:table-cell/>
          <table:table-cell office:value-type="float" office:value="843860" calcext:value-type="float">
            <text:p>843860</text:p>
          </table:table-cell>
        </table:table-row>
        <table:table-row table:style-name="ro1">
          <table:table-cell/>
          <table:table-cell office:value-type="float" office:value="926388" calcext:value-type="float">
            <text:p>926388</text:p>
          </table:table-cell>
          <table:table-cell/>
          <table:table-cell office:value-type="float" office:value="784929" calcext:value-type="float">
            <text:p>784929</text:p>
          </table:table-cell>
        </table:table-row>
        <table:table-row table:style-name="ro1">
          <table:table-cell/>
          <table:table-cell office:value-type="float" office:value="913804" calcext:value-type="float">
            <text:p>913804</text:p>
          </table:table-cell>
          <table:table-cell/>
          <table:table-cell office:value-type="float" office:value="788058" calcext:value-type="float">
            <text:p>788058</text:p>
          </table:table-cell>
        </table:table-row>
        <table:table-row table:style-name="ro1">
          <table:table-cell/>
          <table:table-cell office:value-type="float" office:value="898278" calcext:value-type="float">
            <text:p>898278</text:p>
          </table:table-cell>
          <table:table-cell/>
          <table:table-cell office:value-type="float" office:value="788999" calcext:value-type="float">
            <text:p>788999</text:p>
          </table:table-cell>
        </table:table-row>
        <table:table-row table:style-name="ro1">
          <table:table-cell/>
          <table:table-cell office:value-type="float" office:value="998952" calcext:value-type="float">
            <text:p>998952</text:p>
          </table:table-cell>
          <table:table-cell/>
          <table:table-cell office:value-type="float" office:value="790869" calcext:value-type="float">
            <text:p>790869</text:p>
          </table:table-cell>
        </table:table-row>
        <table:table-row table:style-name="ro1">
          <table:table-cell/>
          <table:table-cell office:value-type="float" office:value="852510" calcext:value-type="float">
            <text:p>852510</text:p>
          </table:table-cell>
          <table:table-cell/>
          <table:table-cell office:value-type="float" office:value="873229" calcext:value-type="float">
            <text:p>873229</text:p>
          </table:table-cell>
        </table:table-row>
        <table:table-row table:style-name="ro1">
          <table:table-cell/>
          <table:table-cell office:value-type="float" office:value="816768" calcext:value-type="float">
            <text:p>816768</text:p>
          </table:table-cell>
          <table:table-cell/>
          <table:table-cell office:value-type="float" office:value="869092" calcext:value-type="float">
            <text:p>869092</text:p>
          </table:table-cell>
        </table:table-row>
        <table:table-row table:style-name="ro1">
          <table:table-cell/>
          <table:table-cell office:value-type="float" office:value="906297" calcext:value-type="float">
            <text:p>906297</text:p>
          </table:table-cell>
          <table:table-cell/>
          <table:table-cell office:value-type="float" office:value="862877" calcext:value-type="float">
            <text:p>862877</text:p>
          </table:table-cell>
        </table:table-row>
        <table:table-row table:style-name="ro1">
          <table:table-cell/>
          <table:table-cell office:value-type="float" office:value="838234" calcext:value-type="float">
            <text:p>838234</text:p>
          </table:table-cell>
          <table:table-cell/>
          <table:table-cell office:value-type="float" office:value="925335" calcext:value-type="float">
            <text:p>925335</text:p>
          </table:table-cell>
        </table:table-row>
        <table:table-row table:style-name="ro1">
          <table:table-cell/>
          <table:table-cell office:value-type="float" office:value="871482" calcext:value-type="float">
            <text:p>871482</text:p>
          </table:table-cell>
          <table:table-cell/>
          <table:table-cell office:value-type="float" office:value="794194" calcext:value-type="float">
            <text:p>794194</text:p>
          </table:table-cell>
        </table:table-row>
        <table:table-row table:style-name="ro1">
          <table:table-cell/>
          <table:table-cell office:value-type="float" office:value="977966" calcext:value-type="float">
            <text:p>977966</text:p>
          </table:table-cell>
          <table:table-cell/>
          <table:table-cell office:value-type="float" office:value="781218" calcext:value-type="float">
            <text:p>781218</text:p>
          </table:table-cell>
        </table:table-row>
        <table:table-row table:style-name="ro1">
          <table:table-cell/>
          <table:table-cell office:value-type="float" office:value="899211" calcext:value-type="float">
            <text:p>899211</text:p>
          </table:table-cell>
          <table:table-cell/>
          <table:table-cell office:value-type="float" office:value="783170" calcext:value-type="float">
            <text:p>783170</text:p>
          </table:table-cell>
        </table:table-row>
        <table:table-row table:style-name="ro1">
          <table:table-cell/>
          <table:table-cell office:value-type="float" office:value="958359" calcext:value-type="float">
            <text:p>958359</text:p>
          </table:table-cell>
          <table:table-cell/>
          <table:table-cell office:value-type="float" office:value="784653" calcext:value-type="float">
            <text:p>784653</text:p>
          </table:table-cell>
        </table:table-row>
        <table:table-row table:style-name="ro1">
          <table:table-cell/>
          <table:table-cell office:value-type="float" office:value="986436" calcext:value-type="float">
            <text:p>986436</text:p>
          </table:table-cell>
          <table:table-cell/>
          <table:table-cell office:value-type="float" office:value="786551" calcext:value-type="float">
            <text:p>786551</text:p>
          </table:table-cell>
        </table:table-row>
        <table:table-row table:style-name="ro1">
          <table:table-cell/>
          <table:table-cell office:value-type="float" office:value="840422" calcext:value-type="float">
            <text:p>840422</text:p>
          </table:table-cell>
          <table:table-cell/>
          <table:table-cell office:value-type="float" office:value="867284" calcext:value-type="float">
            <text:p>867284</text:p>
          </table:table-cell>
        </table:table-row>
        <table:table-row table:style-name="ro1">
          <table:table-cell/>
          <table:table-cell office:value-type="float" office:value="837464" calcext:value-type="float">
            <text:p>837464</text:p>
          </table:table-cell>
          <table:table-cell/>
          <table:table-cell office:value-type="float" office:value="870635" calcext:value-type="float">
            <text:p>870635</text:p>
          </table:table-cell>
        </table:table-row>
        <table:table-row table:style-name="ro1">
          <table:table-cell/>
          <table:table-cell office:value-type="float" office:value="834433" calcext:value-type="float">
            <text:p>834433</text:p>
          </table:table-cell>
          <table:table-cell/>
          <table:table-cell office:value-type="float" office:value="878327" calcext:value-type="float">
            <text:p>878327</text:p>
          </table:table-cell>
        </table:table-row>
        <table:table-row table:style-name="ro1">
          <table:table-cell/>
          <table:table-cell office:value-type="float" office:value="839458" calcext:value-type="float">
            <text:p>839458</text:p>
          </table:table-cell>
          <table:table-cell/>
          <table:table-cell office:value-type="float" office:value="871190" calcext:value-type="float">
            <text:p>871190</text:p>
          </table:table-cell>
        </table:table-row>
        <table:table-row table:style-name="ro1">
          <table:table-cell/>
          <table:table-cell office:value-type="float" office:value="851635" calcext:value-type="float">
            <text:p>851635</text:p>
          </table:table-cell>
          <table:table-cell/>
          <table:table-cell office:value-type="float" office:value="868507" calcext:value-type="float">
            <text:p>868507</text:p>
          </table:table-cell>
        </table:table-row>
        <table:table-row table:style-name="ro1">
          <table:table-cell/>
          <table:table-cell office:value-type="float" office:value="926484" calcext:value-type="float">
            <text:p>926484</text:p>
          </table:table-cell>
          <table:table-cell/>
          <table:table-cell office:value-type="float" office:value="782155" calcext:value-type="float">
            <text:p>782155</text:p>
          </table:table-cell>
        </table:table-row>
        <table:table-row table:style-name="ro1">
          <table:table-cell/>
          <table:table-cell office:value-type="float" office:value="946226" calcext:value-type="float">
            <text:p>946226</text:p>
          </table:table-cell>
          <table:table-cell/>
          <table:table-cell office:value-type="float" office:value="781549" calcext:value-type="float">
            <text:p>781549</text:p>
          </table:table-cell>
        </table:table-row>
        <table:table-row table:style-name="ro1">
          <table:table-cell/>
          <table:table-cell office:value-type="float" office:value="892088" calcext:value-type="float">
            <text:p>892088</text:p>
          </table:table-cell>
          <table:table-cell/>
          <table:table-cell office:value-type="float" office:value="780712" calcext:value-type="float">
            <text:p>780712</text:p>
          </table:table-cell>
        </table:table-row>
        <table:table-row table:style-name="ro1">
          <table:table-cell/>
          <table:table-cell office:value-type="float" office:value="868125" calcext:value-type="float">
            <text:p>868125</text:p>
          </table:table-cell>
          <table:table-cell/>
          <table:table-cell office:value-type="float" office:value="786881" calcext:value-type="float">
            <text:p>786881</text:p>
          </table:table-cell>
        </table:table-row>
        <table:table-row table:style-name="ro1">
          <table:table-cell/>
          <table:table-cell office:value-type="float" office:value="852105" calcext:value-type="float">
            <text:p>852105</text:p>
          </table:table-cell>
          <table:table-cell/>
          <table:table-cell office:value-type="float" office:value="855369" calcext:value-type="float">
            <text:p>855369</text:p>
          </table:table-cell>
        </table:table-row>
        <table:table-row table:style-name="ro1">
          <table:table-cell/>
          <table:table-cell office:value-type="float" office:value="794889" calcext:value-type="float">
            <text:p>794889</text:p>
          </table:table-cell>
          <table:table-cell/>
          <table:table-cell office:value-type="float" office:value="928457" calcext:value-type="float">
            <text:p>928457</text:p>
          </table:table-cell>
        </table:table-row>
        <table:table-row table:style-name="ro1">
          <table:table-cell/>
          <table:table-cell office:value-type="float" office:value="861617" calcext:value-type="float">
            <text:p>861617</text:p>
          </table:table-cell>
          <table:table-cell/>
          <table:table-cell office:value-type="float" office:value="868745" calcext:value-type="float">
            <text:p>868745</text:p>
          </table:table-cell>
        </table:table-row>
        <table:table-row table:style-name="ro1">
          <table:table-cell/>
          <table:table-cell office:value-type="float" office:value="803597" calcext:value-type="float">
            <text:p>803597</text:p>
          </table:table-cell>
          <table:table-cell/>
          <table:table-cell office:value-type="float" office:value="928516" calcext:value-type="float">
            <text:p>928516</text:p>
          </table:table-cell>
        </table:table-row>
        <table:table-row table:style-name="ro1">
          <table:table-cell/>
          <table:table-cell office:value-type="float" office:value="898354" calcext:value-type="float">
            <text:p>898354</text:p>
          </table:table-cell>
          <table:table-cell/>
          <table:table-cell office:value-type="float" office:value="868754" calcext:value-type="float">
            <text:p>868754</text:p>
          </table:table-cell>
        </table:table-row>
        <table:table-row table:style-name="ro1">
          <table:table-cell/>
          <table:table-cell office:value-type="float" office:value="899870" calcext:value-type="float">
            <text:p>899870</text:p>
          </table:table-cell>
          <table:table-cell/>
          <table:table-cell office:value-type="float" office:value="817258" calcext:value-type="float">
            <text:p>817258</text:p>
          </table:table-cell>
        </table:table-row>
        <table:table-row table:style-name="ro1">
          <table:table-cell/>
          <table:table-cell office:value-type="float" office:value="911184" calcext:value-type="float">
            <text:p>911184</text:p>
          </table:table-cell>
          <table:table-cell/>
          <table:table-cell office:value-type="float" office:value="779685" calcext:value-type="float">
            <text:p>779685</text:p>
          </table:table-cell>
        </table:table-row>
        <table:table-row table:style-name="ro1">
          <table:table-cell/>
          <table:table-cell office:value-type="float" office:value="914030" calcext:value-type="float">
            <text:p>914030</text:p>
          </table:table-cell>
          <table:table-cell/>
          <table:table-cell office:value-type="float" office:value="780432" calcext:value-type="float">
            <text:p>780432</text:p>
          </table:table-cell>
        </table:table-row>
        <table:table-row table:style-name="ro1">
          <table:table-cell/>
          <table:table-cell office:value-type="float" office:value="911591" calcext:value-type="float">
            <text:p>911591</text:p>
          </table:table-cell>
          <table:table-cell/>
          <table:table-cell office:value-type="float" office:value="794014" calcext:value-type="float">
            <text:p>794014</text:p>
          </table:table-cell>
        </table:table-row>
        <table:table-row table:style-name="ro1">
          <table:table-cell/>
          <table:table-cell office:value-type="float" office:value="875795" calcext:value-type="float">
            <text:p>875795</text:p>
          </table:table-cell>
          <table:table-cell/>
          <table:table-cell office:value-type="float" office:value="851448" calcext:value-type="float">
            <text:p>851448</text:p>
          </table:table-cell>
        </table:table-row>
        <table:table-row table:style-name="ro1">
          <table:table-cell/>
          <table:table-cell office:value-type="float" office:value="832498" calcext:value-type="float">
            <text:p>832498</text:p>
          </table:table-cell>
          <table:table-cell/>
          <table:table-cell office:value-type="float" office:value="925454" calcext:value-type="float">
            <text:p>925454</text:p>
          </table:table-cell>
        </table:table-row>
        <table:table-row table:style-name="ro1">
          <table:table-cell/>
          <table:table-cell office:value-type="float" office:value="822001" calcext:value-type="float">
            <text:p>822001</text:p>
          </table:table-cell>
          <table:table-cell/>
          <table:table-cell office:value-type="float" office:value="869150" calcext:value-type="float">
            <text:p>869150</text:p>
          </table:table-cell>
        </table:table-row>
        <table:table-row table:style-name="ro1">
          <table:table-cell/>
          <table:table-cell office:value-type="float" office:value="882053" calcext:value-type="float">
            <text:p>882053</text:p>
          </table:table-cell>
          <table:table-cell/>
          <table:table-cell office:value-type="float" office:value="873377" calcext:value-type="float">
            <text:p>873377</text:p>
          </table:table-cell>
        </table:table-row>
        <table:table-row table:style-name="ro1">
          <table:table-cell/>
          <table:table-cell office:value-type="float" office:value="918854" calcext:value-type="float">
            <text:p>918854</text:p>
          </table:table-cell>
          <table:table-cell/>
          <table:table-cell office:value-type="float" office:value="829824" calcext:value-type="float">
            <text:p>829824</text:p>
          </table:table-cell>
        </table:table-row>
        <table:table-row table:style-name="ro1">
          <table:table-cell/>
          <table:table-cell office:value-type="float" office:value="921984" calcext:value-type="float">
            <text:p>921984</text:p>
          </table:table-cell>
          <table:table-cell/>
          <table:table-cell office:value-type="float" office:value="782145" calcext:value-type="float">
            <text:p>782145</text:p>
          </table:table-cell>
        </table:table-row>
        <table:table-row table:style-name="ro1">
          <table:table-cell/>
          <table:table-cell office:value-type="float" office:value="972082" calcext:value-type="float">
            <text:p>972082</text:p>
          </table:table-cell>
          <table:table-cell/>
          <table:table-cell office:value-type="float" office:value="786317" calcext:value-type="float">
            <text:p>786317</text:p>
          </table:table-cell>
        </table:table-row>
        <table:table-row table:style-name="ro1">
          <table:table-cell/>
          <table:table-cell office:value-type="float" office:value="902997" calcext:value-type="float">
            <text:p>902997</text:p>
          </table:table-cell>
          <table:table-cell/>
          <table:table-cell office:value-type="float" office:value="781442" calcext:value-type="float">
            <text:p>781442</text:p>
          </table:table-cell>
        </table:table-row>
        <table:table-row table:style-name="ro1">
          <table:table-cell/>
          <table:table-cell office:value-type="float" office:value="809261" calcext:value-type="float">
            <text:p>809261</text:p>
          </table:table-cell>
          <table:table-cell/>
          <table:table-cell office:value-type="float" office:value="783357" calcext:value-type="float">
            <text:p>783357</text:p>
          </table:table-cell>
        </table:table-row>
        <table:table-row table:style-name="ro1">
          <table:table-cell/>
          <table:table-cell office:value-type="float" office:value="804949" calcext:value-type="float">
            <text:p>804949</text:p>
          </table:table-cell>
          <table:table-cell/>
          <table:table-cell office:value-type="float" office:value="838080" calcext:value-type="float">
            <text:p>838080</text:p>
          </table:table-cell>
        </table:table-row>
        <table:table-row table:style-name="ro1">
          <table:table-cell/>
          <table:table-cell office:value-type="float" office:value="869974" calcext:value-type="float">
            <text:p>869974</text:p>
          </table:table-cell>
          <table:table-cell/>
          <table:table-cell office:value-type="float" office:value="926781" calcext:value-type="float">
            <text:p>926781</text:p>
          </table:table-cell>
        </table:table-row>
        <table:table-row table:style-name="ro1">
          <table:table-cell/>
          <table:table-cell office:value-type="float" office:value="824403" calcext:value-type="float">
            <text:p>824403</text:p>
          </table:table-cell>
          <table:table-cell/>
          <table:table-cell office:value-type="float" office:value="864914" calcext:value-type="float">
            <text:p>864914</text:p>
          </table:table-cell>
        </table:table-row>
        <table:table-row table:style-name="ro1">
          <table:table-cell/>
          <table:table-cell office:value-type="float" office:value="836316" calcext:value-type="float">
            <text:p>836316</text:p>
          </table:table-cell>
          <table:table-cell/>
          <table:table-cell office:value-type="float" office:value="925518" calcext:value-type="float">
            <text:p>925518</text:p>
          </table:table-cell>
        </table:table-row>
        <table:table-row table:style-name="ro1">
          <table:table-cell/>
          <table:table-cell office:value-type="float" office:value="921414" calcext:value-type="float">
            <text:p>921414</text:p>
          </table:table-cell>
          <table:table-cell/>
          <table:table-cell office:value-type="float" office:value="835179" calcext:value-type="float">
            <text:p>835179</text:p>
          </table:table-cell>
        </table:table-row>
        <table:table-row table:style-name="ro1">
          <table:table-cell/>
          <table:table-cell office:value-type="float" office:value="926327" calcext:value-type="float">
            <text:p>926327</text:p>
          </table:table-cell>
          <table:table-cell/>
          <table:table-cell office:value-type="float" office:value="828894" calcext:value-type="float">
            <text:p>828894</text:p>
          </table:table-cell>
        </table:table-row>
        <table:table-row table:style-name="ro1">
          <table:table-cell/>
          <table:table-cell office:value-type="float" office:value="941534" calcext:value-type="float">
            <text:p>941534</text:p>
          </table:table-cell>
          <table:table-cell/>
          <table:table-cell office:value-type="float" office:value="805404" calcext:value-type="float">
            <text:p>805404</text:p>
          </table:table-cell>
        </table:table-row>
        <table:table-row table:style-name="ro1">
          <table:table-cell/>
          <table:table-cell office:value-type="float" office:value="883948" calcext:value-type="float">
            <text:p>883948</text:p>
          </table:table-cell>
          <table:table-cell/>
          <table:table-cell office:value-type="float" office:value="810858" calcext:value-type="float">
            <text:p>810858</text:p>
          </table:table-cell>
        </table:table-row>
        <table:table-row table:style-name="ro1">
          <table:table-cell/>
          <table:table-cell office:value-type="float" office:value="827622" calcext:value-type="float">
            <text:p>827622</text:p>
          </table:table-cell>
          <table:table-cell/>
          <table:table-cell office:value-type="float" office:value="841241" calcext:value-type="float">
            <text:p>841241</text:p>
          </table:table-cell>
        </table:table-row>
        <table:table-row table:style-name="ro1">
          <table:table-cell/>
          <table:table-cell office:value-type="float" office:value="807397" calcext:value-type="float">
            <text:p>807397</text:p>
          </table:table-cell>
          <table:table-cell/>
          <table:table-cell office:value-type="float" office:value="846230" calcext:value-type="float">
            <text:p>846230</text:p>
          </table:table-cell>
        </table:table-row>
        <table:table-row table:style-name="ro1">
          <table:table-cell/>
          <table:table-cell office:value-type="float" office:value="819987" calcext:value-type="float">
            <text:p>819987</text:p>
          </table:table-cell>
          <table:table-cell/>
          <table:table-cell office:value-type="float" office:value="913152" calcext:value-type="float">
            <text:p>913152</text:p>
          </table:table-cell>
        </table:table-row>
        <table:table-row table:style-name="ro1">
          <table:table-cell/>
          <table:table-cell office:value-type="float" office:value="863999" calcext:value-type="float">
            <text:p>863999</text:p>
          </table:table-cell>
          <table:table-cell/>
          <table:table-cell office:value-type="float" office:value="922596" calcext:value-type="float">
            <text:p>922596</text:p>
          </table:table-cell>
        </table:table-row>
        <table:table-row table:style-name="ro1">
          <table:table-cell/>
          <table:table-cell office:value-type="float" office:value="944852" calcext:value-type="float">
            <text:p>944852</text:p>
          </table:table-cell>
          <table:table-cell/>
          <table:table-cell office:value-type="float" office:value="868759" calcext:value-type="float">
            <text:p>868759</text:p>
          </table:table-cell>
        </table:table-row>
        <table:table-row table:style-name="ro1">
          <table:table-cell/>
          <table:table-cell office:value-type="float" office:value="999773" calcext:value-type="float">
            <text:p>999773</text:p>
          </table:table-cell>
          <table:table-cell/>
          <table:table-cell office:value-type="float" office:value="829996" calcext:value-type="float">
            <text:p>829996</text:p>
          </table:table-cell>
        </table:table-row>
        <table:table-row table:style-name="ro1">
          <table:table-cell/>
          <table:table-cell office:value-type="float" office:value="914280" calcext:value-type="float">
            <text:p>914280</text:p>
          </table:table-cell>
          <table:table-cell/>
          <table:table-cell office:value-type="float" office:value="784675" calcext:value-type="float">
            <text:p>784675</text:p>
          </table:table-cell>
        </table:table-row>
        <table:table-row table:style-name="ro1">
          <table:table-cell/>
          <table:table-cell office:value-type="float" office:value="927703" calcext:value-type="float">
            <text:p>927703</text:p>
          </table:table-cell>
          <table:table-cell/>
          <table:table-cell office:value-type="float" office:value="783603" calcext:value-type="float">
            <text:p>783603</text:p>
          </table:table-cell>
        </table:table-row>
        <table:table-row table:style-name="ro1">
          <table:table-cell/>
          <table:table-cell office:value-type="float" office:value="1374564" calcext:value-type="float">
            <text:p>1374564</text:p>
          </table:table-cell>
          <table:table-cell/>
          <table:table-cell office:value-type="float" office:value="786673" calcext:value-type="float">
            <text:p>786673</text:p>
          </table:table-cell>
        </table:table-row>
        <table:table-row table:style-name="ro1">
          <table:table-cell/>
          <table:table-cell office:value-type="float" office:value="1564841" calcext:value-type="float">
            <text:p>1564841</text:p>
          </table:table-cell>
          <table:table-cell/>
          <table:table-cell office:value-type="float" office:value="787579" calcext:value-type="float">
            <text:p>787579</text:p>
          </table:table-cell>
        </table:table-row>
        <table:table-row table:style-name="ro1">
          <table:table-cell/>
          <table:table-cell office:value-type="float" office:value="1413868" calcext:value-type="float">
            <text:p>1413868</text:p>
          </table:table-cell>
          <table:table-cell/>
          <table:table-cell office:value-type="float" office:value="886108" calcext:value-type="float">
            <text:p>886108</text:p>
          </table:table-cell>
        </table:table-row>
        <table:table-row table:style-name="ro1">
          <table:table-cell/>
          <table:table-cell office:value-type="float" office:value="782496" calcext:value-type="float">
            <text:p>782496</text:p>
          </table:table-cell>
          <table:table-cell/>
          <table:table-cell office:value-type="float" office:value="938087" calcext:value-type="float">
            <text:p>938087</text:p>
          </table:table-cell>
        </table:table-row>
        <table:table-row table:style-name="ro1">
          <table:table-cell/>
          <table:table-cell office:value-type="float" office:value="830494" calcext:value-type="float">
            <text:p>830494</text:p>
          </table:table-cell>
          <table:table-cell/>
          <table:table-cell office:value-type="float" office:value="872174" calcext:value-type="float">
            <text:p>872174</text:p>
          </table:table-cell>
        </table:table-row>
        <table:table-row table:style-name="ro1">
          <table:table-cell/>
          <table:table-cell office:value-type="float" office:value="765662" calcext:value-type="float">
            <text:p>765662</text:p>
          </table:table-cell>
          <table:table-cell/>
          <table:table-cell office:value-type="float" office:value="926379" calcext:value-type="float">
            <text:p>926379</text:p>
          </table:table-cell>
        </table:table-row>
        <table:table-row table:style-name="ro1">
          <table:table-cell/>
          <table:table-cell office:value-type="float" office:value="759190" calcext:value-type="float">
            <text:p>759190</text:p>
          </table:table-cell>
          <table:table-cell/>
          <table:table-cell office:value-type="float" office:value="834980" calcext:value-type="float">
            <text:p>834980</text:p>
          </table:table-cell>
        </table:table-row>
        <table:table-row table:style-name="ro1">
          <table:table-cell/>
          <table:table-cell office:value-type="float" office:value="799236" calcext:value-type="float">
            <text:p>799236</text:p>
          </table:table-cell>
          <table:table-cell/>
          <table:table-cell office:value-type="float" office:value="837772" calcext:value-type="float">
            <text:p>837772</text:p>
          </table:table-cell>
        </table:table-row>
        <table:table-row table:style-name="ro1">
          <table:table-cell/>
          <table:table-cell office:value-type="float" office:value="819720" calcext:value-type="float">
            <text:p>819720</text:p>
          </table:table-cell>
          <table:table-cell/>
          <table:table-cell office:value-type="float" office:value="784252" calcext:value-type="float">
            <text:p>784252</text:p>
          </table:table-cell>
        </table:table-row>
        <table:table-row table:style-name="ro1">
          <table:table-cell/>
          <table:table-cell office:value-type="float" office:value="804052" calcext:value-type="float">
            <text:p>804052</text:p>
          </table:table-cell>
          <table:table-cell/>
          <table:table-cell office:value-type="float" office:value="842324" calcext:value-type="float">
            <text:p>842324</text:p>
          </table:table-cell>
        </table:table-row>
        <table:table-row table:style-name="ro1">
          <table:table-cell/>
          <table:table-cell office:value-type="float" office:value="827103" calcext:value-type="float">
            <text:p>827103</text:p>
          </table:table-cell>
          <table:table-cell/>
          <table:table-cell office:value-type="float" office:value="822617" calcext:value-type="float">
            <text:p>822617</text:p>
          </table:table-cell>
        </table:table-row>
        <table:table-row table:style-name="ro1">
          <table:table-cell/>
          <table:table-cell office:value-type="float" office:value="840169" calcext:value-type="float">
            <text:p>840169</text:p>
          </table:table-cell>
          <table:table-cell/>
          <table:table-cell office:value-type="float" office:value="914853" calcext:value-type="float">
            <text:p>914853</text:p>
          </table:table-cell>
        </table:table-row>
        <table:table-row table:style-name="ro1">
          <table:table-cell/>
          <table:table-cell office:value-type="float" office:value="1227548" calcext:value-type="float">
            <text:p>1227548</text:p>
          </table:table-cell>
          <table:table-cell/>
          <table:table-cell office:value-type="float" office:value="873470" calcext:value-type="float">
            <text:p>873470</text:p>
          </table:table-cell>
        </table:table-row>
        <table:table-row table:style-name="ro1">
          <table:table-cell/>
          <table:table-cell office:value-type="float" office:value="1300883" calcext:value-type="float">
            <text:p>1300883</text:p>
          </table:table-cell>
          <table:table-cell/>
          <table:table-cell office:value-type="float" office:value="872306" calcext:value-type="float">
            <text:p>872306</text:p>
          </table:table-cell>
        </table:table-row>
        <table:table-row table:style-name="ro1">
          <table:table-cell/>
          <table:table-cell office:value-type="float" office:value="1287073" calcext:value-type="float">
            <text:p>1287073</text:p>
          </table:table-cell>
          <table:table-cell/>
          <table:table-cell office:value-type="float" office:value="873305" calcext:value-type="float">
            <text:p>873305</text:p>
          </table:table-cell>
        </table:table-row>
        <table:table-row table:style-name="ro1">
          <table:table-cell/>
          <table:table-cell office:value-type="float" office:value="952521" calcext:value-type="float">
            <text:p>952521</text:p>
          </table:table-cell>
          <table:table-cell/>
          <table:table-cell office:value-type="float" office:value="829007" calcext:value-type="float">
            <text:p>829007</text:p>
          </table:table-cell>
        </table:table-row>
        <table:table-row table:style-name="ro1">
          <table:table-cell/>
          <table:table-cell office:value-type="float" office:value="900668" calcext:value-type="float">
            <text:p>900668</text:p>
          </table:table-cell>
          <table:table-cell/>
          <table:table-cell office:value-type="float" office:value="843982" calcext:value-type="float">
            <text:p>843982</text:p>
          </table:table-cell>
        </table:table-row>
        <table:table-row table:style-name="ro1">
          <table:table-cell/>
          <table:table-cell office:value-type="float" office:value="909785" calcext:value-type="float">
            <text:p>909785</text:p>
          </table:table-cell>
          <table:table-cell/>
          <table:table-cell office:value-type="float" office:value="824323" calcext:value-type="float">
            <text:p>824323</text:p>
          </table:table-cell>
        </table:table-row>
        <table:table-row table:style-name="ro1">
          <table:table-cell/>
          <table:table-cell office:value-type="float" office:value="889532" calcext:value-type="float">
            <text:p>889532</text:p>
          </table:table-cell>
          <table:table-cell/>
          <table:table-cell office:value-type="float" office:value="778100" calcext:value-type="float">
            <text:p>778100</text:p>
          </table:table-cell>
        </table:table-row>
        <table:table-row table:style-name="ro1">
          <table:table-cell/>
          <table:table-cell office:value-type="float" office:value="869030" calcext:value-type="float">
            <text:p>869030</text:p>
          </table:table-cell>
          <table:table-cell/>
          <table:table-cell office:value-type="float" office:value="777286" calcext:value-type="float">
            <text:p>777286</text:p>
          </table:table-cell>
        </table:table-row>
        <table:table-row table:style-name="ro1">
          <table:table-cell/>
          <table:table-cell office:value-type="float" office:value="858637" calcext:value-type="float">
            <text:p>858637</text:p>
          </table:table-cell>
          <table:table-cell/>
          <table:table-cell office:value-type="float" office:value="901097" calcext:value-type="float">
            <text:p>901097</text:p>
          </table:table-cell>
        </table:table-row>
        <table:table-row table:style-name="ro1">
          <table:table-cell/>
          <table:table-cell office:value-type="float" office:value="807838" calcext:value-type="float">
            <text:p>807838</text:p>
          </table:table-cell>
          <table:table-cell/>
          <table:table-cell office:value-type="float" office:value="904785" calcext:value-type="float">
            <text:p>904785</text:p>
          </table:table-cell>
        </table:table-row>
        <table:table-row table:style-name="ro1">
          <table:table-cell/>
          <table:table-cell office:value-type="float" office:value="862556" calcext:value-type="float">
            <text:p>862556</text:p>
          </table:table-cell>
          <table:table-cell/>
          <table:table-cell office:value-type="float" office:value="861809" calcext:value-type="float">
            <text:p>861809</text:p>
          </table:table-cell>
        </table:table-row>
        <table:table-row table:style-name="ro1">
          <table:table-cell/>
          <table:table-cell office:value-type="float" office:value="829529" calcext:value-type="float">
            <text:p>829529</text:p>
          </table:table-cell>
          <table:table-cell/>
          <table:table-cell office:value-type="float" office:value="929932" calcext:value-type="float">
            <text:p>929932</text:p>
          </table:table-cell>
        </table:table-row>
        <table:table-row table:style-name="ro1">
          <table:table-cell/>
          <table:table-cell office:value-type="float" office:value="887168" calcext:value-type="float">
            <text:p>887168</text:p>
          </table:table-cell>
          <table:table-cell/>
          <table:table-cell office:value-type="float" office:value="1194718" calcext:value-type="float">
            <text:p>1194718</text:p>
          </table:table-cell>
        </table:table-row>
        <table:table-row table:style-name="ro1">
          <table:table-cell/>
          <table:table-cell office:value-type="float" office:value="928377" calcext:value-type="float">
            <text:p>928377</text:p>
          </table:table-cell>
          <table:table-cell/>
          <table:table-cell office:value-type="float" office:value="1584210" calcext:value-type="float">
            <text:p>1584210</text:p>
          </table:table-cell>
        </table:table-row>
        <table:table-row table:style-name="ro1">
          <table:table-cell/>
          <table:table-cell office:value-type="float" office:value="920548" calcext:value-type="float">
            <text:p>920548</text:p>
          </table:table-cell>
          <table:table-cell/>
          <table:table-cell office:value-type="float" office:value="1488270" calcext:value-type="float">
            <text:p>1488270</text:p>
          </table:table-cell>
        </table:table-row>
        <table:table-row table:style-name="ro1">
          <table:table-cell/>
          <table:table-cell office:value-type="float" office:value="985589" calcext:value-type="float">
            <text:p>985589</text:p>
          </table:table-cell>
          <table:table-cell/>
          <table:table-cell office:value-type="float" office:value="769297" calcext:value-type="float">
            <text:p>769297</text:p>
          </table:table-cell>
        </table:table-row>
        <table:table-row table:style-name="ro1">
          <table:table-cell/>
          <table:table-cell office:value-type="float" office:value="899790" calcext:value-type="float">
            <text:p>899790</text:p>
          </table:table-cell>
          <table:table-cell/>
          <table:table-cell office:value-type="float" office:value="733445" calcext:value-type="float">
            <text:p>733445</text:p>
          </table:table-cell>
        </table:table-row>
        <table:table-row table:style-name="ro1">
          <table:table-cell/>
          <table:table-cell office:value-type="float" office:value="918545" calcext:value-type="float">
            <text:p>918545</text:p>
          </table:table-cell>
          <table:table-cell/>
          <table:table-cell office:value-type="float" office:value="731877" calcext:value-type="float">
            <text:p>731877</text:p>
          </table:table-cell>
        </table:table-row>
        <table:table-row table:style-name="ro1">
          <table:table-cell/>
          <table:table-cell office:value-type="float" office:value="881390" calcext:value-type="float">
            <text:p>881390</text:p>
          </table:table-cell>
          <table:table-cell/>
          <table:table-cell office:value-type="float" office:value="732270" calcext:value-type="float">
            <text:p>732270</text:p>
          </table:table-cell>
        </table:table-row>
        <table:table-row table:style-name="ro1">
          <table:table-cell/>
          <table:table-cell office:value-type="float" office:value="824916" calcext:value-type="float">
            <text:p>824916</text:p>
          </table:table-cell>
          <table:table-cell/>
          <table:table-cell office:value-type="float" office:value="735916" calcext:value-type="float">
            <text:p>735916</text:p>
          </table:table-cell>
        </table:table-row>
        <table:table-row table:style-name="ro1">
          <table:table-cell/>
          <table:table-cell office:value-type="float" office:value="895701" calcext:value-type="float">
            <text:p>895701</text:p>
          </table:table-cell>
          <table:table-cell/>
          <table:table-cell office:value-type="float" office:value="828399" calcext:value-type="float">
            <text:p>828399</text:p>
          </table:table-cell>
        </table:table-row>
        <table:table-row table:style-name="ro1">
          <table:table-cell/>
          <table:table-cell office:value-type="float" office:value="910556" calcext:value-type="float">
            <text:p>910556</text:p>
          </table:table-cell>
          <table:table-cell/>
          <table:table-cell office:value-type="float" office:value="821370" calcext:value-type="float">
            <text:p>821370</text:p>
          </table:table-cell>
        </table:table-row>
        <table:table-row table:style-name="ro1">
          <table:table-cell/>
          <table:table-cell office:value-type="float" office:value="999310" calcext:value-type="float">
            <text:p>999310</text:p>
          </table:table-cell>
          <table:table-cell/>
          <table:table-cell office:value-type="float" office:value="829382" calcext:value-type="float">
            <text:p>829382</text:p>
          </table:table-cell>
        </table:table-row>
        <table:table-row table:style-name="ro1">
          <table:table-cell/>
          <table:table-cell office:value-type="float" office:value="943531" calcext:value-type="float">
            <text:p>943531</text:p>
          </table:table-cell>
          <table:table-cell/>
          <table:table-cell office:value-type="float" office:value="781420" calcext:value-type="float">
            <text:p>781420</text:p>
          </table:table-cell>
        </table:table-row>
        <table:table-row table:style-name="ro1">
          <table:table-cell/>
          <table:table-cell office:value-type="float" office:value="910661" calcext:value-type="float">
            <text:p>910661</text:p>
          </table:table-cell>
          <table:table-cell/>
          <table:table-cell office:value-type="float" office:value="879957" calcext:value-type="float">
            <text:p>879957</text:p>
          </table:table-cell>
        </table:table-row>
        <table:table-row table:style-name="ro1">
          <table:table-cell/>
          <table:table-cell office:value-type="float" office:value="852068" calcext:value-type="float">
            <text:p>852068</text:p>
          </table:table-cell>
          <table:table-cell/>
          <table:table-cell office:value-type="float" office:value="1238045" calcext:value-type="float">
            <text:p>1238045</text:p>
          </table:table-cell>
        </table:table-row>
        <table:table-row table:style-name="ro1">
          <table:table-cell/>
          <table:table-cell office:value-type="float" office:value="836050" calcext:value-type="float">
            <text:p>836050</text:p>
          </table:table-cell>
          <table:table-cell/>
          <table:table-cell office:value-type="float" office:value="1238599" calcext:value-type="float">
            <text:p>1238599</text:p>
          </table:table-cell>
        </table:table-row>
        <table:table-row table:style-name="ro1">
          <table:table-cell/>
          <table:table-cell office:value-type="float" office:value="862067" calcext:value-type="float">
            <text:p>862067</text:p>
          </table:table-cell>
          <table:table-cell/>
          <table:table-cell office:value-type="float" office:value="1199755" calcext:value-type="float">
            <text:p>1199755</text:p>
          </table:table-cell>
        </table:table-row>
        <table:table-row table:style-name="ro1">
          <table:table-cell/>
          <table:table-cell office:value-type="float" office:value="919300" calcext:value-type="float">
            <text:p>919300</text:p>
          </table:table-cell>
          <table:table-cell/>
          <table:table-cell office:value-type="float" office:value="932429" calcext:value-type="float">
            <text:p>932429</text:p>
          </table:table-cell>
        </table:table-row>
        <table:table-row table:style-name="ro1">
          <table:table-cell/>
          <table:table-cell office:value-type="float" office:value="960571" calcext:value-type="float">
            <text:p>960571</text:p>
          </table:table-cell>
          <table:table-cell/>
          <table:table-cell office:value-type="float" office:value="864626" calcext:value-type="float">
            <text:p>864626</text:p>
          </table:table-cell>
        </table:table-row>
        <table:table-row table:style-name="ro1">
          <table:table-cell/>
          <table:table-cell office:value-type="float" office:value="994963" calcext:value-type="float">
            <text:p>994963</text:p>
          </table:table-cell>
          <table:table-cell/>
          <table:table-cell office:value-type="float" office:value="924695" calcext:value-type="float">
            <text:p>924695</text:p>
          </table:table-cell>
        </table:table-row>
        <table:table-row table:style-name="ro1">
          <table:table-cell/>
          <table:table-cell office:value-type="float" office:value="966554" calcext:value-type="float">
            <text:p>966554</text:p>
          </table:table-cell>
          <table:table-cell/>
          <table:table-cell office:value-type="float" office:value="864849" calcext:value-type="float">
            <text:p>864849</text:p>
          </table:table-cell>
        </table:table-row>
        <table:table-row table:style-name="ro1">
          <table:table-cell/>
          <table:table-cell office:value-type="float" office:value="904148" calcext:value-type="float">
            <text:p>904148</text:p>
          </table:table-cell>
          <table:table-cell/>
          <table:table-cell office:value-type="float" office:value="823041" calcext:value-type="float">
            <text:p>823041</text:p>
          </table:table-cell>
        </table:table-row>
        <table:table-row table:style-name="ro1">
          <table:table-cell/>
          <table:table-cell office:value-type="float" office:value="868230" calcext:value-type="float">
            <text:p>868230</text:p>
          </table:table-cell>
          <table:table-cell/>
          <table:table-cell office:value-type="float" office:value="786706" calcext:value-type="float">
            <text:p>786706</text:p>
          </table:table-cell>
        </table:table-row>
        <table:table-row table:style-name="ro1">
          <table:table-cell/>
          <table:table-cell office:value-type="float" office:value="812644" calcext:value-type="float">
            <text:p>812644</text:p>
          </table:table-cell>
          <table:table-cell/>
          <table:table-cell office:value-type="float" office:value="827930" calcext:value-type="float">
            <text:p>827930</text:p>
          </table:table-cell>
        </table:table-row>
        <table:table-row table:style-name="ro1">
          <table:table-cell/>
          <table:table-cell office:value-type="float" office:value="811532" calcext:value-type="float">
            <text:p>811532</text:p>
          </table:table-cell>
          <table:table-cell/>
          <table:table-cell office:value-type="float" office:value="832078" calcext:value-type="float">
            <text:p>832078</text:p>
          </table:table-cell>
        </table:table-row>
        <table:table-row table:style-name="ro1">
          <table:table-cell/>
          <table:table-cell office:value-type="float" office:value="816069" calcext:value-type="float">
            <text:p>816069</text:p>
          </table:table-cell>
          <table:table-cell/>
          <table:table-cell office:value-type="float" office:value="851995" calcext:value-type="float">
            <text:p>851995</text:p>
          </table:table-cell>
        </table:table-row>
        <table:table-row table:style-name="ro1">
          <table:table-cell/>
          <table:table-cell office:value-type="float" office:value="771917" calcext:value-type="float">
            <text:p>771917</text:p>
          </table:table-cell>
          <table:table-cell/>
          <table:table-cell office:value-type="float" office:value="872477" calcext:value-type="float">
            <text:p>872477</text:p>
          </table:table-cell>
        </table:table-row>
        <table:table-row table:style-name="ro1">
          <table:table-cell/>
          <table:table-cell office:value-type="float" office:value="809228" calcext:value-type="float">
            <text:p>809228</text:p>
          </table:table-cell>
          <table:table-cell/>
          <table:table-cell office:value-type="float" office:value="923731" calcext:value-type="float">
            <text:p>923731</text:p>
          </table:table-cell>
        </table:table-row>
        <table:table-row table:style-name="ro1">
          <table:table-cell/>
          <table:table-cell office:value-type="float" office:value="781698" calcext:value-type="float">
            <text:p>781698</text:p>
          </table:table-cell>
          <table:table-cell/>
          <table:table-cell office:value-type="float" office:value="922166" calcext:value-type="float">
            <text:p>922166</text:p>
          </table:table-cell>
        </table:table-row>
        <table:table-row table:style-name="ro1">
          <table:table-cell/>
          <table:table-cell office:value-type="float" office:value="786032" calcext:value-type="float">
            <text:p>786032</text:p>
          </table:table-cell>
          <table:table-cell/>
          <table:table-cell office:value-type="float" office:value="882861" calcext:value-type="float">
            <text:p>882861</text:p>
          </table:table-cell>
        </table:table-row>
        <table:table-row table:style-name="ro1">
          <table:table-cell/>
          <table:table-cell office:value-type="float" office:value="718141" calcext:value-type="float">
            <text:p>718141</text:p>
          </table:table-cell>
          <table:table-cell/>
          <table:table-cell office:value-type="float" office:value="830371" calcext:value-type="float">
            <text:p>830371</text:p>
          </table:table-cell>
        </table:table-row>
        <table:table-row table:style-name="ro1">
          <table:table-cell/>
          <table:table-cell office:value-type="float" office:value="814554" calcext:value-type="float">
            <text:p>814554</text:p>
          </table:table-cell>
          <table:table-cell/>
          <table:table-cell office:value-type="float" office:value="855955" calcext:value-type="float">
            <text:p>855955</text:p>
          </table:table-cell>
        </table:table-row>
        <table:table-row table:style-name="ro1">
          <table:table-cell/>
          <table:table-cell office:value-type="float" office:value="816325" calcext:value-type="float">
            <text:p>816325</text:p>
          </table:table-cell>
          <table:table-cell/>
          <table:table-cell office:value-type="float" office:value="860631" calcext:value-type="float">
            <text:p>860631</text:p>
          </table:table-cell>
        </table:table-row>
        <table:table-row table:style-name="ro1">
          <table:table-cell/>
          <table:table-cell office:value-type="float" office:value="863808" calcext:value-type="float">
            <text:p>863808</text:p>
          </table:table-cell>
          <table:table-cell/>
          <table:table-cell office:value-type="float" office:value="831059" calcext:value-type="float">
            <text:p>831059</text:p>
          </table:table-cell>
        </table:table-row>
        <table:table-row table:style-name="ro1">
          <table:table-cell/>
          <table:table-cell office:value-type="float" office:value="824900" calcext:value-type="float">
            <text:p>824900</text:p>
          </table:table-cell>
          <table:table-cell/>
          <table:table-cell office:value-type="float" office:value="924452" calcext:value-type="float">
            <text:p>924452</text:p>
          </table:table-cell>
        </table:table-row>
        <table:table-row table:style-name="ro1">
          <table:table-cell/>
          <table:table-cell office:value-type="float" office:value="808335" calcext:value-type="float">
            <text:p>808335</text:p>
          </table:table-cell>
          <table:table-cell/>
          <table:table-cell office:value-type="float" office:value="870185" calcext:value-type="float">
            <text:p>870185</text:p>
          </table:table-cell>
        </table:table-row>
        <table:table-row table:style-name="ro1">
          <table:table-cell/>
          <table:table-cell office:value-type="float" office:value="718885" calcext:value-type="float">
            <text:p>718885</text:p>
          </table:table-cell>
          <table:table-cell/>
          <table:table-cell office:value-type="float" office:value="869914" calcext:value-type="float">
            <text:p>869914</text:p>
          </table:table-cell>
        </table:table-row>
        <table:table-row table:style-name="ro1">
          <table:table-cell/>
          <table:table-cell office:value-type="float" office:value="741947" calcext:value-type="float">
            <text:p>741947</text:p>
          </table:table-cell>
          <table:table-cell/>
          <table:table-cell office:value-type="float" office:value="940311" calcext:value-type="float">
            <text:p>940311</text:p>
          </table:table-cell>
        </table:table-row>
        <table:table-row table:style-name="ro1">
          <table:table-cell/>
          <table:table-cell office:value-type="float" office:value="822506" calcext:value-type="float">
            <text:p>822506</text:p>
          </table:table-cell>
          <table:table-cell/>
          <table:table-cell office:value-type="float" office:value="845068" calcext:value-type="float">
            <text:p>845068</text:p>
          </table:table-cell>
        </table:table-row>
        <table:table-row table:style-name="ro1">
          <table:table-cell/>
          <table:table-cell office:value-type="float" office:value="717085" calcext:value-type="float">
            <text:p>717085</text:p>
          </table:table-cell>
          <table:table-cell/>
          <table:table-cell office:value-type="float" office:value="782779" calcext:value-type="float">
            <text:p>782779</text:p>
          </table:table-cell>
        </table:table-row>
        <table:table-row table:style-name="ro1">
          <table:table-cell/>
          <table:table-cell office:value-type="float" office:value="783247" calcext:value-type="float">
            <text:p>783247</text:p>
          </table:table-cell>
          <table:table-cell/>
          <table:table-cell office:value-type="float" office:value="782353" calcext:value-type="float">
            <text:p>782353</text:p>
          </table:table-cell>
        </table:table-row>
        <table:table-row table:style-name="ro1">
          <table:table-cell/>
          <table:table-cell office:value-type="float" office:value="708298" calcext:value-type="float">
            <text:p>708298</text:p>
          </table:table-cell>
          <table:table-cell/>
          <table:table-cell office:value-type="float" office:value="785439" calcext:value-type="float">
            <text:p>785439</text:p>
          </table:table-cell>
        </table:table-row>
        <table:table-row table:style-name="ro1">
          <table:table-cell/>
          <table:table-cell office:value-type="float" office:value="792569" calcext:value-type="float">
            <text:p>792569</text:p>
          </table:table-cell>
          <table:table-cell/>
          <table:table-cell office:value-type="float" office:value="780968" calcext:value-type="float">
            <text:p>780968</text:p>
          </table:table-cell>
        </table:table-row>
        <table:table-row table:style-name="ro1">
          <table:table-cell/>
          <table:table-cell office:value-type="float" office:value="706043" calcext:value-type="float">
            <text:p>706043</text:p>
          </table:table-cell>
          <table:table-cell/>
          <table:table-cell office:value-type="float" office:value="823544" calcext:value-type="float">
            <text:p>823544</text:p>
          </table:table-cell>
        </table:table-row>
        <table:table-row table:style-name="ro1">
          <table:table-cell/>
          <table:table-cell office:value-type="float" office:value="701844" calcext:value-type="float">
            <text:p>701844</text:p>
          </table:table-cell>
          <table:table-cell/>
          <table:table-cell office:value-type="float" office:value="872474" calcext:value-type="float">
            <text:p>872474</text:p>
          </table:table-cell>
        </table:table-row>
        <table:table-row table:style-name="ro1">
          <table:table-cell/>
          <table:table-cell office:value-type="float" office:value="764528" calcext:value-type="float">
            <text:p>764528</text:p>
          </table:table-cell>
          <table:table-cell/>
          <table:table-cell office:value-type="float" office:value="918020" calcext:value-type="float">
            <text:p>918020</text:p>
          </table:table-cell>
        </table:table-row>
        <table:table-row table:style-name="ro1">
          <table:table-cell/>
          <table:table-cell office:value-type="float" office:value="777643" calcext:value-type="float">
            <text:p>777643</text:p>
          </table:table-cell>
          <table:table-cell/>
          <table:table-cell office:value-type="float" office:value="869045" calcext:value-type="float">
            <text:p>869045</text:p>
          </table:table-cell>
        </table:table-row>
        <table:table-row table:style-name="ro1">
          <table:table-cell/>
          <table:table-cell office:value-type="float" office:value="790320" calcext:value-type="float">
            <text:p>790320</text:p>
          </table:table-cell>
          <table:table-cell/>
          <table:table-cell office:value-type="float" office:value="911541" calcext:value-type="float">
            <text:p>911541</text:p>
          </table:table-cell>
        </table:table-row>
        <table:table-row table:style-name="ro1">
          <table:table-cell/>
          <table:table-cell office:value-type="float" office:value="741724" calcext:value-type="float">
            <text:p>741724</text:p>
          </table:table-cell>
          <table:table-cell/>
          <table:table-cell office:value-type="float" office:value="794404" calcext:value-type="float">
            <text:p>794404</text:p>
          </table:table-cell>
        </table:table-row>
        <table:table-row table:style-name="ro1">
          <table:table-cell/>
          <table:table-cell office:value-type="float" office:value="752318" calcext:value-type="float">
            <text:p>752318</text:p>
          </table:table-cell>
          <table:table-cell/>
          <table:table-cell office:value-type="float" office:value="835117" calcext:value-type="float">
            <text:p>835117</text:p>
          </table:table-cell>
        </table:table-row>
        <table:table-row table:style-name="ro1">
          <table:table-cell/>
          <table:table-cell office:value-type="float" office:value="788680" calcext:value-type="float">
            <text:p>788680</text:p>
          </table:table-cell>
          <table:table-cell/>
          <table:table-cell office:value-type="float" office:value="782299" calcext:value-type="float">
            <text:p>782299</text:p>
          </table:table-cell>
        </table:table-row>
        <table:table-row table:style-name="ro1">
          <table:table-cell/>
          <table:table-cell office:value-type="float" office:value="772525" calcext:value-type="float">
            <text:p>772525</text:p>
          </table:table-cell>
          <table:table-cell/>
          <table:table-cell office:value-type="float" office:value="783151" calcext:value-type="float">
            <text:p>783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5:20.686516442</meta:creation-date>
    <dc:date>2018-05-17T11:47:08.774174493</dc:date>
    <meta:editing-duration>PT1M48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58cm" svg:height="8.994cm" xlink:href=".." xlink:type="simple" chart:class="chart:line" chart:style-name="ch1">
        <chart:legend chart:legend-position="end" svg:x="31.095cm" svg:y="4.198cm" style:legend-expansion="high" chart:style-name="ch2"/>
        <chart:plot-area chart:style-name="ch3" table:cell-range-address="Sheet1.B1:Sheet1.B500" svg:x="0.667cm" svg:y="0.179cm" svg:width="29.761cm" svg:height="8.636cm">
          <chartooo:coordinate-region svg:x="2.214cm" svg:y="0.3cm" svg:width="28.21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8449">
                <text:p>678449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523">
                <text:p>683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6235">
                <text:p>666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2935">
                <text:p>752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5969">
                <text:p>785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4339">
                <text:p>804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1932">
                <text:p>821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728">
                <text:p>792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119">
                <text:p>752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397">
                <text:p>870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0615">
                <text:p>770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8653">
                <text:p>758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9535">
                <text:p>779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920">
                <text:p>815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8272">
                <text:p>778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0635">
                <text:p>820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5394">
                <text:p>835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7383">
                <text:p>757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6614">
                <text:p>766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218">
                <text:p>765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9810">
                <text:p>7698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675">
                <text:p>810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7855">
                <text:p>817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9909">
                <text:p>839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9888">
                <text:p>789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222">
                <text:p>83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3679">
                <text:p>773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1372">
                <text:p>831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7319">
                <text:p>777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8693">
                <text:p>768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7951">
                <text:p>8079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213">
                <text:p>769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7565">
                <text:p>757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1163">
                <text:p>771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4331">
                <text:p>784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7645">
                <text:p>757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1150">
                <text:p>791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9101">
                <text:p>759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2618">
                <text:p>812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845">
                <text:p>820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8578">
                <text:p>818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1201">
                <text:p>791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2328">
                <text:p>762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8600">
                <text:p>758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2220">
                <text:p>7622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7445">
                <text:p>807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9476">
                <text:p>779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9642">
                <text:p>819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0853">
                <text:p>790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8640">
                <text:p>8286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3995">
                <text:p>843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6887">
                <text:p>836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4696">
                <text:p>844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4829">
                <text:p>854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5587">
                <text:p>885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5841">
                <text:p>815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4796">
                <text:p>834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0699">
                <text:p>9106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6922">
                <text:p>776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2038">
                <text:p>772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18">
                <text:p>771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9033">
                <text:p>7890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9455">
                <text:p>829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1366">
                <text:p>791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8081">
                <text:p>838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2899">
                <text:p>832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4088">
                <text:p>834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7442">
                <text:p>857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6106">
                <text:p>806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3237">
                <text:p>7832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7865">
                <text:p>807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3986">
                <text:p>783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3349">
                <text:p>793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8946">
                <text:p>858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1728">
                <text:p>811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3531">
                <text:p>803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6199">
                <text:p>886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9212">
                <text:p>779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5460">
                <text:p>7554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7660">
                <text:p>7976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133">
                <text:p>824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1482">
                <text:p>891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5566">
                <text:p>865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6807">
                <text:p>926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8220">
                <text:p>8182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4189">
                <text:p>8741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9103">
                <text:p>809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8405">
                <text:p>7684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7610">
                <text:p>7976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0249">
                <text:p>8202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5284">
                <text:p>805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1917">
                <text:p>8619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6115">
                <text:p>896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0450">
                <text:p>8304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7820">
                <text:p>8178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2792">
                <text:p>842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0267">
                <text:p>840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7132">
                <text:p>817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0318">
                <text:p>760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4682">
                <text:p>794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6608">
                <text:p>8566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677">
                <text:p>891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63268">
                <text:p>8632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0089">
                <text:p>850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3523">
                <text:p>793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2147">
                <text:p>832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9317">
                <text:p>829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8709">
                <text:p>7887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0368">
                <text:p>8003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9620">
                <text:p>8496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6184">
                <text:p>846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6751">
                <text:p>8467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3759">
                <text:p>803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2634">
                <text:p>9326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2509">
                <text:p>7825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1802">
                <text:p>8418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3492">
                <text:p>793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1820">
                <text:p>7718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8245">
                <text:p>828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6423">
                <text:p>836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3293">
                <text:p>8632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4328">
                <text:p>814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1818">
                <text:p>831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258">
                <text:p>1298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0201">
                <text:p>13302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5563">
                <text:p>13255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4023">
                <text:p>9140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4375">
                <text:p>91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2770">
                <text:p>9327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7952">
                <text:p>9679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8134">
                <text:p>8381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2072">
                <text:p>8220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7242">
                <text:p>847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0882">
                <text:p>8908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4966">
                <text:p>8049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7670">
                <text:p>7776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66784">
                <text:p>7667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9544">
                <text:p>769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2292">
                <text:p>832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4693">
                <text:p>854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3744">
                <text:p>8537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9614">
                <text:p>8496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1862">
                <text:p>871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12753">
                <text:p>1012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7703">
                <text:p>13277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3172">
                <text:p>1303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29750">
                <text:p>13297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5838">
                <text:p>915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7908">
                <text:p>9579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5299">
                <text:p>955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9576">
                <text:p>909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0563">
                <text:p>880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9784">
                <text:p>799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0338">
                <text:p>8603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5916">
                <text:p>815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5973">
                <text:p>8559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2641">
                <text:p>9126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4542">
                <text:p>9645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6451">
                <text:p>9764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41961">
                <text:p>941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3167">
                <text:p>8331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3632">
                <text:p>8736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9223">
                <text:p>8692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7438">
                <text:p>8074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4688">
                <text:p>9046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3194">
                <text:p>9331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6057">
                <text:p>886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98870">
                <text:p>8988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23223">
                <text:p>8232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0735">
                <text:p>80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7095">
                <text:p>817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1221">
                <text:p>8512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8796">
                <text:p>8287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1326">
                <text:p>9013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1582">
                <text:p>8915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4075">
                <text:p>904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3785">
                <text:p>983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6863">
                <text:p>8668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11922">
                <text:p>8119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1153">
                <text:p>8311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7396">
                <text:p>8073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9630">
                <text:p>9196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9323">
                <text:p>919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5932">
                <text:p>9059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5599">
                <text:p>8955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2310">
                <text:p>8923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2332">
                <text:p>8123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4862">
                <text:p>8548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504">
                <text:p>900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5858">
                <text:p>875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3815">
                <text:p>873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5435">
                <text:p>995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94240">
                <text:p>8942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3041">
                <text:p>963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5615">
                <text:p>915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8026">
                <text:p>8080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0595">
                <text:p>840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6614">
                <text:p>8566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9977">
                <text:p>8799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9916">
                <text:p>9099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7650">
                <text:p>8976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6158">
                <text:p>8961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6424">
                <text:p>9064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0172">
                <text:p>840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3888">
                <text:p>8338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6568">
                <text:p>8965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8424">
                <text:p>8184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0830">
                <text:p>8708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6756">
                <text:p>9967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3026">
                <text:p>9730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9517">
                <text:p>9695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72675">
                <text:p>1272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54674">
                <text:p>15546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91038">
                <text:p>14910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0287">
                <text:p>8002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8096">
                <text:p>7580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9635">
                <text:p>829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2483">
                <text:p>8224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8918">
                <text:p>7789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2941">
                <text:p>9129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2180">
                <text:p>832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00897">
                <text:p>8008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9244">
                <text:p>819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3020">
                <text:p>12230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2193">
                <text:p>13221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7808">
                <text:p>13578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40737">
                <text:p>1340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96089">
                <text:p>12960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2768">
                <text:p>11027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3857">
                <text:p>9638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2753">
                <text:p>8927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53504">
                <text:p>9535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6309">
                <text:p>8663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8239">
                <text:p>8882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5151">
                <text:p>885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6225">
                <text:p>816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9283">
                <text:p>8792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9208">
                <text:p>7992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6374">
                <text:p>776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9439">
                <text:p>7794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9445">
                <text:p>7694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8145">
                <text:p>8081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27288">
                <text:p>8272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3320">
                <text:p>8233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6169">
                <text:p>8761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4727">
                <text:p>8747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4445">
                <text:p>1184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99473">
                <text:p>12994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42355">
                <text:p>13423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95594">
                <text:p>10955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2026">
                <text:p>9920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2283">
                <text:p>9122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22053">
                <text:p>9220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4795">
                <text:p>8347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33539">
                <text:p>8335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6436">
                <text:p>8264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63296">
                <text:p>8632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7594">
                <text:p>8775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86700">
                <text:p>9867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6156">
                <text:p>9061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9407">
                <text:p>8894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3835">
                <text:p>8938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3472">
                <text:p>8034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14631">
                <text:p>8146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5733">
                <text:p>8157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2562">
                <text:p>8525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8769">
                <text:p>8887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72186">
                <text:p>9721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36472">
                <text:p>9364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0592">
                <text:p>9205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6086">
                <text:p>8660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1835">
                <text:p>8318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1311">
                <text:p>8413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95035">
                <text:p>8950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4802">
                <text:p>814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1753">
                <text:p>9317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0952">
                <text:p>9809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21525">
                <text:p>9215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8710">
                <text:p>9087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61663">
                <text:p>8616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0591">
                <text:p>8205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9274">
                <text:p>7992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2803">
                <text:p>8428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3348">
                <text:p>9033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3502">
                <text:p>9635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7233">
                <text:p>10272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5805">
                <text:p>9058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2383">
                <text:p>8823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0807">
                <text:p>8008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15896">
                <text:p>915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63620">
                <text:p>8636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9768">
                <text:p>8397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4588">
                <text:p>9245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73884">
                <text:p>9738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21017">
                <text:p>9210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76463">
                <text:p>976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70879">
                <text:p>8708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76524">
                <text:p>8765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83799">
                <text:p>8837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7131">
                <text:p>8171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7364">
                <text:p>8673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47620">
                <text:p>9476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99874">
                <text:p>8998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59192">
                <text:p>9591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8398">
                <text:p>9783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2333">
                <text:p>842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7807">
                <text:p>8578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9632">
                <text:p>8696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49720">
                <text:p>8497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3625">
                <text:p>983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17631">
                <text:p>917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91081">
                <text:p>8910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13948">
                <text:p>9139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6949">
                <text:p>8169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2434">
                <text:p>8324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7607">
                <text:p>8076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5865">
                <text:p>885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7544">
                <text:p>8975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0426">
                <text:p>9904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15391">
                <text:p>9153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38510">
                <text:p>9385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40122">
                <text:p>9401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7321">
                <text:p>8573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29041">
                <text:p>8290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0898">
                <text:p>8208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30792">
                <text:p>8307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4088">
                <text:p>9740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1972">
                <text:p>9419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02521">
                <text:p>9025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1543">
                <text:p>9515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1195">
                <text:p>8511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4885">
                <text:p>8048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8701">
                <text:p>8187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5213">
                <text:p>8452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9639">
                <text:p>8496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96022">
                <text:p>8960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98930">
                <text:p>8989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3356">
                <text:p>9833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67497">
                <text:p>9674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6316">
                <text:p>7963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13758">
                <text:p>8137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96924">
                <text:p>7969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2756">
                <text:p>8527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0540">
                <text:p>8505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1442">
                <text:p>9714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31704">
                <text:p>9317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7169">
                <text:p>887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7868">
                <text:p>9278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8084">
                <text:p>848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2225">
                <text:p>8422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4893">
                <text:p>8648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13269">
                <text:p>8132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8026">
                <text:p>9580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69065">
                <text:p>9690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756">
                <text:p>9147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2751">
                <text:p>9127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43760">
                <text:p>8437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6150">
                <text:p>8261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7434">
                <text:p>8574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4586">
                <text:p>854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30483">
                <text:p>8304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11188">
                <text:p>9111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28617">
                <text:p>9286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7000">
                <text:p>947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29282">
                <text:p>9292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29592">
                <text:p>8295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23435">
                <text:p>8234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28513">
                <text:p>8285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18861">
                <text:p>8188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6388">
                <text:p>9263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3804">
                <text:p>913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98278">
                <text:p>8982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98952">
                <text:p>998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2510">
                <text:p>8525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6768">
                <text:p>8167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6297">
                <text:p>9062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8234">
                <text:p>8382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1482">
                <text:p>8714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7966">
                <text:p>9779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99211">
                <text:p>899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8359">
                <text:p>9583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6436">
                <text:p>9864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0422">
                <text:p>8404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7464">
                <text:p>8374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4433">
                <text:p>8344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9458">
                <text:p>8394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1635">
                <text:p>8516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26484">
                <text:p>9264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6226">
                <text:p>946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2088">
                <text:p>892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68125">
                <text:p>868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2105">
                <text:p>852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4889">
                <text:p>7948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61617">
                <text:p>8616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3597">
                <text:p>8035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8354">
                <text:p>898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9870">
                <text:p>899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1184">
                <text:p>9111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030">
                <text:p>9140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1591">
                <text:p>9115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75795">
                <text:p>8757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2498">
                <text:p>8324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22001">
                <text:p>822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82053">
                <text:p>8820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18854">
                <text:p>9188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1984">
                <text:p>9219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2082">
                <text:p>9720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2997">
                <text:p>9029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9261">
                <text:p>8092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4949">
                <text:p>8049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69974">
                <text:p>8699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403">
                <text:p>8244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6316">
                <text:p>8363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21414">
                <text:p>9214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26327">
                <text:p>9263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41534">
                <text:p>9415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3948">
                <text:p>8839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27622">
                <text:p>8276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7397">
                <text:p>8073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19987">
                <text:p>8199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63999">
                <text:p>8639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44852">
                <text:p>9448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9773">
                <text:p>9997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4280">
                <text:p>9142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7703">
                <text:p>9277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74564">
                <text:p>13745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4841">
                <text:p>15648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13868">
                <text:p>14138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2496">
                <text:p>7824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0494">
                <text:p>8304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5662">
                <text:p>7656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9190">
                <text:p>7591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9236">
                <text:p>7992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19720">
                <text:p>8197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04052">
                <text:p>8040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7103">
                <text:p>8271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0169">
                <text:p>8401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27548">
                <text:p>12275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00883">
                <text:p>13008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87073">
                <text:p>12870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2521">
                <text:p>9525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0668">
                <text:p>9006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9785">
                <text:p>9097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9532">
                <text:p>8895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9030">
                <text:p>8690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58637">
                <text:p>8586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7838">
                <text:p>8078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2556">
                <text:p>8625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29529">
                <text:p>8295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87168">
                <text:p>887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28377">
                <text:p>9283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20548">
                <text:p>9205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5589">
                <text:p>9855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99790">
                <text:p>8997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8545">
                <text:p>9185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1390">
                <text:p>8813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24916">
                <text:p>8249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5701">
                <text:p>8957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0556">
                <text:p>9105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9310">
                <text:p>9993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43531">
                <text:p>9435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10661">
                <text:p>9106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52068">
                <text:p>8520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6050">
                <text:p>8360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62067">
                <text:p>8620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19300">
                <text:p>9193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0571">
                <text:p>9605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4963">
                <text:p>994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66554">
                <text:p>9665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04148">
                <text:p>9041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8230">
                <text:p>8682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2644">
                <text:p>812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11532">
                <text:p>811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16069">
                <text:p>8160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71917">
                <text:p>7719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9228">
                <text:p>8092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81698">
                <text:p>7816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86032">
                <text:p>7860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8141">
                <text:p>7181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4554">
                <text:p>8145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6325">
                <text:p>8163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3808">
                <text:p>8638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4900">
                <text:p>8249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08335">
                <text:p>8083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8885">
                <text:p>7188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1947">
                <text:p>7419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2506">
                <text:p>8225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7085">
                <text:p>7170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3247">
                <text:p>7832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8298">
                <text:p>7082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2569">
                <text:p>7925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6043">
                <text:p>706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1844">
                <text:p>7018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4528">
                <text:p>7645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77643">
                <text:p>7776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0320">
                <text:p>7903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41724">
                <text:p>7417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52318">
                <text:p>752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8680">
                <text:p>7886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72525">
                <text:p>772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21cm" svg:height="8.994cm" xlink:href=".." xlink:type="simple" chart:class="chart:line" chart:style-name="ch1">
        <chart:legend chart:legend-position="end" svg:x="31.058cm" svg:y="4.198cm" style:legend-expansion="high" chart:style-name="ch2"/>
        <chart:plot-area chart:style-name="ch3" table:cell-range-address="Sheet1.D1:Sheet1.D500" svg:x="0.666cm" svg:y="0.179cm" svg:width="29.726cm" svg:height="8.636cm">
          <chartooo:coordinate-region svg:x="2.213cm" svg:y="0.3cm" svg:width="28.17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771">
                <text:p>655771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9895">
                <text:p>689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9376">
                <text:p>829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6577">
                <text:p>736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3467">
                <text:p>733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3868">
                <text:p>733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7725">
                <text:p>747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6345">
                <text:p>766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8581">
                <text:p>778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7758">
                <text:p>747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1886">
                <text:p>731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7942">
                <text:p>727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249">
                <text:p>728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8164">
                <text:p>72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554">
                <text:p>730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268">
                <text:p>730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1395">
                <text:p>771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9845">
                <text:p>729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3932">
                <text:p>733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5117">
                <text:p>735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8178">
                <text:p>728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9562">
                <text:p>729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1483">
                <text:p>73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4698">
                <text:p>774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8625">
                <text:p>728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669">
                <text:p>729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4377">
                <text:p>744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1273">
                <text:p>731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4197">
                <text:p>734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0899">
                <text:p>730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0530">
                <text:p>7305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8329">
                <text:p>778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1152">
                <text:p>781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9879">
                <text:p>769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8139">
                <text:p>728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9885">
                <text:p>779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1206">
                <text:p>771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2253">
                <text:p>732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8999">
                <text:p>728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9321">
                <text:p>769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6654">
                <text:p>726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4271">
                <text:p>7842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7257">
                <text:p>72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8419">
                <text:p>728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2179">
                <text:p>732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1682">
                <text:p>731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0872">
                <text:p>73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1106">
                <text:p>731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6648">
                <text:p>736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3142">
                <text:p>733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2844">
                <text:p>732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4171">
                <text:p>734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0209">
                <text:p>730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1908">
                <text:p>791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7453">
                <text:p>777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9494">
                <text:p>729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3885">
                <text:p>733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6638">
                <text:p>806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0676">
                <text:p>7806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2987">
                <text:p>782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8703">
                <text:p>838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3462">
                <text:p>783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7488">
                <text:p>737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5896">
                <text:p>735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4647">
                <text:p>7346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9344">
                <text:p>729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1457">
                <text:p>731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9230">
                <text:p>8192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8974">
                <text:p>838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5624">
                <text:p>775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7240">
                <text:p>7772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2301">
                <text:p>782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2156">
                <text:p>772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2725">
                <text:p>732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0415">
                <text:p>730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5513">
                <text:p>735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4406">
                <text:p>734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3311">
                <text:p>783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5265">
                <text:p>785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4234">
                <text:p>784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3713">
                <text:p>783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7132">
                <text:p>787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0946">
                <text:p>7409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2459">
                <text:p>732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4295">
                <text:p>7342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2004">
                <text:p>732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8749">
                <text:p>7387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6188">
                <text:p>7761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5747">
                <text:p>7857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9340">
                <text:p>7893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6523">
                <text:p>826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0629">
                <text:p>7806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1361">
                <text:p>731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4673">
                <text:p>734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0715">
                <text:p>730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8433">
                <text:p>728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0527">
                <text:p>7305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3248">
                <text:p>823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2661">
                <text:p>832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3064">
                <text:p>7830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1475">
                <text:p>7814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8998">
                <text:p>828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0204">
                <text:p>730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1800">
                <text:p>7318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0350">
                <text:p>7303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3813">
                <text:p>7338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9158">
                <text:p>729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4129">
                <text:p>8241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7390">
                <text:p>7773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3350">
                <text:p>7733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5526">
                <text:p>775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4998">
                <text:p>774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1326">
                <text:p>7313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8627">
                <text:p>728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865">
                <text:p>7318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1356">
                <text:p>7313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1301">
                <text:p>781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9001">
                <text:p>819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4874">
                <text:p>8348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4738">
                <text:p>784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7745">
                <text:p>7777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0802">
                <text:p>770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7576">
                <text:p>787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2520">
                <text:p>7325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6610">
                <text:p>7266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1913">
                <text:p>7819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3134">
                <text:p>733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7292">
                <text:p>7772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0408">
                <text:p>830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7058">
                <text:p>817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7222">
                <text:p>777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6794">
                <text:p>9367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6542">
                <text:p>12365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7590">
                <text:p>12375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7944">
                <text:p>11479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3827">
                <text:p>863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7174">
                <text:p>8671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3434">
                <text:p>923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2547">
                <text:p>8625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0871">
                <text:p>810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1800">
                <text:p>8118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2140">
                <text:p>8121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0141">
                <text:p>7801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8045">
                <text:p>768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9843">
                <text:p>729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3700">
                <text:p>783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9095">
                <text:p>729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9990">
                <text:p>7299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1914">
                <text:p>7919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2829">
                <text:p>7828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0513">
                <text:p>7805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7356">
                <text:p>7773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2228">
                <text:p>832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6562">
                <text:p>1026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7937">
                <text:p>12379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4951">
                <text:p>1234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92061">
                <text:p>13920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2992">
                <text:p>922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8554">
                <text:p>938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4486">
                <text:p>8644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7349">
                <text:p>867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4517">
                <text:p>794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4424">
                <text:p>7844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2791">
                <text:p>7827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2585">
                <text:p>7825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2545">
                <text:p>842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343">
                <text:p>8693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72989">
                <text:p>8729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799">
                <text:p>8697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1452">
                <text:p>8714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7831">
                <text:p>8078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0831">
                <text:p>8308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8915">
                <text:p>7889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0469">
                <text:p>7804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3253">
                <text:p>7832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8992">
                <text:p>8689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2076">
                <text:p>932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8239">
                <text:p>9182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0321">
                <text:p>9203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5743">
                <text:p>855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9597">
                <text:p>779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7205">
                <text:p>777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7578">
                <text:p>777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1167">
                <text:p>7811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1101">
                <text:p>8711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9827">
                <text:p>9398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3600">
                <text:p>933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2156">
                <text:p>872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0227">
                <text:p>860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2166">
                <text:p>7821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5656">
                <text:p>8356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4082">
                <text:p>7840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1667">
                <text:p>781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6771">
                <text:p>8767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7898">
                <text:p>8778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8455">
                <text:p>868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33802">
                <text:p>933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0207">
                <text:p>8102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3122">
                <text:p>7831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1927">
                <text:p>8319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8954">
                <text:p>7789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78424">
                <text:p>7784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8059">
                <text:p>8580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1171">
                <text:p>901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1916">
                <text:p>8619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1648">
                <text:p>861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8691">
                <text:p>8186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6475">
                <text:p>77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9020">
                <text:p>7790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7651">
                <text:p>7776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39794">
                <text:p>8397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9670">
                <text:p>8996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8066">
                <text:p>9080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11483">
                <text:p>9114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26486">
                <text:p>9264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9592">
                <text:p>819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7815">
                <text:p>7778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1706">
                <text:p>7817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8771">
                <text:p>7887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1368">
                <text:p>8313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13066">
                <text:p>9130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27665">
                <text:p>927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1300">
                <text:p>8613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16986">
                <text:p>9169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6323">
                <text:p>13263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83650">
                <text:p>14836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30381">
                <text:p>15303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52183">
                <text:p>7521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5973">
                <text:p>7259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8542">
                <text:p>7285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7088">
                <text:p>7270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8511">
                <text:p>7285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7842">
                <text:p>7778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8508">
                <text:p>7785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7737">
                <text:p>7777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77387">
                <text:p>7773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1002">
                <text:p>831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36954">
                <text:p>12369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6028">
                <text:p>12360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69073">
                <text:p>12690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34711">
                <text:p>1234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36285">
                <text:p>12362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89030">
                <text:p>10890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4503">
                <text:p>8645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64492">
                <text:p>8644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62618">
                <text:p>862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65371">
                <text:p>8653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9865">
                <text:p>8198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80621">
                <text:p>780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18751">
                <text:p>8187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0275">
                <text:p>810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6800">
                <text:p>7668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4871">
                <text:p>7348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9910">
                <text:p>7299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2212">
                <text:p>7322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7564">
                <text:p>7275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87854">
                <text:p>7878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4148">
                <text:p>7741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32042">
                <text:p>832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7052">
                <text:p>777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76918">
                <text:p>7769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1744">
                <text:p>9317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39265">
                <text:p>12392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48295">
                <text:p>12482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65040">
                <text:p>11650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66387">
                <text:p>8663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20529">
                <text:p>9205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18811">
                <text:p>9188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5600">
                <text:p>8656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7896">
                <text:p>7778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2451">
                <text:p>7824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0821">
                <text:p>8208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5756">
                <text:p>7757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9004">
                <text:p>8490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7634">
                <text:p>9176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4074">
                <text:p>9240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5329">
                <text:p>8653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6189">
                <text:p>8661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0330">
                <text:p>8103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10994">
                <text:p>8109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6701">
                <text:p>7767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8744">
                <text:p>828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2643">
                <text:p>8126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0902">
                <text:p>8709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29911">
                <text:p>9299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65086">
                <text:p>8650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23670">
                <text:p>9236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9312">
                <text:p>8093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9425">
                <text:p>8294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1599">
                <text:p>8215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5313">
                <text:p>8253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3829">
                <text:p>8538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6531">
                <text:p>866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66349">
                <text:p>8663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28373">
                <text:p>9283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6263">
                <text:p>8662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2746">
                <text:p>822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7894">
                <text:p>837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9258">
                <text:p>7792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8353">
                <text:p>8183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7337">
                <text:p>8673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3406">
                <text:p>9234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71555">
                <text:p>8715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25839">
                <text:p>925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14114">
                <text:p>9141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32549">
                <text:p>8325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1922">
                <text:p>7819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8256">
                <text:p>7782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2001">
                <text:p>782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4901">
                <text:p>874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3058">
                <text:p>87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5462">
                <text:p>8654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28842">
                <text:p>9288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6864">
                <text:p>8568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4425">
                <text:p>8344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8345">
                <text:p>7783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6426">
                <text:p>7764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3976">
                <text:p>7739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4595">
                <text:p>8645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6592">
                <text:p>8665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3682">
                <text:p>8636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20258">
                <text:p>9202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1601">
                <text:p>8616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2250">
                <text:p>7822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915">
                <text:p>7789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28142">
                <text:p>8281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9246">
                <text:p>8192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07536">
                <text:p>8075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66834">
                <text:p>8668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1415">
                <text:p>921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68196">
                <text:p>8681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14494">
                <text:p>9144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29742">
                <text:p>8297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9330">
                <text:p>7793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7255">
                <text:p>7772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4785">
                <text:p>8347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0599">
                <text:p>8405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14696">
                <text:p>9146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23014">
                <text:p>923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63608">
                <text:p>8636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60873">
                <text:p>8608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24065">
                <text:p>8240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9333">
                <text:p>779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62">
                <text:p>7780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25724">
                <text:p>8257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4577">
                <text:p>8045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6987">
                <text:p>8669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3419">
                <text:p>9234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20997">
                <text:p>9209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4553">
                <text:p>8645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1678">
                <text:p>7816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76471">
                <text:p>7764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24797">
                <text:p>824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76803">
                <text:p>7768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4205">
                <text:p>7942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3716">
                <text:p>8637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24477">
                <text:p>9244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64628">
                <text:p>8646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68488">
                <text:p>8684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6976">
                <text:p>7969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5465">
                <text:p>7854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2500">
                <text:p>8325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625">
                <text:p>784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91637">
                <text:p>7916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4277">
                <text:p>8742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35016">
                <text:p>9350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39004">
                <text:p>9390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76194">
                <text:p>8761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3860">
                <text:p>8438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4929">
                <text:p>7849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8058">
                <text:p>7880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999">
                <text:p>788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90869">
                <text:p>7908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3229">
                <text:p>8732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69092">
                <text:p>8690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62877">
                <text:p>8628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5335">
                <text:p>9253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4194">
                <text:p>7941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1218">
                <text:p>7812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83170">
                <text:p>7831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84653">
                <text:p>7846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6551">
                <text:p>7865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67284">
                <text:p>8672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70635">
                <text:p>8706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8327">
                <text:p>8783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1190">
                <text:p>8711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8507">
                <text:p>8685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2155">
                <text:p>7821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1549">
                <text:p>7815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712">
                <text:p>7807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6881">
                <text:p>7868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5369">
                <text:p>8553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28457">
                <text:p>9284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68745">
                <text:p>8687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28516">
                <text:p>9285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68754">
                <text:p>8687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7258">
                <text:p>817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9685">
                <text:p>7796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80432">
                <text:p>7804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4014">
                <text:p>7940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1448">
                <text:p>851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5454">
                <text:p>9254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69150">
                <text:p>8691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3377">
                <text:p>8733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9824">
                <text:p>829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82145">
                <text:p>7821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86317">
                <text:p>7863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1442">
                <text:p>7814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83357">
                <text:p>7833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8080">
                <text:p>8380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26781">
                <text:p>9267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64914">
                <text:p>8649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25518">
                <text:p>9255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5179">
                <text:p>8351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8894">
                <text:p>8288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5404">
                <text:p>8054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10858">
                <text:p>8108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1241">
                <text:p>8412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6230">
                <text:p>8462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3152">
                <text:p>9131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2596">
                <text:p>9225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68759">
                <text:p>8687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29996">
                <text:p>8299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4675">
                <text:p>7846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3603">
                <text:p>7836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86673">
                <text:p>7866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7579">
                <text:p>7875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6108">
                <text:p>8861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8087">
                <text:p>9380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2174">
                <text:p>8721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6379">
                <text:p>9263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4980">
                <text:p>8349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7772">
                <text:p>8377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4252">
                <text:p>7842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2324">
                <text:p>8423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2617">
                <text:p>8226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14853">
                <text:p>914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3470">
                <text:p>8734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2306">
                <text:p>8723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3305">
                <text:p>8733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29007">
                <text:p>8290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43982">
                <text:p>8439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24323">
                <text:p>8243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8100">
                <text:p>778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7286">
                <text:p>7772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1097">
                <text:p>901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4785">
                <text:p>9047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1809">
                <text:p>8618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9932">
                <text:p>9299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94718">
                <text:p>11947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4210">
                <text:p>15842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8270">
                <text:p>14882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9297">
                <text:p>7692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33445">
                <text:p>733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31877">
                <text:p>7318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32270">
                <text:p>7322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5916">
                <text:p>7359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8399">
                <text:p>8283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21370">
                <text:p>8213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29382">
                <text:p>8293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1420">
                <text:p>781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9957">
                <text:p>8799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8045">
                <text:p>1238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38599">
                <text:p>12385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99755">
                <text:p>11997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429">
                <text:p>9324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64626">
                <text:p>8646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24695">
                <text:p>9246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64849">
                <text:p>8648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3041">
                <text:p>8230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86706">
                <text:p>7867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27930">
                <text:p>8279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2078">
                <text:p>8320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1995">
                <text:p>8519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72477">
                <text:p>8724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23731">
                <text:p>9237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22166">
                <text:p>9221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2861">
                <text:p>8828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0371">
                <text:p>8303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5955">
                <text:p>8559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0631">
                <text:p>8606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1059">
                <text:p>831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24452">
                <text:p>9244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70185">
                <text:p>8701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9914">
                <text:p>8699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40311">
                <text:p>940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5068">
                <text:p>8450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2779">
                <text:p>7827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2353">
                <text:p>7823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5439">
                <text:p>7854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0968">
                <text:p>7809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23544">
                <text:p>8235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72474">
                <text:p>8724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18020">
                <text:p>9180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9045">
                <text:p>8690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11541">
                <text:p>9115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4404">
                <text:p>7944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5117">
                <text:p>8351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2299">
                <text:p>7822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83151">
                <text:p>783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